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9mm"/>
    </style:style>
    <style:style style:name="co2" style:family="table-column">
      <style:table-column-properties fo:break-before="auto" style:column-width="19.6mm"/>
    </style:style>
    <style:style style:name="co3" style:family="table-column">
      <style:table-column-properties fo:break-before="auto" style:column-width="27.59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22.05mm"/>
    </style:style>
    <style:style style:name="co6" style:family="table-column">
      <style:table-column-properties fo:break-before="auto" style:column-width="41.1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6.9mm"/>
    </style:style>
    <style:style style:name="co9" style:family="table-column">
      <style:table-column-properties fo:break-before="auto" style:column-width="32mm"/>
    </style:style>
    <style:style style:name="co10" style:family="table-column">
      <style:table-column-properties fo:break-before="auto" style:column-width="81.02mm"/>
    </style:style>
    <style:style style:name="co11" style:family="table-column">
      <style:table-column-properties fo:break-before="auto" style:column-width="34.4mm"/>
    </style:style>
    <style:style style:name="co12" style:family="table-column">
      <style:table-column-properties fo:break-before="auto" style:column-width="203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d58a"/>
    </style:style>
    <style:style style:name="ce3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i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in/ou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bus coi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ut</text:p>
          </table:table-cell>
          <table:table-cell table:style-name="Default" office:value-type="string" calcext:value-type="string">
            <text:p>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1</text:p>
          </table:table-cell>
          <table:table-cell office:value-type="string" calcext:value-type="string">
            <text:p>Warehouse Out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arehouse Ou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18" calcext:value-type="float">
            <text:p>18</text:p>
          </table:table-cell>
          <table:table-cell table:formula="of:=COM.MICROSOFT.CONCAT(&quot;zUp&quot;;[.B3])" office:value-type="string" office:string-value="zUpSaT3" calcext:value-type="string">
            <text:p>zUpSaT3</text:p>
          </table:table-cell>
          <table:table-cell table:formula="of:=COM.MICROSOFT.CONCAT(&quot;%QX0.0.1.&quot;;[.G3])" office:value-type="string" office:string-value="%QX0.0.1.18" calcext:value-type="string">
            <text:p>%QX0.0.1.18</text:p>
          </table:table-cell>
          <table:table-cell table:formula="of:=COM.MICROSOFT.CONCAT(&quot;&lt;variable name=&quot;&quot;&quot;;[.H3];&quot;&quot;&quot;&quot;;&quot; address=&quot;&quot;&quot;;[.I3];&quot;&quot;&quot;&quot;;&quot;&gt;&lt;type&gt;                 &lt;BOOL/&gt;               &lt;/type&gt; &lt;/variable&gt;&quot;)" office:value-type="string" office:string-value="&lt;variable name=&quot;zUpSaT3&quot; address=&quot;%QX0.0.1.18&quot;&gt;&lt;type&gt;                 &lt;BOOL/&gt;               &lt;/type&gt; &lt;/variable&gt;" calcext:value-type="string">
            <text:p>&lt;variable name="zUpSaT3" address="%QX0.0.1.18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29" calcext:value-type="float">
            <text:p>29</text:p>
          </table:table-cell>
          <table:table-cell table:formula="of:=COM.MICROSOFT.CONCAT(&quot;zUp&quot;;[.B4])" office:value-type="string" office:string-value="zUpSaT5" calcext:value-type="string">
            <text:p>zUpSaT5</text:p>
          </table:table-cell>
          <table:table-cell table:formula="of:=COM.MICROSOFT.CONCAT(&quot;%QX0.0.1.&quot;;[.G4])" office:value-type="string" office:string-value="%QX0.0.1.29" calcext:value-type="string">
            <text:p>%QX0.0.1.29</text:p>
          </table:table-cell>
          <table:table-cell table:formula="of:=COM.MICROSOFT.CONCAT(&quot;&lt;variable name=&quot;&quot;&quot;;[.H4];&quot;&quot;&quot;&quot;;&quot; address=&quot;&quot;&quot;;[.I4];&quot;&quot;&quot;&quot;;&quot;&gt;&lt;type&gt;                 &lt;BOOL/&gt;               &lt;/type&gt; &lt;/variable&gt;&quot;)" office:value-type="string" office:string-value="&lt;variable name=&quot;zUpSaT5&quot; address=&quot;%QX0.0.1.29&quot;&gt;&lt;type&gt;                 &lt;BOOL/&gt;               &lt;/type&gt; &lt;/variable&gt;" calcext:value-type="string">
            <text:p>&lt;variable name="zUpSaT5" address="%QX0.0.1.29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50" calcext:value-type="float">
            <text:p>50</text:p>
          </table:table-cell>
          <table:table-cell table:formula="of:=COM.MICROSOFT.CONCAT(&quot;zUp&quot;;[.B5])" office:value-type="string" office:string-value="zUpSbT3" calcext:value-type="string">
            <text:p>zUpSbT3</text:p>
          </table:table-cell>
          <table:table-cell table:formula="of:=COM.MICROSOFT.CONCAT(&quot;%QX0.0.1.&quot;;[.G5])" office:value-type="string" office:string-value="%QX0.0.1.50" calcext:value-type="string">
            <text:p>%QX0.0.1.50</text:p>
          </table:table-cell>
          <table:table-cell table:formula="of:=COM.MICROSOFT.CONCAT(&quot;&lt;variable name=&quot;&quot;&quot;;[.H5];&quot;&quot;&quot;&quot;;&quot; address=&quot;&quot;&quot;;[.I5];&quot;&quot;&quot;&quot;;&quot;&gt;&lt;type&gt;                 &lt;BOOL/&gt;               &lt;/type&gt; &lt;/variable&gt;&quot;)" office:value-type="string" office:string-value="&lt;variable name=&quot;zUpSbT3&quot; address=&quot;%QX0.0.1.50&quot;&gt;&lt;type&gt;                 &lt;BOOL/&gt;               &lt;/type&gt; &lt;/variable&gt;" calcext:value-type="string">
            <text:p>&lt;variable name="zUpSbT3" address="%QX0.0.1.50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61" calcext:value-type="float">
            <text:p>61</text:p>
          </table:table-cell>
          <table:table-cell table:formula="of:=COM.MICROSOFT.CONCAT(&quot;zUp&quot;;[.B6])" office:value-type="string" office:string-value="zUpSbT5" calcext:value-type="string">
            <text:p>zUpSbT5</text:p>
          </table:table-cell>
          <table:table-cell table:formula="of:=COM.MICROSOFT.CONCAT(&quot;%QX0.0.1.&quot;;[.G6])" office:value-type="string" office:string-value="%QX0.0.1.61" calcext:value-type="string">
            <text:p>%QX0.0.1.61</text:p>
          </table:table-cell>
          <table:table-cell table:formula="of:=COM.MICROSOFT.CONCAT(&quot;&lt;variable name=&quot;&quot;&quot;;[.H6];&quot;&quot;&quot;&quot;;&quot; address=&quot;&quot;&quot;;[.I6];&quot;&quot;&quot;&quot;;&quot;&gt;&lt;type&gt;                 &lt;BOOL/&gt;               &lt;/type&gt; &lt;/variable&gt;&quot;)" office:value-type="string" office:string-value="&lt;variable name=&quot;zUpSbT5&quot; address=&quot;%QX0.0.1.61&quot;&gt;&lt;type&gt;                 &lt;BOOL/&gt;               &lt;/type&gt; &lt;/variable&gt;" calcext:value-type="string">
            <text:p>&lt;variable name="zUpSbT5" address="%QX0.0.1.6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82" calcext:value-type="float">
            <text:p>82</text:p>
          </table:table-cell>
          <table:table-cell table:formula="of:=COM.MICROSOFT.CONCAT(&quot;zUp&quot;;[.B7])" office:value-type="string" office:string-value="zUpScT3" calcext:value-type="string">
            <text:p>zUpScT3</text:p>
          </table:table-cell>
          <table:table-cell table:formula="of:=COM.MICROSOFT.CONCAT(&quot;%QX0.0.1.&quot;;[.G7])" office:value-type="string" office:string-value="%QX0.0.1.82" calcext:value-type="string">
            <text:p>%QX0.0.1.82</text:p>
          </table:table-cell>
          <table:table-cell table:formula="of:=COM.MICROSOFT.CONCAT(&quot;&lt;variable name=&quot;&quot;&quot;;[.H7];&quot;&quot;&quot;&quot;;&quot; address=&quot;&quot;&quot;;[.I7];&quot;&quot;&quot;&quot;;&quot;&gt;&lt;type&gt;                 &lt;BOOL/&gt;               &lt;/type&gt; &lt;/variable&gt;&quot;)" office:value-type="string" office:string-value="&lt;variable name=&quot;zUpScT3&quot; address=&quot;%QX0.0.1.82&quot;&gt;&lt;type&gt;                 &lt;BOOL/&gt;               &lt;/type&gt; &lt;/variable&gt;" calcext:value-type="string">
            <text:p>&lt;variable name="zUpScT3" address="%QX0.0.1.82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93" calcext:value-type="float">
            <text:p>93</text:p>
          </table:table-cell>
          <table:table-cell table:formula="of:=COM.MICROSOFT.CONCAT(&quot;zUp&quot;;[.B8])" office:value-type="string" office:string-value="zUpScT5" calcext:value-type="string">
            <text:p>zUpScT5</text:p>
          </table:table-cell>
          <table:table-cell table:formula="of:=COM.MICROSOFT.CONCAT(&quot;%QX0.0.1.&quot;;[.G8])" office:value-type="string" office:string-value="%QX0.0.1.93" calcext:value-type="string">
            <text:p>%QX0.0.1.93</text:p>
          </table:table-cell>
          <table:table-cell table:formula="of:=COM.MICROSOFT.CONCAT(&quot;&lt;variable name=&quot;&quot;&quot;;[.H8];&quot;&quot;&quot;&quot;;&quot; address=&quot;&quot;&quot;;[.I8];&quot;&quot;&quot;&quot;;&quot;&gt;&lt;type&gt;                 &lt;BOOL/&gt;               &lt;/type&gt; &lt;/variable&gt;&quot;)" office:value-type="string" office:string-value="&lt;variable name=&quot;zUpScT5&quot; address=&quot;%QX0.0.1.93&quot;&gt;&lt;type&gt;                 &lt;BOOL/&gt;               &lt;/type&gt; &lt;/variable&gt;" calcext:value-type="string">
            <text:p>&lt;variable name="zUpScT5" address="%QX0.0.1.93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19" calcext:value-type="float">
            <text:p>19</text:p>
          </table:table-cell>
          <table:table-cell table:formula="of:=COM.MICROSOFT.CONCAT(&quot;zDown&quot;;[.B9])" office:value-type="string" office:string-value="zDownSaT3" calcext:value-type="string">
            <text:p>zDownSaT3</text:p>
          </table:table-cell>
          <table:table-cell table:formula="of:=COM.MICROSOFT.CONCAT(&quot;%QX0.0.1.&quot;;[.G9])" office:value-type="string" office:string-value="%QX0.0.1.19" calcext:value-type="string">
            <text:p>%QX0.0.1.19</text:p>
          </table:table-cell>
          <table:table-cell table:formula="of:=COM.MICROSOFT.CONCAT(&quot;&lt;variable name=&quot;&quot;&quot;;[.H9];&quot;&quot;&quot;&quot;;&quot; address=&quot;&quot;&quot;;[.I9];&quot;&quot;&quot;&quot;;&quot;&gt;&lt;type&gt;                 &lt;BOOL/&gt;               &lt;/type&gt; &lt;/variable&gt;&quot;)" office:value-type="string" office:string-value="&lt;variable name=&quot;zDownSaT3&quot; address=&quot;%QX0.0.1.19&quot;&gt;&lt;type&gt;                 &lt;BOOL/&gt;               &lt;/type&gt; &lt;/variable&gt;" calcext:value-type="string">
            <text:p>&lt;variable name="zDownSaT3" address="%QX0.0.1.19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30" calcext:value-type="float">
            <text:p>30</text:p>
          </table:table-cell>
          <table:table-cell table:formula="of:=COM.MICROSOFT.CONCAT(&quot;zDown&quot;;[.B10])" office:value-type="string" office:string-value="zDownSaT5" calcext:value-type="string">
            <text:p>zDownSaT5</text:p>
          </table:table-cell>
          <table:table-cell table:formula="of:=COM.MICROSOFT.CONCAT(&quot;%QX0.0.1.&quot;;[.G10])" office:value-type="string" office:string-value="%QX0.0.1.30" calcext:value-type="string">
            <text:p>%QX0.0.1.30</text:p>
          </table:table-cell>
          <table:table-cell table:formula="of:=COM.MICROSOFT.CONCAT(&quot;&lt;variable name=&quot;&quot;&quot;;[.H10];&quot;&quot;&quot;&quot;;&quot; address=&quot;&quot;&quot;;[.I10];&quot;&quot;&quot;&quot;;&quot;&gt;&lt;type&gt;                 &lt;BOOL/&gt;               &lt;/type&gt; &lt;/variable&gt;&quot;)" office:value-type="string" office:string-value="&lt;variable name=&quot;zDownSaT5&quot; address=&quot;%QX0.0.1.30&quot;&gt;&lt;type&gt;                 &lt;BOOL/&gt;               &lt;/type&gt; &lt;/variable&gt;" calcext:value-type="string">
            <text:p>&lt;variable name="zDownSaT5" address="%QX0.0.1.30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51" calcext:value-type="float">
            <text:p>51</text:p>
          </table:table-cell>
          <table:table-cell table:formula="of:=COM.MICROSOFT.CONCAT(&quot;zDown&quot;;[.B11])" office:value-type="string" office:string-value="zDownSbT3" calcext:value-type="string">
            <text:p>zDownSbT3</text:p>
          </table:table-cell>
          <table:table-cell table:formula="of:=COM.MICROSOFT.CONCAT(&quot;%QX0.0.1.&quot;;[.G11])" office:value-type="string" office:string-value="%QX0.0.1.51" calcext:value-type="string">
            <text:p>%QX0.0.1.51</text:p>
          </table:table-cell>
          <table:table-cell table:formula="of:=COM.MICROSOFT.CONCAT(&quot;&lt;variable name=&quot;&quot;&quot;;[.H11];&quot;&quot;&quot;&quot;;&quot; address=&quot;&quot;&quot;;[.I11];&quot;&quot;&quot;&quot;;&quot;&gt;&lt;type&gt;                 &lt;BOOL/&gt;               &lt;/type&gt; &lt;/variable&gt;&quot;)" office:value-type="string" office:string-value="&lt;variable name=&quot;zDownSbT3&quot; address=&quot;%QX0.0.1.51&quot;&gt;&lt;type&gt;                 &lt;BOOL/&gt;               &lt;/type&gt; &lt;/variable&gt;" calcext:value-type="string">
            <text:p>&lt;variable name="zDownSbT3" address="%QX0.0.1.5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62" calcext:value-type="float">
            <text:p>62</text:p>
          </table:table-cell>
          <table:table-cell table:formula="of:=COM.MICROSOFT.CONCAT(&quot;zDown&quot;;[.B12])" office:value-type="string" office:string-value="zDownSbT5" calcext:value-type="string">
            <text:p>zDownSbT5</text:p>
          </table:table-cell>
          <table:table-cell table:formula="of:=COM.MICROSOFT.CONCAT(&quot;%QX0.0.1.&quot;;[.G12])" office:value-type="string" office:string-value="%QX0.0.1.62" calcext:value-type="string">
            <text:p>%QX0.0.1.62</text:p>
          </table:table-cell>
          <table:table-cell table:formula="of:=COM.MICROSOFT.CONCAT(&quot;&lt;variable name=&quot;&quot;&quot;;[.H12];&quot;&quot;&quot;&quot;;&quot; address=&quot;&quot;&quot;;[.I12];&quot;&quot;&quot;&quot;;&quot;&gt;&lt;type&gt;                 &lt;BOOL/&gt;               &lt;/type&gt; &lt;/variable&gt;&quot;)" office:value-type="string" office:string-value="&lt;variable name=&quot;zDownSbT5&quot; address=&quot;%QX0.0.1.62&quot;&gt;&lt;type&gt;                 &lt;BOOL/&gt;               &lt;/type&gt; &lt;/variable&gt;" calcext:value-type="string">
            <text:p>&lt;variable name="zDownSbT5" address="%QX0.0.1.62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83" calcext:value-type="float">
            <text:p>83</text:p>
          </table:table-cell>
          <table:table-cell table:formula="of:=COM.MICROSOFT.CONCAT(&quot;zDown&quot;;[.B13])" office:value-type="string" office:string-value="zDownScT3" calcext:value-type="string">
            <text:p>zDownScT3</text:p>
          </table:table-cell>
          <table:table-cell table:formula="of:=COM.MICROSOFT.CONCAT(&quot;%QX0.0.1.&quot;;[.G13])" office:value-type="string" office:string-value="%QX0.0.1.83" calcext:value-type="string">
            <text:p>%QX0.0.1.83</text:p>
          </table:table-cell>
          <table:table-cell table:formula="of:=COM.MICROSOFT.CONCAT(&quot;&lt;variable name=&quot;&quot;&quot;;[.H13];&quot;&quot;&quot;&quot;;&quot; address=&quot;&quot;&quot;;[.I13];&quot;&quot;&quot;&quot;;&quot;&gt;&lt;type&gt;                 &lt;BOOL/&gt;               &lt;/type&gt; &lt;/variable&gt;&quot;)" office:value-type="string" office:string-value="&lt;variable name=&quot;zDownScT3&quot; address=&quot;%QX0.0.1.83&quot;&gt;&lt;type&gt;                 &lt;BOOL/&gt;               &lt;/type&gt; &lt;/variable&gt;" calcext:value-type="string">
            <text:p>&lt;variable name="zDownScT3" address="%QX0.0.1.83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94" calcext:value-type="float">
            <text:p>94</text:p>
          </table:table-cell>
          <table:table-cell table:formula="of:=COM.MICROSOFT.CONCAT(&quot;zDown&quot;;[.B14])" office:value-type="string" office:string-value="zDownScT5" calcext:value-type="string">
            <text:p>zDownScT5</text:p>
          </table:table-cell>
          <table:table-cell table:formula="of:=COM.MICROSOFT.CONCAT(&quot;%QX0.0.1.&quot;;[.G14])" office:value-type="string" office:string-value="%QX0.0.1.94" calcext:value-type="string">
            <text:p>%QX0.0.1.94</text:p>
          </table:table-cell>
          <table:table-cell table:formula="of:=COM.MICROSOFT.CONCAT(&quot;&lt;variable name=&quot;&quot;&quot;;[.H14];&quot;&quot;&quot;&quot;;&quot; address=&quot;&quot;&quot;;[.I14];&quot;&quot;&quot;&quot;;&quot;&gt;&lt;type&gt;                 &lt;BOOL/&gt;               &lt;/type&gt; &lt;/variable&gt;&quot;)" office:value-type="string" office:string-value="&lt;variable name=&quot;zDownScT5&quot; address=&quot;%QX0.0.1.94&quot;&gt;&lt;type&gt;                 &lt;BOOL/&gt;               &lt;/type&gt; &lt;/variable&gt;" calcext:value-type="string">
            <text:p>&lt;variable name="zDownScT5" address="%QX0.0.1.94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17" calcext:value-type="float">
            <text:p>17</text:p>
          </table:table-cell>
          <table:table-cell table:formula="of:=COM.MICROSOFT.CONCAT(&quot;xLeft&quot;;[.B15])" office:value-type="string" office:string-value="xLeftSaT3" calcext:value-type="string">
            <text:p>xLeftSaT3</text:p>
          </table:table-cell>
          <table:table-cell table:formula="of:=COM.MICROSOFT.CONCAT(&quot;%QX0.0.1.&quot;;[.G15])" office:value-type="string" office:string-value="%QX0.0.1.17" calcext:value-type="string">
            <text:p>%QX0.0.1.17</text:p>
          </table:table-cell>
          <table:table-cell table:formula="of:=COM.MICROSOFT.CONCAT(&quot;&lt;variable name=&quot;&quot;&quot;;[.H15];&quot;&quot;&quot;&quot;;&quot; address=&quot;&quot;&quot;;[.I15];&quot;&quot;&quot;&quot;;&quot;&gt;&lt;type&gt;                 &lt;BOOL/&gt;               &lt;/type&gt; &lt;/variable&gt;&quot;)" office:value-type="string" office:string-value="&lt;variable name=&quot;xLeftSaT3&quot; address=&quot;%QX0.0.1.17&quot;&gt;&lt;type&gt;                 &lt;BOOL/&gt;               &lt;/type&gt; &lt;/variable&gt;" calcext:value-type="string">
            <text:p>&lt;variable name="xLeftSaT3" address="%QX0.0.1.17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28" calcext:value-type="float">
            <text:p>28</text:p>
          </table:table-cell>
          <table:table-cell table:formula="of:=COM.MICROSOFT.CONCAT(&quot;xLeft&quot;;[.B16])" office:value-type="string" office:string-value="xLeftSaT5" calcext:value-type="string">
            <text:p>xLeftSaT5</text:p>
          </table:table-cell>
          <table:table-cell table:formula="of:=COM.MICROSOFT.CONCAT(&quot;%QX0.0.1.&quot;;[.G16])" office:value-type="string" office:string-value="%QX0.0.1.28" calcext:value-type="string">
            <text:p>%QX0.0.1.28</text:p>
          </table:table-cell>
          <table:table-cell table:formula="of:=COM.MICROSOFT.CONCAT(&quot;&lt;variable name=&quot;&quot;&quot;;[.H16];&quot;&quot;&quot;&quot;;&quot; address=&quot;&quot;&quot;;[.I16];&quot;&quot;&quot;&quot;;&quot;&gt;&lt;type&gt;                 &lt;BOOL/&gt;               &lt;/type&gt; &lt;/variable&gt;&quot;)" office:value-type="string" office:string-value="&lt;variable name=&quot;xLeftSaT5&quot; address=&quot;%QX0.0.1.28&quot;&gt;&lt;type&gt;                 &lt;BOOL/&gt;               &lt;/type&gt; &lt;/variable&gt;" calcext:value-type="string">
            <text:p>&lt;variable name="xLeftSaT5" address="%QX0.0.1.28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49" calcext:value-type="float">
            <text:p>49</text:p>
          </table:table-cell>
          <table:table-cell table:formula="of:=COM.MICROSOFT.CONCAT(&quot;xLeft&quot;;[.B17])" office:value-type="string" office:string-value="xLeftSbT3" calcext:value-type="string">
            <text:p>xLeftSbT3</text:p>
          </table:table-cell>
          <table:table-cell table:formula="of:=COM.MICROSOFT.CONCAT(&quot;%QX0.0.1.&quot;;[.G17])" office:value-type="string" office:string-value="%QX0.0.1.49" calcext:value-type="string">
            <text:p>%QX0.0.1.49</text:p>
          </table:table-cell>
          <table:table-cell table:formula="of:=COM.MICROSOFT.CONCAT(&quot;&lt;variable name=&quot;&quot;&quot;;[.H17];&quot;&quot;&quot;&quot;;&quot; address=&quot;&quot;&quot;;[.I17];&quot;&quot;&quot;&quot;;&quot;&gt;&lt;type&gt;                 &lt;BOOL/&gt;               &lt;/type&gt; &lt;/variable&gt;&quot;)" office:value-type="string" office:string-value="&lt;variable name=&quot;xLeftSbT3&quot; address=&quot;%QX0.0.1.49&quot;&gt;&lt;type&gt;                 &lt;BOOL/&gt;               &lt;/type&gt; &lt;/variable&gt;" calcext:value-type="string">
            <text:p>&lt;variable name="xLeftSbT3" address="%QX0.0.1.49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60" calcext:value-type="float">
            <text:p>60</text:p>
          </table:table-cell>
          <table:table-cell table:formula="of:=COM.MICROSOFT.CONCAT(&quot;xLeft&quot;;[.B18])" office:value-type="string" office:string-value="xLeftSbT5" calcext:value-type="string">
            <text:p>xLeftSbT5</text:p>
          </table:table-cell>
          <table:table-cell table:formula="of:=COM.MICROSOFT.CONCAT(&quot;%QX0.0.1.&quot;;[.G18])" office:value-type="string" office:string-value="%QX0.0.1.60" calcext:value-type="string">
            <text:p>%QX0.0.1.60</text:p>
          </table:table-cell>
          <table:table-cell table:formula="of:=COM.MICROSOFT.CONCAT(&quot;&lt;variable name=&quot;&quot;&quot;;[.H18];&quot;&quot;&quot;&quot;;&quot; address=&quot;&quot;&quot;;[.I18];&quot;&quot;&quot;&quot;;&quot;&gt;&lt;type&gt;                 &lt;BOOL/&gt;               &lt;/type&gt; &lt;/variable&gt;&quot;)" office:value-type="string" office:string-value="&lt;variable name=&quot;xLeftSbT5&quot; address=&quot;%QX0.0.1.60&quot;&gt;&lt;type&gt;                 &lt;BOOL/&gt;               &lt;/type&gt; &lt;/variable&gt;" calcext:value-type="string">
            <text:p>&lt;variable name="xLeftSbT5" address="%QX0.0.1.60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81" calcext:value-type="float">
            <text:p>81</text:p>
          </table:table-cell>
          <table:table-cell table:formula="of:=COM.MICROSOFT.CONCAT(&quot;xLeft&quot;;[.B19])" office:value-type="string" office:string-value="xLeftScT3" calcext:value-type="string">
            <text:p>xLeftScT3</text:p>
          </table:table-cell>
          <table:table-cell table:formula="of:=COM.MICROSOFT.CONCAT(&quot;%QX0.0.1.&quot;;[.G19])" office:value-type="string" office:string-value="%QX0.0.1.81" calcext:value-type="string">
            <text:p>%QX0.0.1.81</text:p>
          </table:table-cell>
          <table:table-cell table:formula="of:=COM.MICROSOFT.CONCAT(&quot;&lt;variable name=&quot;&quot;&quot;;[.H19];&quot;&quot;&quot;&quot;;&quot; address=&quot;&quot;&quot;;[.I19];&quot;&quot;&quot;&quot;;&quot;&gt;&lt;type&gt;                 &lt;BOOL/&gt;               &lt;/type&gt; &lt;/variable&gt;&quot;)" office:value-type="string" office:string-value="&lt;variable name=&quot;xLeftScT3&quot; address=&quot;%QX0.0.1.81&quot;&gt;&lt;type&gt;                 &lt;BOOL/&gt;               &lt;/type&gt; &lt;/variable&gt;" calcext:value-type="string">
            <text:p>&lt;variable name="xLeftScT3" address="%QX0.0.1.8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92" calcext:value-type="float">
            <text:p>92</text:p>
          </table:table-cell>
          <table:table-cell table:formula="of:=COM.MICROSOFT.CONCAT(&quot;xLeft&quot;;[.B20])" office:value-type="string" office:string-value="xLeftScT5" calcext:value-type="string">
            <text:p>xLeftScT5</text:p>
          </table:table-cell>
          <table:table-cell table:formula="of:=COM.MICROSOFT.CONCAT(&quot;%QX0.0.1.&quot;;[.G20])" office:value-type="string" office:string-value="%QX0.0.1.92" calcext:value-type="string">
            <text:p>%QX0.0.1.92</text:p>
          </table:table-cell>
          <table:table-cell table:formula="of:=COM.MICROSOFT.CONCAT(&quot;&lt;variable name=&quot;&quot;&quot;;[.H20];&quot;&quot;&quot;&quot;;&quot; address=&quot;&quot;&quot;;[.I20];&quot;&quot;&quot;&quot;;&quot;&gt;&lt;type&gt;                 &lt;BOOL/&gt;               &lt;/type&gt; &lt;/variable&gt;&quot;)" office:value-type="string" office:string-value="&lt;variable name=&quot;xLeftScT5&quot; address=&quot;%QX0.0.1.92&quot;&gt;&lt;type&gt;                 &lt;BOOL/&gt;               &lt;/type&gt; &lt;/variable&gt;" calcext:value-type="string">
            <text:p>&lt;variable name="xLeftScT5" address="%QX0.0.1.92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16" calcext:value-type="float">
            <text:p>16</text:p>
          </table:table-cell>
          <table:table-cell table:formula="of:=COM.MICROSOFT.CONCAT(&quot;xRight&quot;;[.B21])" office:value-type="string" office:string-value="xRightSaT3" calcext:value-type="string">
            <text:p>xRightSaT3</text:p>
          </table:table-cell>
          <table:table-cell table:formula="of:=COM.MICROSOFT.CONCAT(&quot;%QX0.0.1.&quot;;[.G21])" office:value-type="string" office:string-value="%QX0.0.1.16" calcext:value-type="string">
            <text:p>%QX0.0.1.16</text:p>
          </table:table-cell>
          <table:table-cell table:formula="of:=COM.MICROSOFT.CONCAT(&quot;&lt;variable name=&quot;&quot;&quot;;[.H21];&quot;&quot;&quot;&quot;;&quot; address=&quot;&quot;&quot;;[.I21];&quot;&quot;&quot;&quot;;&quot;&gt;&lt;type&gt;                 &lt;BOOL/&gt;               &lt;/type&gt; &lt;/variable&gt;&quot;)" office:value-type="string" office:string-value="&lt;variable name=&quot;xRightSaT3&quot; address=&quot;%QX0.0.1.16&quot;&gt;&lt;type&gt;                 &lt;BOOL/&gt;               &lt;/type&gt; &lt;/variable&gt;" calcext:value-type="string">
            <text:p>&lt;variable name="xRightSaT3" address="%QX0.0.1.16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27" calcext:value-type="float">
            <text:p>27</text:p>
          </table:table-cell>
          <table:table-cell table:formula="of:=COM.MICROSOFT.CONCAT(&quot;xRight&quot;;[.B22])" office:value-type="string" office:string-value="xRightSaT5" calcext:value-type="string">
            <text:p>xRightSaT5</text:p>
          </table:table-cell>
          <table:table-cell table:formula="of:=COM.MICROSOFT.CONCAT(&quot;%QX0.0.1.&quot;;[.G22])" office:value-type="string" office:string-value="%QX0.0.1.27" calcext:value-type="string">
            <text:p>%QX0.0.1.27</text:p>
          </table:table-cell>
          <table:table-cell table:formula="of:=COM.MICROSOFT.CONCAT(&quot;&lt;variable name=&quot;&quot;&quot;;[.H22];&quot;&quot;&quot;&quot;;&quot; address=&quot;&quot;&quot;;[.I22];&quot;&quot;&quot;&quot;;&quot;&gt;&lt;type&gt;                 &lt;BOOL/&gt;               &lt;/type&gt; &lt;/variable&gt;&quot;)" office:value-type="string" office:string-value="&lt;variable name=&quot;xRightSaT5&quot; address=&quot;%QX0.0.1.27&quot;&gt;&lt;type&gt;                 &lt;BOOL/&gt;               &lt;/type&gt; &lt;/variable&gt;" calcext:value-type="string">
            <text:p>&lt;variable name="xRightSaT5" address="%QX0.0.1.27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48" calcext:value-type="float">
            <text:p>48</text:p>
          </table:table-cell>
          <table:table-cell table:formula="of:=COM.MICROSOFT.CONCAT(&quot;xRight&quot;;[.B23])" office:value-type="string" office:string-value="xRightSbT3" calcext:value-type="string">
            <text:p>xRightSbT3</text:p>
          </table:table-cell>
          <table:table-cell table:formula="of:=COM.MICROSOFT.CONCAT(&quot;%QX0.0.1.&quot;;[.G23])" office:value-type="string" office:string-value="%QX0.0.1.48" calcext:value-type="string">
            <text:p>%QX0.0.1.48</text:p>
          </table:table-cell>
          <table:table-cell table:formula="of:=COM.MICROSOFT.CONCAT(&quot;&lt;variable name=&quot;&quot;&quot;;[.H23];&quot;&quot;&quot;&quot;;&quot; address=&quot;&quot;&quot;;[.I23];&quot;&quot;&quot;&quot;;&quot;&gt;&lt;type&gt;                 &lt;BOOL/&gt;               &lt;/type&gt; &lt;/variable&gt;&quot;)" office:value-type="string" office:string-value="&lt;variable name=&quot;xRightSbT3&quot; address=&quot;%QX0.0.1.48&quot;&gt;&lt;type&gt;                 &lt;BOOL/&gt;               &lt;/type&gt; &lt;/variable&gt;" calcext:value-type="string">
            <text:p>&lt;variable name="xRightSbT3" address="%QX0.0.1.48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59" calcext:value-type="float">
            <text:p>59</text:p>
          </table:table-cell>
          <table:table-cell table:formula="of:=COM.MICROSOFT.CONCAT(&quot;xRight&quot;;[.B24])" office:value-type="string" office:string-value="xRightSbT5" calcext:value-type="string">
            <text:p>xRightSbT5</text:p>
          </table:table-cell>
          <table:table-cell table:formula="of:=COM.MICROSOFT.CONCAT(&quot;%QX0.0.1.&quot;;[.G24])" office:value-type="string" office:string-value="%QX0.0.1.59" calcext:value-type="string">
            <text:p>%QX0.0.1.59</text:p>
          </table:table-cell>
          <table:table-cell table:formula="of:=COM.MICROSOFT.CONCAT(&quot;&lt;variable name=&quot;&quot;&quot;;[.H24];&quot;&quot;&quot;&quot;;&quot; address=&quot;&quot;&quot;;[.I24];&quot;&quot;&quot;&quot;;&quot;&gt;&lt;type&gt;                 &lt;BOOL/&gt;               &lt;/type&gt; &lt;/variable&gt;&quot;)" office:value-type="string" office:string-value="&lt;variable name=&quot;xRightSbT5&quot; address=&quot;%QX0.0.1.59&quot;&gt;&lt;type&gt;                 &lt;BOOL/&gt;               &lt;/type&gt; &lt;/variable&gt;" calcext:value-type="string">
            <text:p>&lt;variable name="xRightSbT5" address="%QX0.0.1.59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80" calcext:value-type="float">
            <text:p>80</text:p>
          </table:table-cell>
          <table:table-cell table:formula="of:=COM.MICROSOFT.CONCAT(&quot;xRight&quot;;[.B25])" office:value-type="string" office:string-value="xRightScT3" calcext:value-type="string">
            <text:p>xRightScT3</text:p>
          </table:table-cell>
          <table:table-cell table:formula="of:=COM.MICROSOFT.CONCAT(&quot;%QX0.0.1.&quot;;[.G25])" office:value-type="string" office:string-value="%QX0.0.1.80" calcext:value-type="string">
            <text:p>%QX0.0.1.80</text:p>
          </table:table-cell>
          <table:table-cell table:formula="of:=COM.MICROSOFT.CONCAT(&quot;&lt;variable name=&quot;&quot;&quot;;[.H25];&quot;&quot;&quot;&quot;;&quot; address=&quot;&quot;&quot;;[.I25];&quot;&quot;&quot;&quot;;&quot;&gt;&lt;type&gt;                 &lt;BOOL/&gt;               &lt;/type&gt; &lt;/variable&gt;&quot;)" office:value-type="string" office:string-value="&lt;variable name=&quot;xRightScT3&quot; address=&quot;%QX0.0.1.80&quot;&gt;&lt;type&gt;                 &lt;BOOL/&gt;               &lt;/type&gt; &lt;/variable&gt;" calcext:value-type="string">
            <text:p>&lt;variable name="xRightScT3" address="%QX0.0.1.80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91" calcext:value-type="float">
            <text:p>91</text:p>
          </table:table-cell>
          <table:table-cell table:formula="of:=COM.MICROSOFT.CONCAT(&quot;xRight&quot;;[.B26])" office:value-type="string" office:string-value="xRightScT5" calcext:value-type="string">
            <text:p>xRightScT5</text:p>
          </table:table-cell>
          <table:table-cell table:formula="of:=COM.MICROSOFT.CONCAT(&quot;%QX0.0.1.&quot;;[.G26])" office:value-type="string" office:string-value="%QX0.0.1.91" calcext:value-type="string">
            <text:p>%QX0.0.1.91</text:p>
          </table:table-cell>
          <table:table-cell table:formula="of:=COM.MICROSOFT.CONCAT(&quot;&lt;variable name=&quot;&quot;&quot;;[.H26];&quot;&quot;&quot;&quot;;&quot; address=&quot;&quot;&quot;;[.I26];&quot;&quot;&quot;&quot;;&quot;&gt;&lt;type&gt;                 &lt;BOOL/&gt;               &lt;/type&gt; &lt;/variable&gt;&quot;)" office:value-type="string" office:string-value="&lt;variable name=&quot;xRightScT5&quot; address=&quot;%QX0.0.1.91&quot;&gt;&lt;type&gt;                 &lt;BOOL/&gt;               &lt;/type&gt; &lt;/variable&gt;" calcext:value-type="string">
            <text:p>&lt;variable name="xRightScT5" address="%QX0.0.1.9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Warehouse I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15" calcext:value-type="float">
            <text:p>15</text:p>
          </table:table-cell>
          <table:table-cell table:formula="of:=COM.MICROSOFT.CONCAT(&quot;useTool&quot;;[.B28])" office:value-type="string" office:string-value="useToolSaT3" calcext:value-type="string">
            <text:p>useToolSaT3</text:p>
          </table:table-cell>
          <table:table-cell table:formula="of:=COM.MICROSOFT.CONCAT(&quot;%QX0.0.1.&quot;;[.G28])" office:value-type="string" office:string-value="%QX0.0.1.15" calcext:value-type="string">
            <text:p>%QX0.0.1.15</text:p>
          </table:table-cell>
          <table:table-cell table:formula="of:=COM.MICROSOFT.CONCAT(&quot;&lt;variable name=&quot;&quot;&quot;;[.H28];&quot;&quot;&quot;&quot;;&quot; address=&quot;&quot;&quot;;[.I28];&quot;&quot;&quot;&quot;;&quot;&gt;&lt;type&gt;                 &lt;BOOL/&gt;               &lt;/type&gt; &lt;/variable&gt;&quot;)" office:value-type="string" office:string-value="&lt;variable name=&quot;useToolSaT3&quot; address=&quot;%QX0.0.1.15&quot;&gt;&lt;type&gt;                 &lt;BOOL/&gt;               &lt;/type&gt; &lt;/variable&gt;" calcext:value-type="string">
            <text:p>&lt;variable name="useToolSaT3" address="%QX0.0.1.15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26" calcext:value-type="float">
            <text:p>26</text:p>
          </table:table-cell>
          <table:table-cell table:formula="of:=COM.MICROSOFT.CONCAT(&quot;useTool&quot;;[.B29])" office:value-type="string" office:string-value="useToolSaT5" calcext:value-type="string">
            <text:p>useToolSaT5</text:p>
          </table:table-cell>
          <table:table-cell table:formula="of:=COM.MICROSOFT.CONCAT(&quot;%QX0.0.1.&quot;;[.G29])" office:value-type="string" office:string-value="%QX0.0.1.26" calcext:value-type="string">
            <text:p>%QX0.0.1.26</text:p>
          </table:table-cell>
          <table:table-cell table:formula="of:=COM.MICROSOFT.CONCAT(&quot;&lt;variable name=&quot;&quot;&quot;;[.H29];&quot;&quot;&quot;&quot;;&quot; address=&quot;&quot;&quot;;[.I29];&quot;&quot;&quot;&quot;;&quot;&gt;&lt;type&gt;                 &lt;BOOL/&gt;               &lt;/type&gt; &lt;/variable&gt;&quot;)" office:value-type="string" office:string-value="&lt;variable name=&quot;useToolSaT5&quot; address=&quot;%QX0.0.1.26&quot;&gt;&lt;type&gt;                 &lt;BOOL/&gt;               &lt;/type&gt; &lt;/variable&gt;" calcext:value-type="string">
            <text:p>&lt;variable name="useToolSaT5" address="%QX0.0.1.26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47" calcext:value-type="float">
            <text:p>47</text:p>
          </table:table-cell>
          <table:table-cell table:formula="of:=COM.MICROSOFT.CONCAT(&quot;useTool&quot;;[.B30])" office:value-type="string" office:string-value="useToolSbT3" calcext:value-type="string">
            <text:p>useToolSbT3</text:p>
          </table:table-cell>
          <table:table-cell table:formula="of:=COM.MICROSOFT.CONCAT(&quot;%QX0.0.1.&quot;;[.G30])" office:value-type="string" office:string-value="%QX0.0.1.47" calcext:value-type="string">
            <text:p>%QX0.0.1.47</text:p>
          </table:table-cell>
          <table:table-cell table:formula="of:=COM.MICROSOFT.CONCAT(&quot;&lt;variable name=&quot;&quot;&quot;;[.H30];&quot;&quot;&quot;&quot;;&quot; address=&quot;&quot;&quot;;[.I30];&quot;&quot;&quot;&quot;;&quot;&gt;&lt;type&gt;                 &lt;BOOL/&gt;               &lt;/type&gt; &lt;/variable&gt;&quot;)" office:value-type="string" office:string-value="&lt;variable name=&quot;useToolSbT3&quot; address=&quot;%QX0.0.1.47&quot;&gt;&lt;type&gt;                 &lt;BOOL/&gt;               &lt;/type&gt; &lt;/variable&gt;" calcext:value-type="string">
            <text:p>&lt;variable name="useToolSbT3" address="%QX0.0.1.47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58" calcext:value-type="float">
            <text:p>58</text:p>
          </table:table-cell>
          <table:table-cell table:formula="of:=COM.MICROSOFT.CONCAT(&quot;useTool&quot;;[.B31])" office:value-type="string" office:string-value="useToolSbT5" calcext:value-type="string">
            <text:p>useToolSbT5</text:p>
          </table:table-cell>
          <table:table-cell table:formula="of:=COM.MICROSOFT.CONCAT(&quot;%QX0.0.1.&quot;;[.G31])" office:value-type="string" office:string-value="%QX0.0.1.58" calcext:value-type="string">
            <text:p>%QX0.0.1.58</text:p>
          </table:table-cell>
          <table:table-cell table:formula="of:=COM.MICROSOFT.CONCAT(&quot;&lt;variable name=&quot;&quot;&quot;;[.H31];&quot;&quot;&quot;&quot;;&quot; address=&quot;&quot;&quot;;[.I31];&quot;&quot;&quot;&quot;;&quot;&gt;&lt;type&gt;                 &lt;BOOL/&gt;               &lt;/type&gt; &lt;/variable&gt;&quot;)" office:value-type="string" office:string-value="&lt;variable name=&quot;useToolSbT5&quot; address=&quot;%QX0.0.1.58&quot;&gt;&lt;type&gt;                 &lt;BOOL/&gt;               &lt;/type&gt; &lt;/variable&gt;" calcext:value-type="string">
            <text:p>&lt;variable name="useToolSbT5" address="%QX0.0.1.58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79" calcext:value-type="float">
            <text:p>79</text:p>
          </table:table-cell>
          <table:table-cell table:formula="of:=COM.MICROSOFT.CONCAT(&quot;useTool&quot;;[.B32])" office:value-type="string" office:string-value="useToolScT3" calcext:value-type="string">
            <text:p>useToolScT3</text:p>
          </table:table-cell>
          <table:table-cell table:formula="of:=COM.MICROSOFT.CONCAT(&quot;%QX0.0.1.&quot;;[.G32])" office:value-type="string" office:string-value="%QX0.0.1.79" calcext:value-type="string">
            <text:p>%QX0.0.1.79</text:p>
          </table:table-cell>
          <table:table-cell table:formula="of:=COM.MICROSOFT.CONCAT(&quot;&lt;variable name=&quot;&quot;&quot;;[.H32];&quot;&quot;&quot;&quot;;&quot; address=&quot;&quot;&quot;;[.I32];&quot;&quot;&quot;&quot;;&quot;&gt;&lt;type&gt;                 &lt;BOOL/&gt;               &lt;/type&gt; &lt;/variable&gt;&quot;)" office:value-type="string" office:string-value="&lt;variable name=&quot;useToolScT3&quot; address=&quot;%QX0.0.1.79&quot;&gt;&lt;type&gt;                 &lt;BOOL/&gt;               &lt;/type&gt; &lt;/variable&gt;" calcext:value-type="string">
            <text:p>&lt;variable name="useToolScT3" address="%QX0.0.1.79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90" calcext:value-type="float">
            <text:p>90</text:p>
          </table:table-cell>
          <table:table-cell table:formula="of:=COM.MICROSOFT.CONCAT(&quot;useTool&quot;;[.B33])" office:value-type="string" office:string-value="useToolScT5" calcext:value-type="string">
            <text:p>useToolScT5</text:p>
          </table:table-cell>
          <table:table-cell table:formula="of:=COM.MICROSOFT.CONCAT(&quot;%QX0.0.1.&quot;;[.G33])" office:value-type="string" office:string-value="%QX0.0.1.90" calcext:value-type="string">
            <text:p>%QX0.0.1.90</text:p>
          </table:table-cell>
          <table:table-cell table:formula="of:=COM.MICROSOFT.CONCAT(&quot;&lt;variable name=&quot;&quot;&quot;;[.H33];&quot;&quot;&quot;&quot;;&quot; address=&quot;&quot;&quot;;[.I33];&quot;&quot;&quot;&quot;;&quot;&gt;&lt;type&gt;                 &lt;BOOL/&gt;               &lt;/type&gt; &lt;/variable&gt;&quot;)" office:value-type="string" office:string-value="&lt;variable name=&quot;useToolScT5&quot; address=&quot;%QX0.0.1.90&quot;&gt;&lt;type&gt;                 &lt;BOOL/&gt;               &lt;/type&gt; &lt;/variable&gt;" calcext:value-type="string">
            <text:p>&lt;variable name="useToolScT5" address="%QX0.0.1.90"&gt;&lt;type&gt; <text:s text:c="16"/>&lt;BOOL/&gt; <text:s text:c="14"/>&lt;/type&gt; &lt;/variable&gt;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rightRotSaT3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otate +</text:p>
          </table:table-cell>
          <table:table-cell table:style-name="ce1" office:value-type="float" office:value="10" calcext:value-type="float">
            <text:p>10</text:p>
          </table:table-cell>
          <table:table-cell table:formula="of:=COM.MICROSOFT.CONCAT(&quot;rightRot&quot;;[.B34])" office:value-type="string" office:string-value="rightRotSaT2" calcext:value-type="string">
            <text:p>rightRotSaT2</text:p>
          </table:table-cell>
          <table:table-cell table:formula="of:=COM.MICROSOFT.CONCAT(&quot;%QX0.0.1.&quot;;[.G34])" office:value-type="string" office:string-value="%QX0.0.1.10" calcext:value-type="string">
            <text:p>%QX0.0.1.10</text:p>
          </table:table-cell>
          <table:table-cell table:formula="of:=COM.MICROSOFT.CONCAT(&quot;&lt;variable name=&quot;&quot;&quot;;[.H34];&quot;&quot;&quot;&quot;;&quot; address=&quot;&quot;&quot;;[.I34];&quot;&quot;&quot;&quot;;&quot;&gt;&lt;type&gt;                 &lt;BOOL/&gt;               &lt;/type&gt; &lt;/variable&gt;&quot;)" office:value-type="string" office:string-value="&lt;variable name=&quot;rightRotSaT2&quot; address=&quot;%QX0.0.1.10&quot;&gt;&lt;type&gt;                 &lt;BOOL/&gt;               &lt;/type&gt; &lt;/variable&gt;" calcext:value-type="string">
            <text:p>&lt;variable name="rightRotSaT2" address="%QX0.0.1.10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34" calcext:value-type="float">
            <text:p>34</text:p>
          </table:table-cell>
          <table:table-cell table:formula="of:=COM.MICROSOFT.CONCAT(&quot;rightRot&quot;;[.B35])" office:value-type="string" office:string-value="rightRotSaT6" calcext:value-type="string">
            <text:p>rightRotSaT6</text:p>
          </table:table-cell>
          <table:table-cell table:formula="of:=COM.MICROSOFT.CONCAT(&quot;%QX0.0.1.&quot;;[.G35])" office:value-type="string" office:string-value="%QX0.0.1.34" calcext:value-type="string">
            <text:p>%QX0.0.1.34</text:p>
          </table:table-cell>
          <table:table-cell table:formula="of:=COM.MICROSOFT.CONCAT(&quot;&lt;variable name=&quot;&quot;&quot;;[.H35];&quot;&quot;&quot;&quot;;&quot; address=&quot;&quot;&quot;;[.I35];&quot;&quot;&quot;&quot;;&quot;&gt;&lt;type&gt;                 &lt;BOOL/&gt;               &lt;/type&gt; &lt;/variable&gt;&quot;)" office:value-type="string" office:string-value="&lt;variable name=&quot;rightRotSaT6&quot; address=&quot;%QX0.0.1.34&quot;&gt;&lt;type&gt;                 &lt;BOOL/&gt;               &lt;/type&gt; &lt;/variable&gt;" calcext:value-type="string">
            <text:p>&lt;variable name="rightRotSaT6" address="%QX0.0.1.34"&gt;&lt;type&gt; <text:s text:c="16"/>&lt;BOOL/&gt; <text:s text:c="14"/>&lt;/type&gt; &lt;/variable&gt;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otate +</text:p>
          </table:table-cell>
          <table:table-cell table:style-name="ce1" office:value-type="float" office:value="42" calcext:value-type="float">
            <text:p>42</text:p>
          </table:table-cell>
          <table:table-cell table:formula="of:=COM.MICROSOFT.CONCAT(&quot;rightRot&quot;;[.B36])" office:value-type="string" office:string-value="rightRotSbT2" calcext:value-type="string">
            <text:p>rightRotSbT2</text:p>
          </table:table-cell>
          <table:table-cell table:formula="of:=COM.MICROSOFT.CONCAT(&quot;%QX0.0.1.&quot;;[.G36])" office:value-type="string" office:string-value="%QX0.0.1.42" calcext:value-type="string">
            <text:p>%QX0.0.1.42</text:p>
          </table:table-cell>
          <table:table-cell table:formula="of:=COM.MICROSOFT.CONCAT(&quot;&lt;variable name=&quot;&quot;&quot;;[.H36];&quot;&quot;&quot;&quot;;&quot; address=&quot;&quot;&quot;;[.I36];&quot;&quot;&quot;&quot;;&quot;&gt;&lt;type&gt;                 &lt;BOOL/&gt;               &lt;/type&gt; &lt;/variable&gt;&quot;)" office:value-type="string" office:string-value="&lt;variable name=&quot;rightRotSbT2&quot; address=&quot;%QX0.0.1.42&quot;&gt;&lt;type&gt;                 &lt;BOOL/&gt;               &lt;/type&gt; &lt;/variable&gt;" calcext:value-type="string">
            <text:p>&lt;variable name="rightRotSbT2" address="%QX0.0.1.42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66" calcext:value-type="float">
            <text:p>66</text:p>
          </table:table-cell>
          <table:table-cell table:formula="of:=COM.MICROSOFT.CONCAT(&quot;rightRot&quot;;[.B37])" office:value-type="string" office:string-value="rightRotSbT6" calcext:value-type="string">
            <text:p>rightRotSbT6</text:p>
          </table:table-cell>
          <table:table-cell table:formula="of:=COM.MICROSOFT.CONCAT(&quot;%QX0.0.1.&quot;;[.G37])" office:value-type="string" office:string-value="%QX0.0.1.66" calcext:value-type="string">
            <text:p>%QX0.0.1.66</text:p>
          </table:table-cell>
          <table:table-cell table:formula="of:=COM.MICROSOFT.CONCAT(&quot;&lt;variable name=&quot;&quot;&quot;;[.H37];&quot;&quot;&quot;&quot;;&quot; address=&quot;&quot;&quot;;[.I37];&quot;&quot;&quot;&quot;;&quot;&gt;&lt;type&gt;                 &lt;BOOL/&gt;               &lt;/type&gt; &lt;/variable&gt;&quot;)" office:value-type="string" office:string-value="&lt;variable name=&quot;rightRotSbT6&quot; address=&quot;%QX0.0.1.66&quot;&gt;&lt;type&gt;                 &lt;BOOL/&gt;               &lt;/type&gt; &lt;/variable&gt;" calcext:value-type="string">
            <text:p>&lt;variable name="rightRotSbT6" address="%QX0.0.1.66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74" calcext:value-type="float">
            <text:p>74</text:p>
          </table:table-cell>
          <table:table-cell table:formula="of:=COM.MICROSOFT.CONCAT(&quot;rightRot&quot;;[.B38])" office:value-type="string" office:string-value="rightRotScT2" calcext:value-type="string">
            <text:p>rightRotScT2</text:p>
          </table:table-cell>
          <table:table-cell table:formula="of:=COM.MICROSOFT.CONCAT(&quot;%QX0.0.1.&quot;;[.G38])" office:value-type="string" office:string-value="%QX0.0.1.74" calcext:value-type="string">
            <text:p>%QX0.0.1.74</text:p>
          </table:table-cell>
          <table:table-cell table:formula="of:=COM.MICROSOFT.CONCAT(&quot;&lt;variable name=&quot;&quot;&quot;;[.H38];&quot;&quot;&quot;&quot;;&quot; address=&quot;&quot;&quot;;[.I38];&quot;&quot;&quot;&quot;;&quot;&gt;&lt;type&gt;                 &lt;BOOL/&gt;               &lt;/type&gt; &lt;/variable&gt;&quot;)" office:value-type="string" office:string-value="&lt;variable name=&quot;rightRotScT2&quot; address=&quot;%QX0.0.1.74&quot;&gt;&lt;type&gt;                 &lt;BOOL/&gt;               &lt;/type&gt; &lt;/variable&gt;" calcext:value-type="string">
            <text:p>&lt;variable name="rightRotScT2" address="%QX0.0.1.74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98" calcext:value-type="float">
            <text:p>98</text:p>
          </table:table-cell>
          <table:table-cell table:formula="of:=COM.MICROSOFT.CONCAT(&quot;rightRot&quot;;[.B39])" office:value-type="string" office:string-value="rightRotScT6" calcext:value-type="string">
            <text:p>rightRotScT6</text:p>
          </table:table-cell>
          <table:table-cell table:formula="of:=COM.MICROSOFT.CONCAT(&quot;%QX0.0.1.&quot;;[.G39])" office:value-type="string" office:string-value="%QX0.0.1.98" calcext:value-type="string">
            <text:p>%QX0.0.1.98</text:p>
          </table:table-cell>
          <table:table-cell table:formula="of:=COM.MICROSOFT.CONCAT(&quot;&lt;variable name=&quot;&quot;&quot;;[.H39];&quot;&quot;&quot;&quot;;&quot; address=&quot;&quot;&quot;;[.I39];&quot;&quot;&quot;&quot;;&quot;&gt;&lt;type&gt;                 &lt;BOOL/&gt;               &lt;/type&gt; &lt;/variable&gt;&quot;)" office:value-type="string" office:string-value="&lt;variable name=&quot;rightRotScT6&quot; address=&quot;%QX0.0.1.98&quot;&gt;&lt;type&gt;                 &lt;BOOL/&gt;               &lt;/type&gt; &lt;/variable&gt;" calcext:value-type="string">
            <text:p>&lt;variable name="rightRotScT6" address="%QX0.0.1.98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06" calcext:value-type="float">
            <text:p>106</text:p>
          </table:table-cell>
          <table:table-cell table:formula="of:=COM.MICROSOFT.CONCAT(&quot;rightRot&quot;;[.B40])" office:value-type="string" office:string-value="rightRotMT2" calcext:value-type="string">
            <text:p>rightRotMT2</text:p>
          </table:table-cell>
          <table:table-cell table:formula="of:=COM.MICROSOFT.CONCAT(&quot;%QX0.0.1.&quot;;[.G40])" office:value-type="string" office:string-value="%QX0.0.1.106" calcext:value-type="string">
            <text:p>%QX0.0.1.106</text:p>
          </table:table-cell>
          <table:table-cell table:formula="of:=COM.MICROSOFT.CONCAT(&quot;&lt;variable name=&quot;&quot;&quot;;[.H40];&quot;&quot;&quot;&quot;;&quot; address=&quot;&quot;&quot;;[.I40];&quot;&quot;&quot;&quot;;&quot;&gt;&lt;type&gt;                 &lt;BOOL/&gt;               &lt;/type&gt; &lt;/variable&gt;&quot;)" office:value-type="string" office:string-value="&lt;variable name=&quot;rightRotMT2&quot; address=&quot;%QX0.0.1.106&quot;&gt;&lt;type&gt;                 &lt;BOOL/&gt;               &lt;/type&gt; &lt;/variable&gt;" calcext:value-type="string">
            <text:p>&lt;variable name="rightRotMT2" address="%QX0.0.1.106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16" calcext:value-type="float">
            <text:p>116</text:p>
          </table:table-cell>
          <table:table-cell table:formula="of:=COM.MICROSOFT.CONCAT(&quot;rightRot&quot;;[.B41])" office:value-type="string" office:string-value="rightRotMT6" calcext:value-type="string">
            <text:p>rightRotMT6</text:p>
          </table:table-cell>
          <table:table-cell table:formula="of:=COM.MICROSOFT.CONCAT(&quot;%QX0.0.1.&quot;;[.G41])" office:value-type="string" office:string-value="%QX0.0.1.116" calcext:value-type="string">
            <text:p>%QX0.0.1.116</text:p>
          </table:table-cell>
          <table:table-cell table:formula="of:=COM.MICROSOFT.CONCAT(&quot;&lt;variable name=&quot;&quot;&quot;;[.H41];&quot;&quot;&quot;&quot;;&quot; address=&quot;&quot;&quot;;[.I41];&quot;&quot;&quot;&quot;;&quot;&gt;&lt;type&gt;                 &lt;BOOL/&gt;               &lt;/type&gt; &lt;/variable&gt;&quot;)" office:value-type="string" office:string-value="&lt;variable name=&quot;rightRotMT6&quot; address=&quot;%QX0.0.1.116&quot;&gt;&lt;type&gt;                 &lt;BOOL/&gt;               &lt;/type&gt; &lt;/variable&gt;" calcext:value-type="string">
            <text:p>&lt;variable name="rightRotMT6" address="%QX0.0.1.116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29" calcext:value-type="float">
            <text:p>129</text:p>
          </table:table-cell>
          <table:table-cell table:formula="of:=COM.MICROSOFT.CONCAT(&quot;rightRot&quot;;[.B42])" office:value-type="string" office:string-value="rightRotCT2" calcext:value-type="string">
            <text:p>rightRotCT2</text:p>
          </table:table-cell>
          <table:table-cell table:formula="of:=COM.MICROSOFT.CONCAT(&quot;%QX0.0.1.&quot;;[.G42])" office:value-type="string" office:string-value="%QX0.0.1.129" calcext:value-type="string">
            <text:p>%QX0.0.1.129</text:p>
          </table:table-cell>
          <table:table-cell table:formula="of:=COM.MICROSOFT.CONCAT(&quot;&lt;variable name=&quot;&quot;&quot;;[.H42];&quot;&quot;&quot;&quot;;&quot; address=&quot;&quot;&quot;;[.I42];&quot;&quot;&quot;&quot;;&quot;&gt;&lt;type&gt;                 &lt;BOOL/&gt;               &lt;/type&gt; &lt;/variable&gt;&quot;)" office:value-type="string" office:string-value="&lt;variable name=&quot;rightRotCT2&quot; address=&quot;%QX0.0.1.129&quot;&gt;&lt;type&gt;                 &lt;BOOL/&gt;               &lt;/type&gt; &lt;/variable&gt;" calcext:value-type="string">
            <text:p>&lt;variable name="rightRotCT2" address="%QX0.0.1.129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49" calcext:value-type="float">
            <text:p>149</text:p>
          </table:table-cell>
          <table:table-cell table:formula="of:=COM.MICROSOFT.CONCAT(&quot;rightRot&quot;;[.B43])" office:value-type="string" office:string-value="rightRotCT8" calcext:value-type="string">
            <text:p>rightRotCT8</text:p>
          </table:table-cell>
          <table:table-cell table:formula="of:=COM.MICROSOFT.CONCAT(&quot;%QX0.0.1.&quot;;[.G43])" office:value-type="string" office:string-value="%QX0.0.1.149" calcext:value-type="string">
            <text:p>%QX0.0.1.149</text:p>
          </table:table-cell>
          <table:table-cell table:formula="of:=COM.MICROSOFT.CONCAT(&quot;&lt;variable name=&quot;&quot;&quot;;[.H43];&quot;&quot;&quot;&quot;;&quot; address=&quot;&quot;&quot;;[.I43];&quot;&quot;&quot;&quot;;&quot;&gt;&lt;type&gt;                 &lt;BOOL/&gt;               &lt;/type&gt; &lt;/variable&gt;&quot;)" office:value-type="string" office:string-value="&lt;variable name=&quot;rightRotCT8&quot; address=&quot;%QX0.0.1.149&quot;&gt;&lt;type&gt;                 &lt;BOOL/&gt;               &lt;/type&gt; &lt;/variable&gt;" calcext:value-type="string">
            <text:p>&lt;variable name="rightRotCT8" address="%QX0.0.1.149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4" calcext:value-type="float">
            <text:p>14</text:p>
          </table:table-cell>
          <table:table-cell table:formula="of:=COM.MICROSOFT.CONCAT(&quot;toolPlus&quot;;[.B44])" office:value-type="string" office:string-value="toolPlusSaT3" calcext:value-type="string">
            <text:p>toolPlusSaT3</text:p>
          </table:table-cell>
          <table:table-cell table:formula="of:=COM.MICROSOFT.CONCAT(&quot;%QX0.0.1.&quot;;[.G44])" office:value-type="string" office:string-value="%QX0.0.1.14" calcext:value-type="string">
            <text:p>%QX0.0.1.14</text:p>
          </table:table-cell>
          <table:table-cell table:formula="of:=COM.MICROSOFT.CONCAT(&quot;&lt;variable name=&quot;&quot;&quot;;[.H44];&quot;&quot;&quot;&quot;;&quot; address=&quot;&quot;&quot;;[.I44];&quot;&quot;&quot;&quot;;&quot;&gt;&lt;type&gt;                 &lt;BOOL/&gt;               &lt;/type&gt; &lt;/variable&gt;&quot;)" office:value-type="string" office:string-value="&lt;variable name=&quot;toolPlusSaT3&quot; address=&quot;%QX0.0.1.14&quot;&gt;&lt;type&gt;                 &lt;BOOL/&gt;               &lt;/type&gt; &lt;/variable&gt;" calcext:value-type="string">
            <text:p>&lt;variable name="toolPlusSaT3" address="%QX0.0.1.14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25" calcext:value-type="float">
            <text:p>25</text:p>
          </table:table-cell>
          <table:table-cell table:formula="of:=COM.MICROSOFT.CONCAT(&quot;toolPlus&quot;;[.B45])" office:value-type="string" office:string-value="toolPlusSaT5" calcext:value-type="string">
            <text:p>toolPlusSaT5</text:p>
          </table:table-cell>
          <table:table-cell table:formula="of:=COM.MICROSOFT.CONCAT(&quot;%QX0.0.1.&quot;;[.G45])" office:value-type="string" office:string-value="%QX0.0.1.25" calcext:value-type="string">
            <text:p>%QX0.0.1.25</text:p>
          </table:table-cell>
          <table:table-cell table:formula="of:=COM.MICROSOFT.CONCAT(&quot;&lt;variable name=&quot;&quot;&quot;;[.H45];&quot;&quot;&quot;&quot;;&quot; address=&quot;&quot;&quot;;[.I45];&quot;&quot;&quot;&quot;;&quot;&gt;&lt;type&gt;                 &lt;BOOL/&gt;               &lt;/type&gt; &lt;/variable&gt;&quot;)" office:value-type="string" office:string-value="&lt;variable name=&quot;toolPlusSaT5&quot; address=&quot;%QX0.0.1.25&quot;&gt;&lt;type&gt;                 &lt;BOOL/&gt;               &lt;/type&gt; &lt;/variable&gt;" calcext:value-type="string">
            <text:p>&lt;variable name="toolPlusSaT5" address="%QX0.0.1.25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46" calcext:value-type="float">
            <text:p>46</text:p>
          </table:table-cell>
          <table:table-cell table:formula="of:=COM.MICROSOFT.CONCAT(&quot;toolPlus&quot;;[.B46])" office:value-type="string" office:string-value="toolPlusSbT3" calcext:value-type="string">
            <text:p>toolPlusSbT3</text:p>
          </table:table-cell>
          <table:table-cell table:formula="of:=COM.MICROSOFT.CONCAT(&quot;%QX0.0.1.&quot;;[.G46])" office:value-type="string" office:string-value="%QX0.0.1.46" calcext:value-type="string">
            <text:p>%QX0.0.1.46</text:p>
          </table:table-cell>
          <table:table-cell table:formula="of:=COM.MICROSOFT.CONCAT(&quot;&lt;variable name=&quot;&quot;&quot;;[.H46];&quot;&quot;&quot;&quot;;&quot; address=&quot;&quot;&quot;;[.I46];&quot;&quot;&quot;&quot;;&quot;&gt;&lt;type&gt;                 &lt;BOOL/&gt;               &lt;/type&gt; &lt;/variable&gt;&quot;)" office:value-type="string" office:string-value="&lt;variable name=&quot;toolPlusSbT3&quot; address=&quot;%QX0.0.1.46&quot;&gt;&lt;type&gt;                 &lt;BOOL/&gt;               &lt;/type&gt; &lt;/variable&gt;" calcext:value-type="string">
            <text:p>&lt;variable name="toolPlusSbT3" address="%QX0.0.1.46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57" calcext:value-type="float">
            <text:p>57</text:p>
          </table:table-cell>
          <table:table-cell table:formula="of:=COM.MICROSOFT.CONCAT(&quot;toolPlus&quot;;[.B47])" office:value-type="string" office:string-value="toolPlusSbT5" calcext:value-type="string">
            <text:p>toolPlusSbT5</text:p>
          </table:table-cell>
          <table:table-cell table:formula="of:=COM.MICROSOFT.CONCAT(&quot;%QX0.0.1.&quot;;[.G47])" office:value-type="string" office:string-value="%QX0.0.1.57" calcext:value-type="string">
            <text:p>%QX0.0.1.57</text:p>
          </table:table-cell>
          <table:table-cell table:formula="of:=COM.MICROSOFT.CONCAT(&quot;&lt;variable name=&quot;&quot;&quot;;[.H47];&quot;&quot;&quot;&quot;;&quot; address=&quot;&quot;&quot;;[.I47];&quot;&quot;&quot;&quot;;&quot;&gt;&lt;type&gt;                 &lt;BOOL/&gt;               &lt;/type&gt; &lt;/variable&gt;&quot;)" office:value-type="string" office:string-value="&lt;variable name=&quot;toolPlusSbT5&quot; address=&quot;%QX0.0.1.57&quot;&gt;&lt;type&gt;                 &lt;BOOL/&gt;               &lt;/type&gt; &lt;/variable&gt;" calcext:value-type="string">
            <text:p>&lt;variable name="toolPlusSbT5" address="%QX0.0.1.57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78" calcext:value-type="float">
            <text:p>78</text:p>
          </table:table-cell>
          <table:table-cell table:formula="of:=COM.MICROSOFT.CONCAT(&quot;toolPlus&quot;;[.B48])" office:value-type="string" office:string-value="toolPlusScT3" calcext:value-type="string">
            <text:p>toolPlusScT3</text:p>
          </table:table-cell>
          <table:table-cell table:formula="of:=COM.MICROSOFT.CONCAT(&quot;%QX0.0.1.&quot;;[.G48])" office:value-type="string" office:string-value="%QX0.0.1.78" calcext:value-type="string">
            <text:p>%QX0.0.1.78</text:p>
          </table:table-cell>
          <table:table-cell table:formula="of:=COM.MICROSOFT.CONCAT(&quot;&lt;variable name=&quot;&quot;&quot;;[.H48];&quot;&quot;&quot;&quot;;&quot; address=&quot;&quot;&quot;;[.I48];&quot;&quot;&quot;&quot;;&quot;&gt;&lt;type&gt;                 &lt;BOOL/&gt;               &lt;/type&gt; &lt;/variable&gt;&quot;)" office:value-type="string" office:string-value="&lt;variable name=&quot;toolPlusScT3&quot; address=&quot;%QX0.0.1.78&quot;&gt;&lt;type&gt;                 &lt;BOOL/&gt;               &lt;/type&gt; &lt;/variable&gt;" calcext:value-type="string">
            <text:p>&lt;variable name="toolPlusScT3" address="%QX0.0.1.78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89" calcext:value-type="float">
            <text:p>89</text:p>
          </table:table-cell>
          <table:table-cell table:formula="of:=COM.MICROSOFT.CONCAT(&quot;toolPlus&quot;;[.B49])" office:value-type="string" office:string-value="toolPlusScT5" calcext:value-type="string">
            <text:p>toolPlusScT5</text:p>
          </table:table-cell>
          <table:table-cell table:formula="of:=COM.MICROSOFT.CONCAT(&quot;%QX0.0.1.&quot;;[.G49])" office:value-type="string" office:string-value="%QX0.0.1.89" calcext:value-type="string">
            <text:p>%QX0.0.1.89</text:p>
          </table:table-cell>
          <table:table-cell table:formula="of:=COM.MICROSOFT.CONCAT(&quot;&lt;variable name=&quot;&quot;&quot;;[.H49];&quot;&quot;&quot;&quot;;&quot; address=&quot;&quot;&quot;;[.I49];&quot;&quot;&quot;&quot;;&quot;&gt;&lt;type&gt;                 &lt;BOOL/&gt;               &lt;/type&gt; &lt;/variable&gt;&quot;)" office:value-type="string" office:string-value="&lt;variable name=&quot;toolPlusScT5&quot; address=&quot;%QX0.0.1.89&quot;&gt;&lt;type&gt;                 &lt;BOOL/&gt;               &lt;/type&gt; &lt;/variable&gt;" calcext:value-type="string">
            <text:p>&lt;variable name="toolPlusScT5" address="%QX0.0.1.89"&gt;&lt;type&gt; <text:s text:c="16"/>&lt;BOOL/&gt; <text:s text:c="14"/>&lt;/type&gt; &lt;/variable&gt;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leftRotSaT3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otate -</text:p>
          </table:table-cell>
          <table:table-cell table:style-name="ce1" office:value-type="float" office:value="9" calcext:value-type="float">
            <text:p>9</text:p>
          </table:table-cell>
          <table:table-cell table:formula="of:=COM.MICROSOFT.CONCAT(&quot;leftRot&quot;;[.B50])" office:value-type="string" office:string-value="leftRotSaT2" calcext:value-type="string">
            <text:p>leftRotSaT2</text:p>
          </table:table-cell>
          <table:table-cell table:formula="of:=COM.MICROSOFT.CONCAT(&quot;%QX0.0.1.&quot;;[.G50])" office:value-type="string" office:string-value="%QX0.0.1.9" calcext:value-type="string">
            <text:p>%QX0.0.1.9</text:p>
          </table:table-cell>
          <table:table-cell table:formula="of:=COM.MICROSOFT.CONCAT(&quot;&lt;variable name=&quot;&quot;&quot;;[.H50];&quot;&quot;&quot;&quot;;&quot; address=&quot;&quot;&quot;;[.I50];&quot;&quot;&quot;&quot;;&quot;&gt;&lt;type&gt;                 &lt;BOOL/&gt;               &lt;/type&gt; &lt;/variable&gt;&quot;)" office:value-type="string" office:string-value="&lt;variable name=&quot;leftRotSaT2&quot; address=&quot;%QX0.0.1.9&quot;&gt;&lt;type&gt;                 &lt;BOOL/&gt;               &lt;/type&gt; &lt;/variable&gt;" calcext:value-type="string">
            <text:p>&lt;variable name="leftRotSaT2" address="%QX0.0.1.9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33" calcext:value-type="float">
            <text:p>33</text:p>
          </table:table-cell>
          <table:table-cell table:formula="of:=COM.MICROSOFT.CONCAT(&quot;leftRot&quot;;[.B51])" office:value-type="string" office:string-value="leftRotSaT6" calcext:value-type="string">
            <text:p>leftRotSaT6</text:p>
          </table:table-cell>
          <table:table-cell table:formula="of:=COM.MICROSOFT.CONCAT(&quot;%QX0.0.1.&quot;;[.G51])" office:value-type="string" office:string-value="%QX0.0.1.33" calcext:value-type="string">
            <text:p>%QX0.0.1.33</text:p>
          </table:table-cell>
          <table:table-cell table:formula="of:=COM.MICROSOFT.CONCAT(&quot;&lt;variable name=&quot;&quot;&quot;;[.H51];&quot;&quot;&quot;&quot;;&quot; address=&quot;&quot;&quot;;[.I51];&quot;&quot;&quot;&quot;;&quot;&gt;&lt;type&gt;                 &lt;BOOL/&gt;               &lt;/type&gt; &lt;/variable&gt;&quot;)" office:value-type="string" office:string-value="&lt;variable name=&quot;leftRotSaT6&quot; address=&quot;%QX0.0.1.33&quot;&gt;&lt;type&gt;                 &lt;BOOL/&gt;               &lt;/type&gt; &lt;/variable&gt;" calcext:value-type="string">
            <text:p>&lt;variable name="leftRotSaT6" address="%QX0.0.1.33"&gt;&lt;type&gt; <text:s text:c="16"/>&lt;BOOL/&gt; <text:s text:c="14"/>&lt;/type&gt; &lt;/variable&gt;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otate -</text:p>
          </table:table-cell>
          <table:table-cell table:style-name="ce1" office:value-type="float" office:value="41" calcext:value-type="float">
            <text:p>41</text:p>
          </table:table-cell>
          <table:table-cell table:formula="of:=COM.MICROSOFT.CONCAT(&quot;leftRot&quot;;[.B52])" office:value-type="string" office:string-value="leftRotSbT2" calcext:value-type="string">
            <text:p>leftRotSbT2</text:p>
          </table:table-cell>
          <table:table-cell table:formula="of:=COM.MICROSOFT.CONCAT(&quot;%QX0.0.1.&quot;;[.G52])" office:value-type="string" office:string-value="%QX0.0.1.41" calcext:value-type="string">
            <text:p>%QX0.0.1.41</text:p>
          </table:table-cell>
          <table:table-cell table:formula="of:=COM.MICROSOFT.CONCAT(&quot;&lt;variable name=&quot;&quot;&quot;;[.H52];&quot;&quot;&quot;&quot;;&quot; address=&quot;&quot;&quot;;[.I52];&quot;&quot;&quot;&quot;;&quot;&gt;&lt;type&gt;                 &lt;BOOL/&gt;               &lt;/type&gt; &lt;/variable&gt;&quot;)" office:value-type="string" office:string-value="&lt;variable name=&quot;leftRotSbT2&quot; address=&quot;%QX0.0.1.41&quot;&gt;&lt;type&gt;                 &lt;BOOL/&gt;               &lt;/type&gt; &lt;/variable&gt;" calcext:value-type="string">
            <text:p>&lt;variable name="leftRotSbT2" address="%QX0.0.1.4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65" calcext:value-type="float">
            <text:p>65</text:p>
          </table:table-cell>
          <table:table-cell table:formula="of:=COM.MICROSOFT.CONCAT(&quot;leftRot&quot;;[.B53])" office:value-type="string" office:string-value="leftRotSbT6" calcext:value-type="string">
            <text:p>leftRotSbT6</text:p>
          </table:table-cell>
          <table:table-cell table:formula="of:=COM.MICROSOFT.CONCAT(&quot;%QX0.0.1.&quot;;[.G53])" office:value-type="string" office:string-value="%QX0.0.1.65" calcext:value-type="string">
            <text:p>%QX0.0.1.65</text:p>
          </table:table-cell>
          <table:table-cell table:formula="of:=COM.MICROSOFT.CONCAT(&quot;&lt;variable name=&quot;&quot;&quot;;[.H53];&quot;&quot;&quot;&quot;;&quot; address=&quot;&quot;&quot;;[.I53];&quot;&quot;&quot;&quot;;&quot;&gt;&lt;type&gt;                 &lt;BOOL/&gt;               &lt;/type&gt; &lt;/variable&gt;&quot;)" office:value-type="string" office:string-value="&lt;variable name=&quot;leftRotSbT6&quot; address=&quot;%QX0.0.1.65&quot;&gt;&lt;type&gt;                 &lt;BOOL/&gt;               &lt;/type&gt; &lt;/variable&gt;" calcext:value-type="string">
            <text:p>&lt;variable name="leftRotSbT6" address="%QX0.0.1.65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73" calcext:value-type="float">
            <text:p>73</text:p>
          </table:table-cell>
          <table:table-cell table:formula="of:=COM.MICROSOFT.CONCAT(&quot;leftRot&quot;;[.B54])" office:value-type="string" office:string-value="leftRotScT2" calcext:value-type="string">
            <text:p>leftRotScT2</text:p>
          </table:table-cell>
          <table:table-cell table:formula="of:=COM.MICROSOFT.CONCAT(&quot;%QX0.0.1.&quot;;[.G54])" office:value-type="string" office:string-value="%QX0.0.1.73" calcext:value-type="string">
            <text:p>%QX0.0.1.73</text:p>
          </table:table-cell>
          <table:table-cell table:formula="of:=COM.MICROSOFT.CONCAT(&quot;&lt;variable name=&quot;&quot;&quot;;[.H54];&quot;&quot;&quot;&quot;;&quot; address=&quot;&quot;&quot;;[.I54];&quot;&quot;&quot;&quot;;&quot;&gt;&lt;type&gt;                 &lt;BOOL/&gt;               &lt;/type&gt; &lt;/variable&gt;&quot;)" office:value-type="string" office:string-value="&lt;variable name=&quot;leftRotScT2&quot; address=&quot;%QX0.0.1.73&quot;&gt;&lt;type&gt;                 &lt;BOOL/&gt;               &lt;/type&gt; &lt;/variable&gt;" calcext:value-type="string">
            <text:p>&lt;variable name="leftRotScT2" address="%QX0.0.1.73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97" calcext:value-type="float">
            <text:p>97</text:p>
          </table:table-cell>
          <table:table-cell table:formula="of:=COM.MICROSOFT.CONCAT(&quot;leftRot&quot;;[.B55])" office:value-type="string" office:string-value="leftRotScT6" calcext:value-type="string">
            <text:p>leftRotScT6</text:p>
          </table:table-cell>
          <table:table-cell table:formula="of:=COM.MICROSOFT.CONCAT(&quot;%QX0.0.1.&quot;;[.G55])" office:value-type="string" office:string-value="%QX0.0.1.97" calcext:value-type="string">
            <text:p>%QX0.0.1.97</text:p>
          </table:table-cell>
          <table:table-cell table:formula="of:=COM.MICROSOFT.CONCAT(&quot;&lt;variable name=&quot;&quot;&quot;;[.H55];&quot;&quot;&quot;&quot;;&quot; address=&quot;&quot;&quot;;[.I55];&quot;&quot;&quot;&quot;;&quot;&gt;&lt;type&gt;                 &lt;BOOL/&gt;               &lt;/type&gt; &lt;/variable&gt;&quot;)" office:value-type="string" office:string-value="&lt;variable name=&quot;leftRotScT6&quot; address=&quot;%QX0.0.1.97&quot;&gt;&lt;type&gt;                 &lt;BOOL/&gt;               &lt;/type&gt; &lt;/variable&gt;" calcext:value-type="string">
            <text:p>&lt;variable name="leftRotScT6" address="%QX0.0.1.97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05" calcext:value-type="float">
            <text:p>105</text:p>
          </table:table-cell>
          <table:table-cell table:formula="of:=COM.MICROSOFT.CONCAT(&quot;leftRot&quot;;[.B56])" office:value-type="string" office:string-value="leftRotMT2" calcext:value-type="string">
            <text:p>leftRotMT2</text:p>
          </table:table-cell>
          <table:table-cell table:formula="of:=COM.MICROSOFT.CONCAT(&quot;%QX0.0.1.&quot;;[.G56])" office:value-type="string" office:string-value="%QX0.0.1.105" calcext:value-type="string">
            <text:p>%QX0.0.1.105</text:p>
          </table:table-cell>
          <table:table-cell table:formula="of:=COM.MICROSOFT.CONCAT(&quot;&lt;variable name=&quot;&quot;&quot;;[.H56];&quot;&quot;&quot;&quot;;&quot; address=&quot;&quot;&quot;;[.I56];&quot;&quot;&quot;&quot;;&quot;&gt;&lt;type&gt;                 &lt;BOOL/&gt;               &lt;/type&gt; &lt;/variable&gt;&quot;)" office:value-type="string" office:string-value="&lt;variable name=&quot;leftRotMT2&quot; address=&quot;%QX0.0.1.105&quot;&gt;&lt;type&gt;                 &lt;BOOL/&gt;               &lt;/type&gt; &lt;/variable&gt;" calcext:value-type="string">
            <text:p>&lt;variable name="leftRotMT2" address="%QX0.0.1.105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15" calcext:value-type="float">
            <text:p>115</text:p>
          </table:table-cell>
          <table:table-cell table:formula="of:=COM.MICROSOFT.CONCAT(&quot;leftRot&quot;;[.B57])" office:value-type="string" office:string-value="leftRotMT6" calcext:value-type="string">
            <text:p>leftRotMT6</text:p>
          </table:table-cell>
          <table:table-cell table:formula="of:=COM.MICROSOFT.CONCAT(&quot;%QX0.0.1.&quot;;[.G57])" office:value-type="string" office:string-value="%QX0.0.1.115" calcext:value-type="string">
            <text:p>%QX0.0.1.115</text:p>
          </table:table-cell>
          <table:table-cell table:formula="of:=COM.MICROSOFT.CONCAT(&quot;&lt;variable name=&quot;&quot;&quot;;[.H57];&quot;&quot;&quot;&quot;;&quot; address=&quot;&quot;&quot;;[.I57];&quot;&quot;&quot;&quot;;&quot;&gt;&lt;type&gt;                 &lt;BOOL/&gt;               &lt;/type&gt; &lt;/variable&gt;&quot;)" office:value-type="string" office:string-value="&lt;variable name=&quot;leftRotMT6&quot; address=&quot;%QX0.0.1.115&quot;&gt;&lt;type&gt;                 &lt;BOOL/&gt;               &lt;/type&gt; &lt;/variable&gt;" calcext:value-type="string">
            <text:p>&lt;variable name="leftRotMT6" address="%QX0.0.1.115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28" calcext:value-type="float">
            <text:p>128</text:p>
          </table:table-cell>
          <table:table-cell table:formula="of:=COM.MICROSOFT.CONCAT(&quot;leftRot&quot;;[.B58])" office:value-type="string" office:string-value="leftRotCT2" calcext:value-type="string">
            <text:p>leftRotCT2</text:p>
          </table:table-cell>
          <table:table-cell table:formula="of:=COM.MICROSOFT.CONCAT(&quot;%QX0.0.1.&quot;;[.G58])" office:value-type="string" office:string-value="%QX0.0.1.128" calcext:value-type="string">
            <text:p>%QX0.0.1.128</text:p>
          </table:table-cell>
          <table:table-cell table:formula="of:=COM.MICROSOFT.CONCAT(&quot;&lt;variable name=&quot;&quot;&quot;;[.H58];&quot;&quot;&quot;&quot;;&quot; address=&quot;&quot;&quot;;[.I58];&quot;&quot;&quot;&quot;;&quot;&gt;&lt;type&gt;                 &lt;BOOL/&gt;               &lt;/type&gt; &lt;/variable&gt;&quot;)" office:value-type="string" office:string-value="&lt;variable name=&quot;leftRotCT2&quot; address=&quot;%QX0.0.1.128&quot;&gt;&lt;type&gt;                 &lt;BOOL/&gt;               &lt;/type&gt; &lt;/variable&gt;" calcext:value-type="string">
            <text:p>&lt;variable name="leftRotCT2" address="%QX0.0.1.128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48" calcext:value-type="float">
            <text:p>148</text:p>
          </table:table-cell>
          <table:table-cell table:formula="of:=COM.MICROSOFT.CONCAT(&quot;leftRot&quot;;[.B59])" office:value-type="string" office:string-value="leftRotCT8" calcext:value-type="string">
            <text:p>leftRotCT8</text:p>
          </table:table-cell>
          <table:table-cell table:formula="of:=COM.MICROSOFT.CONCAT(&quot;%QX0.0.1.&quot;;[.G59])" office:value-type="string" office:string-value="%QX0.0.1.148" calcext:value-type="string">
            <text:p>%QX0.0.1.148</text:p>
          </table:table-cell>
          <table:table-cell table:formula="of:=COM.MICROSOFT.CONCAT(&quot;&lt;variable name=&quot;&quot;&quot;;[.H59];&quot;&quot;&quot;&quot;;&quot; address=&quot;&quot;&quot;;[.I59];&quot;&quot;&quot;&quot;;&quot;&gt;&lt;type&gt;                 &lt;BOOL/&gt;               &lt;/type&gt; &lt;/variable&gt;&quot;)" office:value-type="string" office:string-value="&lt;variable name=&quot;leftRotCT8&quot; address=&quot;%QX0.0.1.148&quot;&gt;&lt;type&gt;                 &lt;BOOL/&gt;               &lt;/type&gt; &lt;/variable&gt;" calcext:value-type="string">
            <text:p>&lt;variable name="leftRotCT8" address="%QX0.0.1.148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3" calcext:value-type="float">
            <text:p>13</text:p>
          </table:table-cell>
          <table:table-cell table:formula="of:=COM.MICROSOFT.CONCAT(&quot;toolMinus&quot;;[.B60])" office:value-type="string" office:string-value="toolMinusSaT3" calcext:value-type="string">
            <text:p>toolMinusSaT3</text:p>
          </table:table-cell>
          <table:table-cell table:formula="of:=COM.MICROSOFT.CONCAT(&quot;%QX0.0.1.&quot;;[.G60])" office:value-type="string" office:string-value="%QX0.0.1.13" calcext:value-type="string">
            <text:p>%QX0.0.1.13</text:p>
          </table:table-cell>
          <table:table-cell table:formula="of:=COM.MICROSOFT.CONCAT(&quot;&lt;variable name=&quot;&quot;&quot;;[.H60];&quot;&quot;&quot;&quot;;&quot; address=&quot;&quot;&quot;;[.I60];&quot;&quot;&quot;&quot;;&quot;&gt;&lt;type&gt;                 &lt;BOOL/&gt;               &lt;/type&gt; &lt;/variable&gt;&quot;)" office:value-type="string" office:string-value="&lt;variable name=&quot;toolMinusSaT3&quot; address=&quot;%QX0.0.1.13&quot;&gt;&lt;type&gt;                 &lt;BOOL/&gt;               &lt;/type&gt; &lt;/variable&gt;" calcext:value-type="string">
            <text:p>&lt;variable name="toolMinusSaT3" address="%QX0.0.1.13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24" calcext:value-type="float">
            <text:p>24</text:p>
          </table:table-cell>
          <table:table-cell table:formula="of:=COM.MICROSOFT.CONCAT(&quot;toolMinus&quot;;[.B61])" office:value-type="string" office:string-value="toolMinusSaT5" calcext:value-type="string">
            <text:p>toolMinusSaT5</text:p>
          </table:table-cell>
          <table:table-cell table:formula="of:=COM.MICROSOFT.CONCAT(&quot;%QX0.0.1.&quot;;[.G61])" office:value-type="string" office:string-value="%QX0.0.1.24" calcext:value-type="string">
            <text:p>%QX0.0.1.24</text:p>
          </table:table-cell>
          <table:table-cell table:formula="of:=COM.MICROSOFT.CONCAT(&quot;&lt;variable name=&quot;&quot;&quot;;[.H61];&quot;&quot;&quot;&quot;;&quot; address=&quot;&quot;&quot;;[.I61];&quot;&quot;&quot;&quot;;&quot;&gt;&lt;type&gt;                 &lt;BOOL/&gt;               &lt;/type&gt; &lt;/variable&gt;&quot;)" office:value-type="string" office:string-value="&lt;variable name=&quot;toolMinusSaT5&quot; address=&quot;%QX0.0.1.24&quot;&gt;&lt;type&gt;                 &lt;BOOL/&gt;               &lt;/type&gt; &lt;/variable&gt;" calcext:value-type="string">
            <text:p>&lt;variable name="toolMinusSaT5" address="%QX0.0.1.24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45" calcext:value-type="float">
            <text:p>45</text:p>
          </table:table-cell>
          <table:table-cell table:formula="of:=COM.MICROSOFT.CONCAT(&quot;toolMinus&quot;;[.B62])" office:value-type="string" office:string-value="toolMinusSbT3" calcext:value-type="string">
            <text:p>toolMinusSbT3</text:p>
          </table:table-cell>
          <table:table-cell table:formula="of:=COM.MICROSOFT.CONCAT(&quot;%QX0.0.1.&quot;;[.G62])" office:value-type="string" office:string-value="%QX0.0.1.45" calcext:value-type="string">
            <text:p>%QX0.0.1.45</text:p>
          </table:table-cell>
          <table:table-cell table:formula="of:=COM.MICROSOFT.CONCAT(&quot;&lt;variable name=&quot;&quot;&quot;;[.H62];&quot;&quot;&quot;&quot;;&quot; address=&quot;&quot;&quot;;[.I62];&quot;&quot;&quot;&quot;;&quot;&gt;&lt;type&gt;                 &lt;BOOL/&gt;               &lt;/type&gt; &lt;/variable&gt;&quot;)" office:value-type="string" office:string-value="&lt;variable name=&quot;toolMinusSbT3&quot; address=&quot;%QX0.0.1.45&quot;&gt;&lt;type&gt;                 &lt;BOOL/&gt;               &lt;/type&gt; &lt;/variable&gt;" calcext:value-type="string">
            <text:p>&lt;variable name="toolMinusSbT3" address="%QX0.0.1.45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56" calcext:value-type="float">
            <text:p>56</text:p>
          </table:table-cell>
          <table:table-cell table:formula="of:=COM.MICROSOFT.CONCAT(&quot;toolMinus&quot;;[.B63])" office:value-type="string" office:string-value="toolMinusSbT5" calcext:value-type="string">
            <text:p>toolMinusSbT5</text:p>
          </table:table-cell>
          <table:table-cell table:formula="of:=COM.MICROSOFT.CONCAT(&quot;%QX0.0.1.&quot;;[.G63])" office:value-type="string" office:string-value="%QX0.0.1.56" calcext:value-type="string">
            <text:p>%QX0.0.1.56</text:p>
          </table:table-cell>
          <table:table-cell table:formula="of:=COM.MICROSOFT.CONCAT(&quot;&lt;variable name=&quot;&quot;&quot;;[.H63];&quot;&quot;&quot;&quot;;&quot; address=&quot;&quot;&quot;;[.I63];&quot;&quot;&quot;&quot;;&quot;&gt;&lt;type&gt;                 &lt;BOOL/&gt;               &lt;/type&gt; &lt;/variable&gt;&quot;)" office:value-type="string" office:string-value="&lt;variable name=&quot;toolMinusSbT5&quot; address=&quot;%QX0.0.1.56&quot;&gt;&lt;type&gt;                 &lt;BOOL/&gt;               &lt;/type&gt; &lt;/variable&gt;" calcext:value-type="string">
            <text:p>&lt;variable name="toolMinusSbT5" address="%QX0.0.1.56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77" calcext:value-type="float">
            <text:p>77</text:p>
          </table:table-cell>
          <table:table-cell table:formula="of:=COM.MICROSOFT.CONCAT(&quot;toolMinus&quot;;[.B64])" office:value-type="string" office:string-value="toolMinusScT3" calcext:value-type="string">
            <text:p>toolMinusScT3</text:p>
          </table:table-cell>
          <table:table-cell table:formula="of:=COM.MICROSOFT.CONCAT(&quot;%QX0.0.1.&quot;;[.G64])" office:value-type="string" office:string-value="%QX0.0.1.77" calcext:value-type="string">
            <text:p>%QX0.0.1.77</text:p>
          </table:table-cell>
          <table:table-cell table:formula="of:=COM.MICROSOFT.CONCAT(&quot;&lt;variable name=&quot;&quot;&quot;;[.H64];&quot;&quot;&quot;&quot;;&quot; address=&quot;&quot;&quot;;[.I64];&quot;&quot;&quot;&quot;;&quot;&gt;&lt;type&gt;                 &lt;BOOL/&gt;               &lt;/type&gt; &lt;/variable&gt;&quot;)" office:value-type="string" office:string-value="&lt;variable name=&quot;toolMinusScT3&quot; address=&quot;%QX0.0.1.77&quot;&gt;&lt;type&gt;                 &lt;BOOL/&gt;               &lt;/type&gt; &lt;/variable&gt;" calcext:value-type="string">
            <text:p>&lt;variable name="toolMinusScT3" address="%QX0.0.1.77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88" calcext:value-type="float">
            <text:p>88</text:p>
          </table:table-cell>
          <table:table-cell table:formula="of:=COM.MICROSOFT.CONCAT(&quot;toolMinus&quot;;[.B65])" office:value-type="string" office:string-value="toolMinusScT5" calcext:value-type="string">
            <text:p>toolMinusScT5</text:p>
          </table:table-cell>
          <table:table-cell table:formula="of:=COM.MICROSOFT.CONCAT(&quot;%QX0.0.1.&quot;;[.G65])" office:value-type="string" office:string-value="%QX0.0.1.88" calcext:value-type="string">
            <text:p>%QX0.0.1.88</text:p>
          </table:table-cell>
          <table:table-cell table:formula="of:=COM.MICROSOFT.CONCAT(&quot;&lt;variable name=&quot;&quot;&quot;;[.H65];&quot;&quot;&quot;&quot;;&quot; address=&quot;&quot;&quot;;[.I65];&quot;&quot;&quot;&quot;;&quot;&gt;&lt;type&gt;                 &lt;BOOL/&gt;               &lt;/type&gt; &lt;/variable&gt;&quot;)" office:value-type="string" office:string-value="&lt;variable name=&quot;toolMinusScT5&quot; address=&quot;%QX0.0.1.88&quot;&gt;&lt;type&gt;                 &lt;BOOL/&gt;               &lt;/type&gt; &lt;/variable&gt;" calcext:value-type="string">
            <text:p>&lt;variable name="toolMinusScT5" address="%QX0.0.1.88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+</text:p>
          </table:table-cell>
          <table:table-cell office:value-type="float" office:value="134" calcext:value-type="float">
            <text:p>134</text:p>
          </table:table-cell>
          <table:table-cell table:formula="of:=COM.MICROSOFT.CONCAT(&quot;pushBack&quot;;[.B66])" office:value-type="string" office:string-value="pushBackCT4" calcext:value-type="string">
            <text:p>pushBackCT4</text:p>
          </table:table-cell>
          <table:table-cell table:formula="of:=COM.MICROSOFT.CONCAT(&quot;%QX0.0.1.&quot;;[.G66])" office:value-type="string" office:string-value="%QX0.0.1.134" calcext:value-type="string">
            <text:p>%QX0.0.1.134</text:p>
          </table:table-cell>
          <table:table-cell table:formula="of:=COM.MICROSOFT.CONCAT(&quot;&lt;variable name=&quot;&quot;&quot;;[.H66];&quot;&quot;&quot;&quot;;&quot; address=&quot;&quot;&quot;;[.I66];&quot;&quot;&quot;&quot;;&quot;&gt;&lt;type&gt;                 &lt;BOOL/&gt;               &lt;/type&gt; &lt;/variable&gt;&quot;)" office:value-type="string" office:string-value="&lt;variable name=&quot;pushBackCT4&quot; address=&quot;%QX0.0.1.134&quot;&gt;&lt;type&gt;                 &lt;BOOL/&gt;               &lt;/type&gt; &lt;/variable&gt;" calcext:value-type="string">
            <text:p>&lt;variable name="pushBackCT4" address="%QX0.0.1.134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+</text:p>
          </table:table-cell>
          <table:table-cell office:value-type="float" office:value="138" calcext:value-type="float">
            <text:p>138</text:p>
          </table:table-cell>
          <table:table-cell table:formula="of:=COM.MICROSOFT.CONCAT(&quot;pushBack&quot;;[.B67])" office:value-type="string" office:string-value="pushBackCT5" calcext:value-type="string">
            <text:p>pushBackCT5</text:p>
          </table:table-cell>
          <table:table-cell table:formula="of:=COM.MICROSOFT.CONCAT(&quot;%QX0.0.1.&quot;;[.G67])" office:value-type="string" office:string-value="%QX0.0.1.138" calcext:value-type="string">
            <text:p>%QX0.0.1.138</text:p>
          </table:table-cell>
          <table:table-cell table:formula="of:=COM.MICROSOFT.CONCAT(&quot;&lt;variable name=&quot;&quot;&quot;;[.H67];&quot;&quot;&quot;&quot;;&quot; address=&quot;&quot;&quot;;[.I67];&quot;&quot;&quot;&quot;;&quot;&gt;&lt;type&gt;                 &lt;BOOL/&gt;               &lt;/type&gt; &lt;/variable&gt;&quot;)" office:value-type="string" office:string-value="&lt;variable name=&quot;pushBackCT5&quot; address=&quot;%QX0.0.1.138&quot;&gt;&lt;type&gt;                 &lt;BOOL/&gt;               &lt;/type&gt; &lt;/variable&gt;" calcext:value-type="string">
            <text:p>&lt;variable name="pushBackCT5" address="%QX0.0.1.138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+</text:p>
          </table:table-cell>
          <table:table-cell office:value-type="float" office:value="142" calcext:value-type="float">
            <text:p>142</text:p>
          </table:table-cell>
          <table:table-cell table:formula="of:=COM.MICROSOFT.CONCAT(&quot;pushBack&quot;;[.B68])" office:value-type="string" office:string-value="pushBackCT6" calcext:value-type="string">
            <text:p>pushBackCT6</text:p>
          </table:table-cell>
          <table:table-cell table:formula="of:=COM.MICROSOFT.CONCAT(&quot;%QX0.0.1.&quot;;[.G68])" office:value-type="string" office:string-value="%QX0.0.1.142" calcext:value-type="string">
            <text:p>%QX0.0.1.142</text:p>
          </table:table-cell>
          <table:table-cell table:formula="of:=COM.MICROSOFT.CONCAT(&quot;&lt;variable name=&quot;&quot;&quot;;[.H68];&quot;&quot;&quot;&quot;;&quot; address=&quot;&quot;&quot;;[.I68];&quot;&quot;&quot;&quot;;&quot;&gt;&lt;type&gt;                 &lt;BOOL/&gt;               &lt;/type&gt; &lt;/variable&gt;&quot;)" office:value-type="string" office:string-value="&lt;variable name=&quot;pushBackCT6&quot; address=&quot;%QX0.0.1.142&quot;&gt;&lt;type&gt;                 &lt;BOOL/&gt;               &lt;/type&gt; &lt;/variable&gt;" calcext:value-type="string">
            <text:p>&lt;variable name="pushBackCT6" address="%QX0.0.1.142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-</text:p>
          </table:table-cell>
          <table:table-cell office:value-type="float" office:value="135" calcext:value-type="float">
            <text:p>135</text:p>
          </table:table-cell>
          <table:table-cell table:formula="of:=COM.MICROSOFT.CONCAT(&quot;pushForward&quot;;[.B69])" office:value-type="string" office:string-value="pushForwardCT4" calcext:value-type="string">
            <text:p>pushForwardCT4</text:p>
          </table:table-cell>
          <table:table-cell table:formula="of:=COM.MICROSOFT.CONCAT(&quot;%QX0.0.1.&quot;;[.G69])" office:value-type="string" office:string-value="%QX0.0.1.135" calcext:value-type="string">
            <text:p>%QX0.0.1.135</text:p>
          </table:table-cell>
          <table:table-cell table:formula="of:=COM.MICROSOFT.CONCAT(&quot;&lt;variable name=&quot;&quot;&quot;;[.H69];&quot;&quot;&quot;&quot;;&quot; address=&quot;&quot;&quot;;[.I69];&quot;&quot;&quot;&quot;;&quot;&gt;&lt;type&gt;                 &lt;BOOL/&gt;               &lt;/type&gt; &lt;/variable&gt;&quot;)" office:value-type="string" office:string-value="&lt;variable name=&quot;pushForwardCT4&quot; address=&quot;%QX0.0.1.135&quot;&gt;&lt;type&gt;                 &lt;BOOL/&gt;               &lt;/type&gt; &lt;/variable&gt;" calcext:value-type="string">
            <text:p>&lt;variable name="pushForwardCT4" address="%QX0.0.1.135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-</text:p>
          </table:table-cell>
          <table:table-cell office:value-type="float" office:value="139" calcext:value-type="float">
            <text:p>139</text:p>
          </table:table-cell>
          <table:table-cell table:formula="of:=COM.MICROSOFT.CONCAT(&quot;pushForward&quot;;[.B70])" office:value-type="string" office:string-value="pushForwardCT5" calcext:value-type="string">
            <text:p>pushForwardCT5</text:p>
          </table:table-cell>
          <table:table-cell table:formula="of:=COM.MICROSOFT.CONCAT(&quot;%QX0.0.1.&quot;;[.G70])" office:value-type="string" office:string-value="%QX0.0.1.139" calcext:value-type="string">
            <text:p>%QX0.0.1.139</text:p>
          </table:table-cell>
          <table:table-cell table:formula="of:=COM.MICROSOFT.CONCAT(&quot;&lt;variable name=&quot;&quot;&quot;;[.H70];&quot;&quot;&quot;&quot;;&quot; address=&quot;&quot;&quot;;[.I70];&quot;&quot;&quot;&quot;;&quot;&gt;&lt;type&gt;                 &lt;BOOL/&gt;               &lt;/type&gt; &lt;/variable&gt;&quot;)" office:value-type="string" office:string-value="&lt;variable name=&quot;pushForwardCT5&quot; address=&quot;%QX0.0.1.139&quot;&gt;&lt;type&gt;                 &lt;BOOL/&gt;               &lt;/type&gt; &lt;/variable&gt;" calcext:value-type="string">
            <text:p>&lt;variable name="pushForwardCT5" address="%QX0.0.1.139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-</text:p>
          </table:table-cell>
          <table:table-cell office:value-type="float" office:value="143" calcext:value-type="float">
            <text:p>143</text:p>
          </table:table-cell>
          <table:table-cell table:formula="of:=COM.MICROSOFT.CONCAT(&quot;pushForward&quot;;[.B71])" office:value-type="string" office:string-value="pushForwardCT6" calcext:value-type="string">
            <text:p>pushForwardCT6</text:p>
          </table:table-cell>
          <table:table-cell table:formula="of:=COM.MICROSOFT.CONCAT(&quot;%QX0.0.1.&quot;;[.G71])" office:value-type="string" office:string-value="%QX0.0.1.143" calcext:value-type="string">
            <text:p>%QX0.0.1.143</text:p>
          </table:table-cell>
          <table:table-cell table:formula="of:=COM.MICROSOFT.CONCAT(&quot;&lt;variable name=&quot;&quot;&quot;;[.H71];&quot;&quot;&quot;&quot;;&quot; address=&quot;&quot;&quot;;[.I71];&quot;&quot;&quot;&quot;;&quot;&gt;&lt;type&gt;                 &lt;BOOL/&gt;               &lt;/type&gt; &lt;/variable&gt;&quot;)" office:value-type="string" office:string-value="&lt;variable name=&quot;pushForwardCT6&quot; address=&quot;%QX0.0.1.143&quot;&gt;&lt;type&gt;                 &lt;BOOL/&gt;               &lt;/type&gt; &lt;/variable&gt;" calcext:value-type="string">
            <text:p>&lt;variable name="pushForwardCT6" address="%QX0.0.1.143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Z +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Z -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Y +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Y -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X +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X -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1</text:p>
          </table:table-cell>
          <table:table-cell office:value-type="string" calcext:value-type="string">
            <text:p>Warehouse Out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0" calcext:value-type="float">
            <text:p>0</text:p>
          </table:table-cell>
          <table:table-cell table:formula="of:=COM.MICROSOFT.CONCAT(&quot;back&quot;;[.B78])" office:value-type="string" office:string-value="backAT1" calcext:value-type="string">
            <text:p>backAT1</text:p>
          </table:table-cell>
          <table:table-cell table:formula="of:=COM.MICROSOFT.CONCAT(&quot;%QX0.0.1.&quot;;[.G78])" office:value-type="string" office:string-value="%QX0.0.1.0" calcext:value-type="string">
            <text:p>%QX0.0.1.0</text:p>
          </table:table-cell>
          <table:table-cell table:formula="of:=COM.MICROSOFT.CONCAT(&quot;&lt;variable name=&quot;&quot;&quot;;[.H78];&quot;&quot;&quot;&quot;;&quot; address=&quot;&quot;&quot;;[.I78];&quot;&quot;&quot;&quot;;&quot;&gt;&lt;type&gt;                 &lt;BOOL/&gt;               &lt;/type&gt; &lt;/variable&gt;&quot;)" office:value-type="string" office:string-value="&lt;variable name=&quot;backAT1&quot; address=&quot;%QX0.0.1.0&quot;&gt;&lt;type&gt;                 &lt;BOOL/&gt;               &lt;/type&gt; &lt;/variable&gt;" calcext:value-type="string">
            <text:p>&lt;variable name="backAT1" address="%QX0.0.1.0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2" calcext:value-type="float">
            <text:p>2</text:p>
          </table:table-cell>
          <table:table-cell table:formula="of:=COM.MICROSOFT.CONCAT(&quot;back&quot;;[.B79])" office:value-type="string" office:string-value="backAT2" calcext:value-type="string">
            <text:p>backAT2</text:p>
          </table:table-cell>
          <table:table-cell table:formula="of:=COM.MICROSOFT.CONCAT(&quot;%QX0.0.1.&quot;;[.G79])" office:value-type="string" office:string-value="%QX0.0.1.2" calcext:value-type="string">
            <text:p>%QX0.0.1.2</text:p>
          </table:table-cell>
          <table:table-cell table:formula="of:=COM.MICROSOFT.CONCAT(&quot;&lt;variable name=&quot;&quot;&quot;;[.H79];&quot;&quot;&quot;&quot;;&quot; address=&quot;&quot;&quot;;[.I79];&quot;&quot;&quot;&quot;;&quot;&gt;&lt;type&gt;                 &lt;BOOL/&gt;               &lt;/type&gt; &lt;/variable&gt;&quot;)" office:value-type="string" office:string-value="&lt;variable name=&quot;backAT2&quot; address=&quot;%QX0.0.1.2&quot;&gt;&lt;type&gt;                 &lt;BOOL/&gt;               &lt;/type&gt; &lt;/variable&gt;" calcext:value-type="string">
            <text:p>&lt;variable name="backAT2" address="%QX0.0.1.2"&gt;&lt;type&gt; <text:s text:c="16"/>&lt;BOOL/&gt; <text:s text:c="14"/>&lt;/type&gt; &lt;/variable&gt;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backSaT2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+</text:p>
          </table:table-cell>
          <table:table-cell table:style-name="ce1" office:value-type="float" office:value="7" calcext:value-type="float">
            <text:p>7</text:p>
          </table:table-cell>
          <table:table-cell table:formula="of:=COM.MICROSOFT.CONCAT(&quot;back&quot;;[.B80])" office:value-type="string" office:string-value="backSaT2" calcext:value-type="string">
            <text:p>backSaT2</text:p>
          </table:table-cell>
          <table:table-cell table:formula="of:=COM.MICROSOFT.CONCAT(&quot;%QX0.0.1.&quot;;[.G80])" office:value-type="string" office:string-value="%QX0.0.1.7" calcext:value-type="string">
            <text:p>%QX0.0.1.7</text:p>
          </table:table-cell>
          <table:table-cell table:formula="of:=COM.MICROSOFT.CONCAT(&quot;&lt;variable name=&quot;&quot;&quot;;[.H80];&quot;&quot;&quot;&quot;;&quot; address=&quot;&quot;&quot;;[.I80];&quot;&quot;&quot;&quot;;&quot;&gt;&lt;type&gt;                 &lt;BOOL/&gt;               &lt;/type&gt; &lt;/variable&gt;&quot;)" office:value-type="string" office:string-value="&lt;variable name=&quot;backSaT2&quot; address=&quot;%QX0.0.1.7&quot;&gt;&lt;type&gt;                 &lt;BOOL/&gt;               &lt;/type&gt; &lt;/variable&gt;" calcext:value-type="string">
            <text:p>&lt;variable name="backSaT2" address="%QX0.0.1.7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1" calcext:value-type="float">
            <text:p>31</text:p>
          </table:table-cell>
          <table:table-cell table:formula="of:=COM.MICROSOFT.CONCAT(&quot;back&quot;;[.B81])" office:value-type="string" office:string-value="backSaT6" calcext:value-type="string">
            <text:p>backSaT6</text:p>
          </table:table-cell>
          <table:table-cell table:formula="of:=COM.MICROSOFT.CONCAT(&quot;%QX0.0.1.&quot;;[.G81])" office:value-type="string" office:string-value="%QX0.0.1.31" calcext:value-type="string">
            <text:p>%QX0.0.1.31</text:p>
          </table:table-cell>
          <table:table-cell table:formula="of:=COM.MICROSOFT.CONCAT(&quot;&lt;variable name=&quot;&quot;&quot;;[.H81];&quot;&quot;&quot;&quot;;&quot; address=&quot;&quot;&quot;;[.I81];&quot;&quot;&quot;&quot;;&quot;&gt;&lt;type&gt;                 &lt;BOOL/&gt;               &lt;/type&gt; &lt;/variable&gt;&quot;)" office:value-type="string" office:string-value="&lt;variable name=&quot;backSaT6&quot; address=&quot;%QX0.0.1.31&quot;&gt;&lt;type&gt;                 &lt;BOOL/&gt;               &lt;/type&gt; &lt;/variable&gt;" calcext:value-type="string">
            <text:p>&lt;variable name="backSaT6" address="%QX0.0.1.3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b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9" calcext:value-type="float">
            <text:p>39</text:p>
          </table:table-cell>
          <table:table-cell table:formula="of:=COM.MICROSOFT.CONCAT(&quot;back&quot;;[.B82])" office:value-type="string" office:string-value="backSbT2" calcext:value-type="string">
            <text:p>backSbT2</text:p>
          </table:table-cell>
          <table:table-cell table:formula="of:=COM.MICROSOFT.CONCAT(&quot;%QX0.0.1.&quot;;[.G82])" office:value-type="string" office:string-value="%QX0.0.1.39" calcext:value-type="string">
            <text:p>%QX0.0.1.39</text:p>
          </table:table-cell>
          <table:table-cell table:formula="of:=COM.MICROSOFT.CONCAT(&quot;&lt;variable name=&quot;&quot;&quot;;[.H82];&quot;&quot;&quot;&quot;;&quot; address=&quot;&quot;&quot;;[.I82];&quot;&quot;&quot;&quot;;&quot;&gt;&lt;type&gt;                 &lt;BOOL/&gt;               &lt;/type&gt; &lt;/variable&gt;&quot;)" office:value-type="string" office:string-value="&lt;variable name=&quot;backSbT2&quot; address=&quot;%QX0.0.1.39&quot;&gt;&lt;type&gt;                 &lt;BOOL/&gt;               &lt;/type&gt; &lt;/variable&gt;" calcext:value-type="string">
            <text:p>&lt;variable name="backSbT2" address="%QX0.0.1.39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63" calcext:value-type="float">
            <text:p>63</text:p>
          </table:table-cell>
          <table:table-cell table:formula="of:=COM.MICROSOFT.CONCAT(&quot;back&quot;;[.B83])" office:value-type="string" office:string-value="backSbT6" calcext:value-type="string">
            <text:p>backSbT6</text:p>
          </table:table-cell>
          <table:table-cell table:formula="of:=COM.MICROSOFT.CONCAT(&quot;%QX0.0.1.&quot;;[.G83])" office:value-type="string" office:string-value="%QX0.0.1.63" calcext:value-type="string">
            <text:p>%QX0.0.1.63</text:p>
          </table:table-cell>
          <table:table-cell table:formula="of:=COM.MICROSOFT.CONCAT(&quot;&lt;variable name=&quot;&quot;&quot;;[.H83];&quot;&quot;&quot;&quot;;&quot; address=&quot;&quot;&quot;;[.I83];&quot;&quot;&quot;&quot;;&quot;&gt;&lt;type&gt;                 &lt;BOOL/&gt;               &lt;/type&gt; &lt;/variable&gt;&quot;)" office:value-type="string" office:string-value="&lt;variable name=&quot;backSbT6&quot; address=&quot;%QX0.0.1.63&quot;&gt;&lt;type&gt;                 &lt;BOOL/&gt;               &lt;/type&gt; &lt;/variable&gt;" calcext:value-type="string">
            <text:p>&lt;variable name="backSbT6" address="%QX0.0.1.63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71" calcext:value-type="float">
            <text:p>71</text:p>
          </table:table-cell>
          <table:table-cell table:formula="of:=COM.MICROSOFT.CONCAT(&quot;back&quot;;[.B84])" office:value-type="string" office:string-value="backScT2" calcext:value-type="string">
            <text:p>backScT2</text:p>
          </table:table-cell>
          <table:table-cell table:formula="of:=COM.MICROSOFT.CONCAT(&quot;%QX0.0.1.&quot;;[.G84])" office:value-type="string" office:string-value="%QX0.0.1.71" calcext:value-type="string">
            <text:p>%QX0.0.1.71</text:p>
          </table:table-cell>
          <table:table-cell table:formula="of:=COM.MICROSOFT.CONCAT(&quot;&lt;variable name=&quot;&quot;&quot;;[.H84];&quot;&quot;&quot;&quot;;&quot; address=&quot;&quot;&quot;;[.I84];&quot;&quot;&quot;&quot;;&quot;&gt;&lt;type&gt;                 &lt;BOOL/&gt;               &lt;/type&gt; &lt;/variable&gt;&quot;)" office:value-type="string" office:string-value="&lt;variable name=&quot;backScT2&quot; address=&quot;%QX0.0.1.71&quot;&gt;&lt;type&gt;                 &lt;BOOL/&gt;               &lt;/type&gt; &lt;/variable&gt;" calcext:value-type="string">
            <text:p>&lt;variable name="backScT2" address="%QX0.0.1.7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95" calcext:value-type="float">
            <text:p>95</text:p>
          </table:table-cell>
          <table:table-cell table:formula="of:=COM.MICROSOFT.CONCAT(&quot;back&quot;;[.B85])" office:value-type="string" office:string-value="backScT6" calcext:value-type="string">
            <text:p>backScT6</text:p>
          </table:table-cell>
          <table:table-cell table:formula="of:=COM.MICROSOFT.CONCAT(&quot;%QX0.0.1.&quot;;[.G85])" office:value-type="string" office:string-value="%QX0.0.1.95" calcext:value-type="string">
            <text:p>%QX0.0.1.95</text:p>
          </table:table-cell>
          <table:table-cell table:formula="of:=COM.MICROSOFT.CONCAT(&quot;&lt;variable name=&quot;&quot;&quot;;[.H85];&quot;&quot;&quot;&quot;;&quot; address=&quot;&quot;&quot;;[.I85];&quot;&quot;&quot;&quot;;&quot;&gt;&lt;type&gt;                 &lt;BOOL/&gt;               &lt;/type&gt; &lt;/variable&gt;&quot;)" office:value-type="string" office:string-value="&lt;variable name=&quot;backScT6&quot; address=&quot;%QX0.0.1.95&quot;&gt;&lt;type&gt;                 &lt;BOOL/&gt;               &lt;/type&gt; &lt;/variable&gt;" calcext:value-type="string">
            <text:p>&lt;variable name="backScT6" address="%QX0.0.1.95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3" calcext:value-type="float">
            <text:p>103</text:p>
          </table:table-cell>
          <table:table-cell table:formula="of:=COM.MICROSOFT.CONCAT(&quot;back&quot;;[.B86])" office:value-type="string" office:string-value="backMT2" calcext:value-type="string">
            <text:p>backMT2</text:p>
          </table:table-cell>
          <table:table-cell table:formula="of:=COM.MICROSOFT.CONCAT(&quot;%QX0.0.1.&quot;;[.G86])" office:value-type="string" office:string-value="%QX0.0.1.103" calcext:value-type="string">
            <text:p>%QX0.0.1.103</text:p>
          </table:table-cell>
          <table:table-cell table:formula="of:=COM.MICROSOFT.CONCAT(&quot;&lt;variable name=&quot;&quot;&quot;;[.H86];&quot;&quot;&quot;&quot;;&quot; address=&quot;&quot;&quot;;[.I86];&quot;&quot;&quot;&quot;;&quot;&gt;&lt;type&gt;                 &lt;BOOL/&gt;               &lt;/type&gt; &lt;/variable&gt;&quot;)" office:value-type="string" office:string-value="&lt;variable name=&quot;backMT2&quot; address=&quot;%QX0.0.1.103&quot;&gt;&lt;type&gt;                 &lt;BOOL/&gt;               &lt;/type&gt; &lt;/variable&gt;" calcext:value-type="string">
            <text:p>&lt;variable name="backMT2" address="%QX0.0.1.103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13" calcext:value-type="float">
            <text:p>113</text:p>
          </table:table-cell>
          <table:table-cell table:formula="of:=COM.MICROSOFT.CONCAT(&quot;back&quot;;[.B87])" office:value-type="string" office:string-value="backMT6" calcext:value-type="string">
            <text:p>backMT6</text:p>
          </table:table-cell>
          <table:table-cell table:formula="of:=COM.MICROSOFT.CONCAT(&quot;%QX0.0.1.&quot;;[.G87])" office:value-type="string" office:string-value="%QX0.0.1.113" calcext:value-type="string">
            <text:p>%QX0.0.1.113</text:p>
          </table:table-cell>
          <table:table-cell table:formula="of:=COM.MICROSOFT.CONCAT(&quot;&lt;variable name=&quot;&quot;&quot;;[.H87];&quot;&quot;&quot;&quot;;&quot; address=&quot;&quot;&quot;;[.I87];&quot;&quot;&quot;&quot;;&quot;&gt;&lt;type&gt;                 &lt;BOOL/&gt;               &lt;/type&gt; &lt;/variable&gt;&quot;)" office:value-type="string" office:string-value="&lt;variable name=&quot;backMT6&quot; address=&quot;%QX0.0.1.113&quot;&gt;&lt;type&gt;                 &lt;BOOL/&gt;               &lt;/type&gt; &lt;/variable&gt;" calcext:value-type="string">
            <text:p>&lt;variable name="backMT6" address="%QX0.0.1.113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26" calcext:value-type="float">
            <text:p>126</text:p>
          </table:table-cell>
          <table:table-cell table:formula="of:=COM.MICROSOFT.CONCAT(&quot;back&quot;;[.B88])" office:value-type="string" office:string-value="backCT2" calcext:value-type="string">
            <text:p>backCT2</text:p>
          </table:table-cell>
          <table:table-cell table:formula="of:=COM.MICROSOFT.CONCAT(&quot;%QX0.0.1.&quot;;[.G88])" office:value-type="string" office:string-value="%QX0.0.1.126" calcext:value-type="string">
            <text:p>%QX0.0.1.126</text:p>
          </table:table-cell>
          <table:table-cell table:formula="of:=COM.MICROSOFT.CONCAT(&quot;&lt;variable name=&quot;&quot;&quot;;[.H88];&quot;&quot;&quot;&quot;;&quot; address=&quot;&quot;&quot;;[.I88];&quot;&quot;&quot;&quot;;&quot;&gt;&lt;type&gt;                 &lt;BOOL/&gt;               &lt;/type&gt; &lt;/variable&gt;&quot;)" office:value-type="string" office:string-value="&lt;variable name=&quot;backCT2&quot; address=&quot;%QX0.0.1.126&quot;&gt;&lt;type&gt;                 &lt;BOOL/&gt;               &lt;/type&gt; &lt;/variable&gt;" calcext:value-type="string">
            <text:p>&lt;variable name="backCT2" address="%QX0.0.1.126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46" calcext:value-type="float">
            <text:p>146</text:p>
          </table:table-cell>
          <table:table-cell table:formula="of:=COM.MICROSOFT.CONCAT(&quot;back&quot;;[.B89])" office:value-type="string" office:string-value="backCT8" calcext:value-type="string">
            <text:p>backCT8</text:p>
          </table:table-cell>
          <table:table-cell table:formula="of:=COM.MICROSOFT.CONCAT(&quot;%QX0.0.1.&quot;;[.G89])" office:value-type="string" office:string-value="%QX0.0.1.146" calcext:value-type="string">
            <text:p>%QX0.0.1.146</text:p>
          </table:table-cell>
          <table:table-cell table:formula="of:=COM.MICROSOFT.CONCAT(&quot;&lt;variable name=&quot;&quot;&quot;;[.H89];&quot;&quot;&quot;&quot;;&quot; address=&quot;&quot;&quot;;[.I89];&quot;&quot;&quot;&quot;;&quot;&gt;&lt;type&gt;                 &lt;BOOL/&gt;               &lt;/type&gt; &lt;/variable&gt;&quot;)" office:value-type="string" office:string-value="&lt;variable name=&quot;backCT8&quot; address=&quot;%QX0.0.1.146&quot;&gt;&lt;type&gt;                 &lt;BOOL/&gt;               &lt;/type&gt; &lt;/variable&gt;" calcext:value-type="string">
            <text:p>&lt;variable name="backCT8" address="%QX0.0.1.146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32" calcext:value-type="float">
            <text:p>132</text:p>
          </table:table-cell>
          <table:table-cell table:formula="of:=COM.MICROSOFT.CONCAT(&quot;back&quot;;[.B90])" office:value-type="string" office:string-value="backCT4" calcext:value-type="string">
            <text:p>backCT4</text:p>
          </table:table-cell>
          <table:table-cell table:formula="of:=COM.MICROSOFT.CONCAT(&quot;%QX0.0.1.&quot;;[.G90])" office:value-type="string" office:string-value="%QX0.0.1.132" calcext:value-type="string">
            <text:p>%QX0.0.1.132</text:p>
          </table:table-cell>
          <table:table-cell table:formula="of:=COM.MICROSOFT.CONCAT(&quot;&lt;variable name=&quot;&quot;&quot;;[.H90];&quot;&quot;&quot;&quot;;&quot; address=&quot;&quot;&quot;;[.I90];&quot;&quot;&quot;&quot;;&quot;&gt;&lt;type&gt;                 &lt;BOOL/&gt;               &lt;/type&gt; &lt;/variable&gt;&quot;)" office:value-type="string" office:string-value="&lt;variable name=&quot;backCT4&quot; address=&quot;%QX0.0.1.132&quot;&gt;&lt;type&gt;                 &lt;BOOL/&gt;               &lt;/type&gt; &lt;/variable&gt;" calcext:value-type="string">
            <text:p>&lt;variable name="backCT4" address="%QX0.0.1.132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36" calcext:value-type="float">
            <text:p>136</text:p>
          </table:table-cell>
          <table:table-cell table:formula="of:=COM.MICROSOFT.CONCAT(&quot;back&quot;;[.B91])" office:value-type="string" office:string-value="backCT5" calcext:value-type="string">
            <text:p>backCT5</text:p>
          </table:table-cell>
          <table:table-cell table:formula="of:=COM.MICROSOFT.CONCAT(&quot;%QX0.0.1.&quot;;[.G91])" office:value-type="string" office:string-value="%QX0.0.1.136" calcext:value-type="string">
            <text:p>%QX0.0.1.136</text:p>
          </table:table-cell>
          <table:table-cell table:formula="of:=COM.MICROSOFT.CONCAT(&quot;&lt;variable name=&quot;&quot;&quot;;[.H91];&quot;&quot;&quot;&quot;;&quot; address=&quot;&quot;&quot;;[.I91];&quot;&quot;&quot;&quot;;&quot;&gt;&lt;type&gt;                 &lt;BOOL/&gt;               &lt;/type&gt; &lt;/variable&gt;&quot;)" office:value-type="string" office:string-value="&lt;variable name=&quot;backCT5&quot; address=&quot;%QX0.0.1.136&quot;&gt;&lt;type&gt;                 &lt;BOOL/&gt;               &lt;/type&gt; &lt;/variable&gt;" calcext:value-type="string">
            <text:p>&lt;variable name="backCT5" address="%QX0.0.1.136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40" calcext:value-type="float">
            <text:p>140</text:p>
          </table:table-cell>
          <table:table-cell table:formula="of:=COM.MICROSOFT.CONCAT(&quot;back&quot;;[.B92])" office:value-type="string" office:string-value="backCT6" calcext:value-type="string">
            <text:p>backCT6</text:p>
          </table:table-cell>
          <table:table-cell table:formula="of:=COM.MICROSOFT.CONCAT(&quot;%QX0.0.1.&quot;;[.G92])" office:value-type="string" office:string-value="%QX0.0.1.140" calcext:value-type="string">
            <text:p>%QX0.0.1.140</text:p>
          </table:table-cell>
          <table:table-cell table:formula="of:=COM.MICROSOFT.CONCAT(&quot;&lt;variable name=&quot;&quot;&quot;;[.H92];&quot;&quot;&quot;&quot;;&quot; address=&quot;&quot;&quot;;[.I92];&quot;&quot;&quot;&quot;;&quot;&gt;&lt;type&gt;                 &lt;BOOL/&gt;               &lt;/type&gt; &lt;/variable&gt;&quot;)" office:value-type="string" office:string-value="&lt;variable name=&quot;backCT6&quot; address=&quot;%QX0.0.1.140&quot;&gt;&lt;type&gt;                 &lt;BOOL/&gt;               &lt;/type&gt; &lt;/variable&gt;" calcext:value-type="string">
            <text:p>&lt;variable name="backCT6" address="%QX0.0.1.140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1" calcext:value-type="float">
            <text:p>11</text:p>
          </table:table-cell>
          <table:table-cell table:formula="of:=COM.MICROSOFT.CONCAT(&quot;back&quot;;[.B93])" office:value-type="string" office:string-value="backSaT3" calcext:value-type="string">
            <text:p>backSaT3</text:p>
          </table:table-cell>
          <table:table-cell table:formula="of:=COM.MICROSOFT.CONCAT(&quot;%QX0.0.1.&quot;;[.G93])" office:value-type="string" office:string-value="%QX0.0.1.11" calcext:value-type="string">
            <text:p>%QX0.0.1.11</text:p>
          </table:table-cell>
          <table:table-cell table:formula="of:=COM.MICROSOFT.CONCAT(&quot;&lt;variable name=&quot;&quot;&quot;;[.H93];&quot;&quot;&quot;&quot;;&quot; address=&quot;&quot;&quot;;[.I93];&quot;&quot;&quot;&quot;;&quot;&gt;&lt;type&gt;                 &lt;BOOL/&gt;               &lt;/type&gt; &lt;/variable&gt;&quot;)" office:value-type="string" office:string-value="&lt;variable name=&quot;backSaT3&quot; address=&quot;%QX0.0.1.11&quot;&gt;&lt;type&gt;                 &lt;BOOL/&gt;               &lt;/type&gt; &lt;/variable&gt;" calcext:value-type="string">
            <text:p>&lt;variable name="backSaT3" address="%QX0.0.1.1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22" calcext:value-type="float">
            <text:p>22</text:p>
          </table:table-cell>
          <table:table-cell table:formula="of:=COM.MICROSOFT.CONCAT(&quot;back&quot;;[.B94])" office:value-type="string" office:string-value="backSaT5" calcext:value-type="string">
            <text:p>backSaT5</text:p>
          </table:table-cell>
          <table:table-cell table:formula="of:=COM.MICROSOFT.CONCAT(&quot;%QX0.0.1.&quot;;[.G94])" office:value-type="string" office:string-value="%QX0.0.1.22" calcext:value-type="string">
            <text:p>%QX0.0.1.22</text:p>
          </table:table-cell>
          <table:table-cell table:formula="of:=COM.MICROSOFT.CONCAT(&quot;&lt;variable name=&quot;&quot;&quot;;[.H94];&quot;&quot;&quot;&quot;;&quot; address=&quot;&quot;&quot;;[.I94];&quot;&quot;&quot;&quot;;&quot;&gt;&lt;type&gt;                 &lt;BOOL/&gt;               &lt;/type&gt; &lt;/variable&gt;&quot;)" office:value-type="string" office:string-value="&lt;variable name=&quot;backSaT5&quot; address=&quot;%QX0.0.1.22&quot;&gt;&lt;type&gt;                 &lt;BOOL/&gt;               &lt;/type&gt; &lt;/variable&gt;" calcext:value-type="string">
            <text:p>&lt;variable name="backSaT5" address="%QX0.0.1.22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43" calcext:value-type="float">
            <text:p>43</text:p>
          </table:table-cell>
          <table:table-cell table:formula="of:=COM.MICROSOFT.CONCAT(&quot;back&quot;;[.B95])" office:value-type="string" office:string-value="backSbT3" calcext:value-type="string">
            <text:p>backSbT3</text:p>
          </table:table-cell>
          <table:table-cell table:formula="of:=COM.MICROSOFT.CONCAT(&quot;%QX0.0.1.&quot;;[.G95])" office:value-type="string" office:string-value="%QX0.0.1.43" calcext:value-type="string">
            <text:p>%QX0.0.1.43</text:p>
          </table:table-cell>
          <table:table-cell table:formula="of:=COM.MICROSOFT.CONCAT(&quot;&lt;variable name=&quot;&quot;&quot;;[.H95];&quot;&quot;&quot;&quot;;&quot; address=&quot;&quot;&quot;;[.I95];&quot;&quot;&quot;&quot;;&quot;&gt;&lt;type&gt;                 &lt;BOOL/&gt;               &lt;/type&gt; &lt;/variable&gt;&quot;)" office:value-type="string" office:string-value="&lt;variable name=&quot;backSbT3&quot; address=&quot;%QX0.0.1.43&quot;&gt;&lt;type&gt;                 &lt;BOOL/&gt;               &lt;/type&gt; &lt;/variable&gt;" calcext:value-type="string">
            <text:p>&lt;variable name="backSbT3" address="%QX0.0.1.43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54" calcext:value-type="float">
            <text:p>54</text:p>
          </table:table-cell>
          <table:table-cell table:formula="of:=COM.MICROSOFT.CONCAT(&quot;back&quot;;[.B96])" office:value-type="string" office:string-value="backSbT5" calcext:value-type="string">
            <text:p>backSbT5</text:p>
          </table:table-cell>
          <table:table-cell table:formula="of:=COM.MICROSOFT.CONCAT(&quot;%QX0.0.1.&quot;;[.G96])" office:value-type="string" office:string-value="%QX0.0.1.54" calcext:value-type="string">
            <text:p>%QX0.0.1.54</text:p>
          </table:table-cell>
          <table:table-cell table:formula="of:=COM.MICROSOFT.CONCAT(&quot;&lt;variable name=&quot;&quot;&quot;;[.H96];&quot;&quot;&quot;&quot;;&quot; address=&quot;&quot;&quot;;[.I96];&quot;&quot;&quot;&quot;;&quot;&gt;&lt;type&gt;                 &lt;BOOL/&gt;               &lt;/type&gt; &lt;/variable&gt;&quot;)" office:value-type="string" office:string-value="&lt;variable name=&quot;backSbT5&quot; address=&quot;%QX0.0.1.54&quot;&gt;&lt;type&gt;                 &lt;BOOL/&gt;               &lt;/type&gt; &lt;/variable&gt;" calcext:value-type="string">
            <text:p>&lt;variable name="backSbT5" address="%QX0.0.1.54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75" calcext:value-type="float">
            <text:p>75</text:p>
          </table:table-cell>
          <table:table-cell table:formula="of:=COM.MICROSOFT.CONCAT(&quot;back&quot;;[.B97])" office:value-type="string" office:string-value="backScT3" calcext:value-type="string">
            <text:p>backScT3</text:p>
          </table:table-cell>
          <table:table-cell table:formula="of:=COM.MICROSOFT.CONCAT(&quot;%QX0.0.1.&quot;;[.G97])" office:value-type="string" office:string-value="%QX0.0.1.75" calcext:value-type="string">
            <text:p>%QX0.0.1.75</text:p>
          </table:table-cell>
          <table:table-cell table:formula="of:=COM.MICROSOFT.CONCAT(&quot;&lt;variable name=&quot;&quot;&quot;;[.H97];&quot;&quot;&quot;&quot;;&quot; address=&quot;&quot;&quot;;[.I97];&quot;&quot;&quot;&quot;;&quot;&gt;&lt;type&gt;                 &lt;BOOL/&gt;               &lt;/type&gt; &lt;/variable&gt;&quot;)" office:value-type="string" office:string-value="&lt;variable name=&quot;backScT3&quot; address=&quot;%QX0.0.1.75&quot;&gt;&lt;type&gt;                 &lt;BOOL/&gt;               &lt;/type&gt; &lt;/variable&gt;" calcext:value-type="string">
            <text:p>&lt;variable name="backScT3" address="%QX0.0.1.75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86" calcext:value-type="float">
            <text:p>86</text:p>
          </table:table-cell>
          <table:table-cell table:formula="of:=COM.MICROSOFT.CONCAT(&quot;back&quot;;[.B98])" office:value-type="string" office:string-value="backScT5" calcext:value-type="string">
            <text:p>backScT5</text:p>
          </table:table-cell>
          <table:table-cell table:formula="of:=COM.MICROSOFT.CONCAT(&quot;%QX0.0.1.&quot;;[.G98])" office:value-type="string" office:string-value="%QX0.0.1.86" calcext:value-type="string">
            <text:p>%QX0.0.1.86</text:p>
          </table:table-cell>
          <table:table-cell table:formula="of:=COM.MICROSOFT.CONCAT(&quot;&lt;variable name=&quot;&quot;&quot;;[.H98];&quot;&quot;&quot;&quot;;&quot; address=&quot;&quot;&quot;;[.I98];&quot;&quot;&quot;&quot;;&quot;&gt;&lt;type&gt;                 &lt;BOOL/&gt;               &lt;/type&gt; &lt;/variable&gt;&quot;)" office:value-type="string" office:string-value="&lt;variable name=&quot;backScT5&quot; address=&quot;%QX0.0.1.86&quot;&gt;&lt;type&gt;                 &lt;BOOL/&gt;               &lt;/type&gt; &lt;/variable&gt;" calcext:value-type="string">
            <text:p>&lt;variable name="backScT5" address="%QX0.0.1.86"&gt;&lt;type&gt; <text:s text:c="16"/>&lt;BOOL/&gt; <text:s text:c="14"/>&lt;/type&gt; &lt;/variable&gt;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T1</text:p>
          </table:table-cell>
          <table:table-cell table:style-name="ce1" office:value-type="string" calcext:value-type="string">
            <text:p>Convey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+</text:p>
          </table:table-cell>
          <table:table-cell table:style-name="ce1" office:value-type="float" office:value="5" calcext:value-type="float">
            <text:p>5</text:p>
          </table:table-cell>
          <table:table-cell table:formula="of:=COM.MICROSOFT.CONCAT(&quot;back&quot;;[.B99])" office:value-type="string" office:string-value="backSaT1" calcext:value-type="string">
            <text:p>backSaT1</text:p>
          </table:table-cell>
          <table:table-cell table:formula="of:=COM.MICROSOFT.CONCAT(&quot;%QX0.0.1.&quot;;[.G99])" office:value-type="string" office:string-value="%QX0.0.1.5" calcext:value-type="string">
            <text:p>%QX0.0.1.5</text:p>
          </table:table-cell>
          <table:table-cell table:formula="of:=COM.MICROSOFT.CONCAT(&quot;&lt;variable name=&quot;&quot;&quot;;[.H99];&quot;&quot;&quot;&quot;;&quot; address=&quot;&quot;&quot;;[.I99];&quot;&quot;&quot;&quot;;&quot;&gt;&lt;type&gt;                 &lt;BOOL/&gt;               &lt;/type&gt; &lt;/variable&gt;&quot;)" office:value-type="string" office:string-value="&lt;variable name=&quot;backSaT1&quot; address=&quot;%QX0.0.1.5&quot;&gt;&lt;type&gt;                 &lt;BOOL/&gt;               &lt;/type&gt; &lt;/variable&gt;" calcext:value-type="string">
            <text:p>&lt;variable name="backSaT1" address="%QX0.0.1.5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20" calcext:value-type="float">
            <text:p>20</text:p>
          </table:table-cell>
          <table:table-cell table:formula="of:=COM.MICROSOFT.CONCAT(&quot;back&quot;;[.B100])" office:value-type="string" office:string-value="backSaT4" calcext:value-type="string">
            <text:p>backSaT4</text:p>
          </table:table-cell>
          <table:table-cell table:formula="of:=COM.MICROSOFT.CONCAT(&quot;%QX0.0.1.&quot;;[.G100])" office:value-type="string" office:string-value="%QX0.0.1.20" calcext:value-type="string">
            <text:p>%QX0.0.1.20</text:p>
          </table:table-cell>
          <table:table-cell table:formula="of:=COM.MICROSOFT.CONCAT(&quot;&lt;variable name=&quot;&quot;&quot;;[.H100];&quot;&quot;&quot;&quot;;&quot; address=&quot;&quot;&quot;;[.I100];&quot;&quot;&quot;&quot;;&quot;&gt;&lt;type&gt;                 &lt;BOOL/&gt;               &lt;/type&gt; &lt;/variable&gt;&quot;)" office:value-type="string" office:string-value="&lt;variable name=&quot;backSaT4&quot; address=&quot;%QX0.0.1.20&quot;&gt;&lt;type&gt;                 &lt;BOOL/&gt;               &lt;/type&gt; &lt;/variable&gt;" calcext:value-type="string">
            <text:p>&lt;variable name="backSaT4" address="%QX0.0.1.20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5" calcext:value-type="float">
            <text:p>35</text:p>
          </table:table-cell>
          <table:table-cell table:formula="of:=COM.MICROSOFT.CONCAT(&quot;back&quot;;[.B101])" office:value-type="string" office:string-value="backSaT7" calcext:value-type="string">
            <text:p>backSaT7</text:p>
          </table:table-cell>
          <table:table-cell table:formula="of:=COM.MICROSOFT.CONCAT(&quot;%QX0.0.1.&quot;;[.G101])" office:value-type="string" office:string-value="%QX0.0.1.35" calcext:value-type="string">
            <text:p>%QX0.0.1.35</text:p>
          </table:table-cell>
          <table:table-cell table:formula="of:=COM.MICROSOFT.CONCAT(&quot;&lt;variable name=&quot;&quot;&quot;;[.H101];&quot;&quot;&quot;&quot;;&quot; address=&quot;&quot;&quot;;[.I101];&quot;&quot;&quot;&quot;;&quot;&gt;&lt;type&gt;                 &lt;BOOL/&gt;               &lt;/type&gt; &lt;/variable&gt;&quot;)" office:value-type="string" office:string-value="&lt;variable name=&quot;backSaT7&quot; address=&quot;%QX0.0.1.35&quot;&gt;&lt;type&gt;                 &lt;BOOL/&gt;               &lt;/type&gt; &lt;/variable&gt;" calcext:value-type="string">
            <text:p>&lt;variable name="backSaT7" address="%QX0.0.1.35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b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7" calcext:value-type="float">
            <text:p>37</text:p>
          </table:table-cell>
          <table:table-cell table:formula="of:=COM.MICROSOFT.CONCAT(&quot;back&quot;;[.B102])" office:value-type="string" office:string-value="backSbT1" calcext:value-type="string">
            <text:p>backSbT1</text:p>
          </table:table-cell>
          <table:table-cell table:formula="of:=COM.MICROSOFT.CONCAT(&quot;%QX0.0.1.&quot;;[.G102])" office:value-type="string" office:string-value="%QX0.0.1.37" calcext:value-type="string">
            <text:p>%QX0.0.1.37</text:p>
          </table:table-cell>
          <table:table-cell table:formula="of:=COM.MICROSOFT.CONCAT(&quot;&lt;variable name=&quot;&quot;&quot;;[.H102];&quot;&quot;&quot;&quot;;&quot; address=&quot;&quot;&quot;;[.I102];&quot;&quot;&quot;&quot;;&quot;&gt;&lt;type&gt;                 &lt;BOOL/&gt;               &lt;/type&gt; &lt;/variable&gt;&quot;)" office:value-type="string" office:string-value="&lt;variable name=&quot;backSbT1&quot; address=&quot;%QX0.0.1.37&quot;&gt;&lt;type&gt;                 &lt;BOOL/&gt;               &lt;/type&gt; &lt;/variable&gt;" calcext:value-type="string">
            <text:p>&lt;variable name="backSbT1" address="%QX0.0.1.37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b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52" calcext:value-type="float">
            <text:p>52</text:p>
          </table:table-cell>
          <table:table-cell table:formula="of:=COM.MICROSOFT.CONCAT(&quot;back&quot;;[.B103])" office:value-type="string" office:string-value="backSbT4" calcext:value-type="string">
            <text:p>backSbT4</text:p>
          </table:table-cell>
          <table:table-cell table:formula="of:=COM.MICROSOFT.CONCAT(&quot;%QX0.0.1.&quot;;[.G103])" office:value-type="string" office:string-value="%QX0.0.1.52" calcext:value-type="string">
            <text:p>%QX0.0.1.52</text:p>
          </table:table-cell>
          <table:table-cell table:formula="of:=COM.MICROSOFT.CONCAT(&quot;&lt;variable name=&quot;&quot;&quot;;[.H103];&quot;&quot;&quot;&quot;;&quot; address=&quot;&quot;&quot;;[.I103];&quot;&quot;&quot;&quot;;&quot;&gt;&lt;type&gt;                 &lt;BOOL/&gt;               &lt;/type&gt; &lt;/variable&gt;&quot;)" office:value-type="string" office:string-value="&lt;variable name=&quot;backSbT4&quot; address=&quot;%QX0.0.1.52&quot;&gt;&lt;type&gt;                 &lt;BOOL/&gt;               &lt;/type&gt; &lt;/variable&gt;" calcext:value-type="string">
            <text:p>&lt;variable name="backSbT4" address="%QX0.0.1.52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b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67" calcext:value-type="float">
            <text:p>67</text:p>
          </table:table-cell>
          <table:table-cell table:formula="of:=COM.MICROSOFT.CONCAT(&quot;back&quot;;[.B104])" office:value-type="string" office:string-value="backSbT7" calcext:value-type="string">
            <text:p>backSbT7</text:p>
          </table:table-cell>
          <table:table-cell table:formula="of:=COM.MICROSOFT.CONCAT(&quot;%QX0.0.1.&quot;;[.G104])" office:value-type="string" office:string-value="%QX0.0.1.67" calcext:value-type="string">
            <text:p>%QX0.0.1.67</text:p>
          </table:table-cell>
          <table:table-cell table:formula="of:=COM.MICROSOFT.CONCAT(&quot;&lt;variable name=&quot;&quot;&quot;;[.H104];&quot;&quot;&quot;&quot;;&quot; address=&quot;&quot;&quot;;[.I104];&quot;&quot;&quot;&quot;;&quot;&gt;&lt;type&gt;                 &lt;BOOL/&gt;               &lt;/type&gt; &lt;/variable&gt;&quot;)" office:value-type="string" office:string-value="&lt;variable name=&quot;backSbT7&quot; address=&quot;%QX0.0.1.67&quot;&gt;&lt;type&gt;                 &lt;BOOL/&gt;               &lt;/type&gt; &lt;/variable&gt;" calcext:value-type="string">
            <text:p>&lt;variable name="backSbT7" address="%QX0.0.1.67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69" calcext:value-type="float">
            <text:p>69</text:p>
          </table:table-cell>
          <table:table-cell table:formula="of:=COM.MICROSOFT.CONCAT(&quot;back&quot;;[.B105])" office:value-type="string" office:string-value="backScT1" calcext:value-type="string">
            <text:p>backScT1</text:p>
          </table:table-cell>
          <table:table-cell table:formula="of:=COM.MICROSOFT.CONCAT(&quot;%QX0.0.1.&quot;;[.G105])" office:value-type="string" office:string-value="%QX0.0.1.69" calcext:value-type="string">
            <text:p>%QX0.0.1.69</text:p>
          </table:table-cell>
          <table:table-cell table:formula="of:=COM.MICROSOFT.CONCAT(&quot;&lt;variable name=&quot;&quot;&quot;;[.H105];&quot;&quot;&quot;&quot;;&quot; address=&quot;&quot;&quot;;[.I105];&quot;&quot;&quot;&quot;;&quot;&gt;&lt;type&gt;                 &lt;BOOL/&gt;               &lt;/type&gt; &lt;/variable&gt;&quot;)" office:value-type="string" office:string-value="&lt;variable name=&quot;backScT1&quot; address=&quot;%QX0.0.1.69&quot;&gt;&lt;type&gt;                 &lt;BOOL/&gt;               &lt;/type&gt; &lt;/variable&gt;" calcext:value-type="string">
            <text:p>&lt;variable name="backScT1" address="%QX0.0.1.69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c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84" calcext:value-type="float">
            <text:p>84</text:p>
          </table:table-cell>
          <table:table-cell table:formula="of:=COM.MICROSOFT.CONCAT(&quot;back&quot;;[.B106])" office:value-type="string" office:string-value="backScT4" calcext:value-type="string">
            <text:p>backScT4</text:p>
          </table:table-cell>
          <table:table-cell table:formula="of:=COM.MICROSOFT.CONCAT(&quot;%QX0.0.1.&quot;;[.G106])" office:value-type="string" office:string-value="%QX0.0.1.84" calcext:value-type="string">
            <text:p>%QX0.0.1.84</text:p>
          </table:table-cell>
          <table:table-cell table:formula="of:=COM.MICROSOFT.CONCAT(&quot;&lt;variable name=&quot;&quot;&quot;;[.H106];&quot;&quot;&quot;&quot;;&quot; address=&quot;&quot;&quot;;[.I106];&quot;&quot;&quot;&quot;;&quot;&gt;&lt;type&gt;                 &lt;BOOL/&gt;               &lt;/type&gt; &lt;/variable&gt;&quot;)" office:value-type="string" office:string-value="&lt;variable name=&quot;backScT4&quot; address=&quot;%QX0.0.1.84&quot;&gt;&lt;type&gt;                 &lt;BOOL/&gt;               &lt;/type&gt; &lt;/variable&gt;" calcext:value-type="string">
            <text:p>&lt;variable name="backScT4" address="%QX0.0.1.84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99" calcext:value-type="float">
            <text:p>99</text:p>
          </table:table-cell>
          <table:table-cell table:formula="of:=COM.MICROSOFT.CONCAT(&quot;back&quot;;[.B107])" office:value-type="string" office:string-value="backScT7" calcext:value-type="string">
            <text:p>backScT7</text:p>
          </table:table-cell>
          <table:table-cell table:formula="of:=COM.MICROSOFT.CONCAT(&quot;%QX0.0.1.&quot;;[.G107])" office:value-type="string" office:string-value="%QX0.0.1.99" calcext:value-type="string">
            <text:p>%QX0.0.1.99</text:p>
          </table:table-cell>
          <table:table-cell table:formula="of:=COM.MICROSOFT.CONCAT(&quot;&lt;variable name=&quot;&quot;&quot;;[.H107];&quot;&quot;&quot;&quot;;&quot; address=&quot;&quot;&quot;;[.I107];&quot;&quot;&quot;&quot;;&quot;&gt;&lt;type&gt;                 &lt;BOOL/&gt;               &lt;/type&gt; &lt;/variable&gt;&quot;)" office:value-type="string" office:string-value="&lt;variable name=&quot;backScT7&quot; address=&quot;%QX0.0.1.99&quot;&gt;&lt;type&gt;                 &lt;BOOL/&gt;               &lt;/type&gt; &lt;/variable&gt;" calcext:value-type="string">
            <text:p>&lt;variable name="backScT7" address="%QX0.0.1.99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1" calcext:value-type="float">
            <text:p>101</text:p>
          </table:table-cell>
          <table:table-cell table:formula="of:=COM.MICROSOFT.CONCAT(&quot;back&quot;;[.B108])" office:value-type="string" office:string-value="backMT1" calcext:value-type="string">
            <text:p>backMT1</text:p>
          </table:table-cell>
          <table:table-cell table:formula="of:=COM.MICROSOFT.CONCAT(&quot;%QX0.0.1.&quot;;[.G108])" office:value-type="string" office:string-value="%QX0.0.1.101" calcext:value-type="string">
            <text:p>%QX0.0.1.101</text:p>
          </table:table-cell>
          <table:table-cell table:formula="of:=COM.MICROSOFT.CONCAT(&quot;&lt;variable name=&quot;&quot;&quot;;[.H108];&quot;&quot;&quot;&quot;;&quot; address=&quot;&quot;&quot;;[.I108];&quot;&quot;&quot;&quot;;&quot;&gt;&lt;type&gt;                 &lt;BOOL/&gt;               &lt;/type&gt; &lt;/variable&gt;&quot;)" office:value-type="string" office:string-value="&lt;variable name=&quot;backMT1&quot; address=&quot;%QX0.0.1.101&quot;&gt;&lt;type&gt;                 &lt;BOOL/&gt;               &lt;/type&gt; &lt;/variable&gt;" calcext:value-type="string">
            <text:p>&lt;variable name="backMT1" address="%QX0.0.1.10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7" calcext:value-type="float">
            <text:p>107</text:p>
          </table:table-cell>
          <table:table-cell table:formula="of:=COM.MICROSOFT.CONCAT(&quot;back&quot;;[.B109])" office:value-type="string" office:string-value="backMT3" calcext:value-type="string">
            <text:p>backMT3</text:p>
          </table:table-cell>
          <table:table-cell table:formula="of:=COM.MICROSOFT.CONCAT(&quot;%QX0.0.1.&quot;;[.G109])" office:value-type="string" office:string-value="%QX0.0.1.107" calcext:value-type="string">
            <text:p>%QX0.0.1.107</text:p>
          </table:table-cell>
          <table:table-cell table:formula="of:=COM.MICROSOFT.CONCAT(&quot;&lt;variable name=&quot;&quot;&quot;;[.H109];&quot;&quot;&quot;&quot;;&quot; address=&quot;&quot;&quot;;[.I109];&quot;&quot;&quot;&quot;;&quot;&gt;&lt;type&gt;                 &lt;BOOL/&gt;               &lt;/type&gt; &lt;/variable&gt;&quot;)" office:value-type="string" office:string-value="&lt;variable name=&quot;backMT3&quot; address=&quot;%QX0.0.1.107&quot;&gt;&lt;type&gt;                 &lt;BOOL/&gt;               &lt;/type&gt; &lt;/variable&gt;" calcext:value-type="string">
            <text:p>&lt;variable name="backMT3" address="%QX0.0.1.107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9" calcext:value-type="float">
            <text:p>109</text:p>
          </table:table-cell>
          <table:table-cell table:formula="of:=COM.MICROSOFT.CONCAT(&quot;back&quot;;[.B110])" office:value-type="string" office:string-value="backMT4" calcext:value-type="string">
            <text:p>backMT4</text:p>
          </table:table-cell>
          <table:table-cell table:formula="of:=COM.MICROSOFT.CONCAT(&quot;%QX0.0.1.&quot;;[.G110])" office:value-type="string" office:string-value="%QX0.0.1.109" calcext:value-type="string">
            <text:p>%QX0.0.1.109</text:p>
          </table:table-cell>
          <table:table-cell table:formula="of:=COM.MICROSOFT.CONCAT(&quot;&lt;variable name=&quot;&quot;&quot;;[.H110];&quot;&quot;&quot;&quot;;&quot; address=&quot;&quot;&quot;;[.I110];&quot;&quot;&quot;&quot;;&quot;&gt;&lt;type&gt;                 &lt;BOOL/&gt;               &lt;/type&gt; &lt;/variable&gt;&quot;)" office:value-type="string" office:string-value="&lt;variable name=&quot;backMT4&quot; address=&quot;%QX0.0.1.109&quot;&gt;&lt;type&gt;                 &lt;BOOL/&gt;               &lt;/type&gt; &lt;/variable&gt;" calcext:value-type="string">
            <text:p>&lt;variable name="backMT4" address="%QX0.0.1.109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T5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11" calcext:value-type="float">
            <text:p>111</text:p>
          </table:table-cell>
          <table:table-cell table:formula="of:=COM.MICROSOFT.CONCAT(&quot;back&quot;;[.B111])" office:value-type="string" office:string-value="backMT5" calcext:value-type="string">
            <text:p>backMT5</text:p>
          </table:table-cell>
          <table:table-cell table:formula="of:=COM.MICROSOFT.CONCAT(&quot;%QX0.0.1.&quot;;[.G111])" office:value-type="string" office:string-value="%QX0.0.1.111" calcext:value-type="string">
            <text:p>%QX0.0.1.111</text:p>
          </table:table-cell>
          <table:table-cell table:formula="of:=COM.MICROSOFT.CONCAT(&quot;&lt;variable name=&quot;&quot;&quot;;[.H111];&quot;&quot;&quot;&quot;;&quot; address=&quot;&quot;&quot;;[.I111];&quot;&quot;&quot;&quot;;&quot;&gt;&lt;type&gt;                 &lt;BOOL/&gt;               &lt;/type&gt; &lt;/variable&gt;&quot;)" office:value-type="string" office:string-value="&lt;variable name=&quot;backMT5&quot; address=&quot;%QX0.0.1.111&quot;&gt;&lt;type&gt;                 &lt;BOOL/&gt;               &lt;/type&gt; &lt;/variable&gt;" calcext:value-type="string">
            <text:p>&lt;variable name="backMT5" address="%QX0.0.1.11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24" calcext:value-type="float">
            <text:p>124</text:p>
          </table:table-cell>
          <table:table-cell table:formula="of:=COM.MICROSOFT.CONCAT(&quot;back&quot;;[.B112])" office:value-type="string" office:string-value="backCT1" calcext:value-type="string">
            <text:p>backCT1</text:p>
          </table:table-cell>
          <table:table-cell table:formula="of:=COM.MICROSOFT.CONCAT(&quot;%QX0.0.1.&quot;;[.G112])" office:value-type="string" office:string-value="%QX0.0.1.124" calcext:value-type="string">
            <text:p>%QX0.0.1.124</text:p>
          </table:table-cell>
          <table:table-cell table:formula="of:=COM.MICROSOFT.CONCAT(&quot;&lt;variable name=&quot;&quot;&quot;;[.H112];&quot;&quot;&quot;&quot;;&quot; address=&quot;&quot;&quot;;[.I112];&quot;&quot;&quot;&quot;;&quot;&gt;&lt;type&gt;                 &lt;BOOL/&gt;               &lt;/type&gt; &lt;/variable&gt;&quot;)" office:value-type="string" office:string-value="&lt;variable name=&quot;backCT1&quot; address=&quot;%QX0.0.1.124&quot;&gt;&lt;type&gt;                 &lt;BOOL/&gt;               &lt;/type&gt; &lt;/variable&gt;" calcext:value-type="string">
            <text:p>&lt;variable name="backCT1" address="%QX0.0.1.124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30" calcext:value-type="float">
            <text:p>130</text:p>
          </table:table-cell>
          <table:table-cell table:formula="of:=COM.MICROSOFT.CONCAT(&quot;back&quot;;[.B113])" office:value-type="string" office:string-value="backCT3" calcext:value-type="string">
            <text:p>backCT3</text:p>
          </table:table-cell>
          <table:table-cell table:formula="of:=COM.MICROSOFT.CONCAT(&quot;%QX0.0.1.&quot;;[.G113])" office:value-type="string" office:string-value="%QX0.0.1.130" calcext:value-type="string">
            <text:p>%QX0.0.1.130</text:p>
          </table:table-cell>
          <table:table-cell table:formula="of:=COM.MICROSOFT.CONCAT(&quot;&lt;variable name=&quot;&quot;&quot;;[.H113];&quot;&quot;&quot;&quot;;&quot; address=&quot;&quot;&quot;;[.I113];&quot;&quot;&quot;&quot;;&quot;&gt;&lt;type&gt;                 &lt;BOOL/&gt;               &lt;/type&gt; &lt;/variable&gt;&quot;)" office:value-type="string" office:string-value="&lt;variable name=&quot;backCT3&quot; address=&quot;%QX0.0.1.130&quot;&gt;&lt;type&gt;                 &lt;BOOL/&gt;               &lt;/type&gt; &lt;/variable&gt;" calcext:value-type="string">
            <text:p>&lt;variable name="backCT3" address="%QX0.0.1.130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44" calcext:value-type="float">
            <text:p>144</text:p>
          </table:table-cell>
          <table:table-cell table:formula="of:=COM.MICROSOFT.CONCAT(&quot;back&quot;;[.B114])" office:value-type="string" office:string-value="backCT7" calcext:value-type="string">
            <text:p>backCT7</text:p>
          </table:table-cell>
          <table:table-cell table:formula="of:=COM.MICROSOFT.CONCAT(&quot;%QX0.0.1.&quot;;[.G114])" office:value-type="string" office:string-value="%QX0.0.1.144" calcext:value-type="string">
            <text:p>%QX0.0.1.144</text:p>
          </table:table-cell>
          <table:table-cell table:formula="of:=COM.MICROSOFT.CONCAT(&quot;&lt;variable name=&quot;&quot;&quot;;[.H114];&quot;&quot;&quot;&quot;;&quot; address=&quot;&quot;&quot;;[.I114];&quot;&quot;&quot;&quot;;&quot;&gt;&lt;type&gt;                 &lt;BOOL/&gt;               &lt;/type&gt; &lt;/variable&gt;&quot;)" office:value-type="string" office:string-value="&lt;variable name=&quot;backCT7&quot; address=&quot;%QX0.0.1.144&quot;&gt;&lt;type&gt;                 &lt;BOOL/&gt;               &lt;/type&gt; &lt;/variable&gt;" calcext:value-type="string">
            <text:p>&lt;variable name="backCT7" address="%QX0.0.1.144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T9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50" calcext:value-type="float">
            <text:p>150</text:p>
          </table:table-cell>
          <table:table-cell table:formula="of:=COM.MICROSOFT.CONCAT(&quot;back&quot;;[.B115])" office:value-type="string" office:string-value="backCT9" calcext:value-type="string">
            <text:p>backCT9</text:p>
          </table:table-cell>
          <table:table-cell table:formula="of:=COM.MICROSOFT.CONCAT(&quot;%QX0.0.1.&quot;;[.G115])" office:value-type="string" office:string-value="%QX0.0.1.150" calcext:value-type="string">
            <text:p>%QX0.0.1.150</text:p>
          </table:table-cell>
          <table:table-cell table:formula="of:=COM.MICROSOFT.CONCAT(&quot;&lt;variable name=&quot;&quot;&quot;;[.H115];&quot;&quot;&quot;&quot;;&quot; address=&quot;&quot;&quot;;[.I115];&quot;&quot;&quot;&quot;;&quot;&gt;&lt;type&gt;                 &lt;BOOL/&gt;               &lt;/type&gt; &lt;/variable&gt;&quot;)" office:value-type="string" office:string-value="&lt;variable name=&quot;backCT9&quot; address=&quot;%QX0.0.1.150&quot;&gt;&lt;type&gt;                 &lt;BOOL/&gt;               &lt;/type&gt; &lt;/variable&gt;" calcext:value-type="string">
            <text:p>&lt;variable name="backCT9" address="%QX0.0.1.150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1</text:p>
          </table:table-cell>
          <table:table-cell office:value-type="string" calcext:value-type="string">
            <text:p>Warehouse Out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" calcext:value-type="float">
            <text:p>1</text:p>
          </table:table-cell>
          <table:table-cell table:formula="of:=COM.MICROSOFT.CONCAT(&quot;forward&quot;;[.B116])" office:value-type="string" office:string-value="forwardAT1" calcext:value-type="string">
            <text:p>forwardAT1</text:p>
          </table:table-cell>
          <table:table-cell table:formula="of:=COM.MICROSOFT.CONCAT(&quot;%QX0.0.1.&quot;;[.G116])" office:value-type="string" office:string-value="%QX0.0.1.1" calcext:value-type="string">
            <text:p>%QX0.0.1.1</text:p>
          </table:table-cell>
          <table:table-cell table:formula="of:=COM.MICROSOFT.CONCAT(&quot;&lt;variable name=&quot;&quot;&quot;;[.H116];&quot;&quot;&quot;&quot;;&quot; address=&quot;&quot;&quot;;[.I116];&quot;&quot;&quot;&quot;;&quot;&gt;&lt;type&gt;                 &lt;BOOL/&gt;               &lt;/type&gt; &lt;/variable&gt;&quot;)" office:value-type="string" office:string-value="&lt;variable name=&quot;forwardAT1&quot; address=&quot;%QX0.0.1.1&quot;&gt;&lt;type&gt;                 &lt;BOOL/&gt;               &lt;/type&gt; &lt;/variable&gt;" calcext:value-type="string">
            <text:p>&lt;variable name="forwardAT1" address="%QX0.0.1.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3" calcext:value-type="float">
            <text:p>3</text:p>
          </table:table-cell>
          <table:table-cell table:formula="of:=COM.MICROSOFT.CONCAT(&quot;forward&quot;;[.B117])" office:value-type="string" office:string-value="forwardAT2" calcext:value-type="string">
            <text:p>forwardAT2</text:p>
          </table:table-cell>
          <table:table-cell table:formula="of:=COM.MICROSOFT.CONCAT(&quot;%QX0.0.1.&quot;;[.G117])" office:value-type="string" office:string-value="%QX0.0.1.3" calcext:value-type="string">
            <text:p>%QX0.0.1.3</text:p>
          </table:table-cell>
          <table:table-cell table:formula="of:=COM.MICROSOFT.CONCAT(&quot;&lt;variable name=&quot;&quot;&quot;;[.H117];&quot;&quot;&quot;&quot;;&quot; address=&quot;&quot;&quot;;[.I117];&quot;&quot;&quot;&quot;;&quot;&gt;&lt;type&gt;                 &lt;BOOL/&gt;               &lt;/type&gt; &lt;/variable&gt;&quot;)" office:value-type="string" office:string-value="&lt;variable name=&quot;forwardAT2&quot; address=&quot;%QX0.0.1.3&quot;&gt;&lt;type&gt;                 &lt;BOOL/&gt;               &lt;/type&gt; &lt;/variable&gt;" calcext:value-type="string">
            <text:p>&lt;variable name="forwardAT2" address="%QX0.0.1.3"&gt;&lt;type&gt; <text:s text:c="16"/>&lt;BOOL/&gt; <text:s text:c="14"/>&lt;/type&gt; &lt;/variable&gt;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forwardSaT2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-</text:p>
          </table:table-cell>
          <table:table-cell table:style-name="ce1" office:value-type="float" office:value="8" calcext:value-type="float">
            <text:p>8</text:p>
          </table:table-cell>
          <table:table-cell table:formula="of:=COM.MICROSOFT.CONCAT(&quot;forward&quot;;[.B118])" office:value-type="string" office:string-value="forwardSaT2" calcext:value-type="string">
            <text:p>forwardSaT2</text:p>
          </table:table-cell>
          <table:table-cell table:formula="of:=COM.MICROSOFT.CONCAT(&quot;%QX0.0.1.&quot;;[.G118])" office:value-type="string" office:string-value="%QX0.0.1.8" calcext:value-type="string">
            <text:p>%QX0.0.1.8</text:p>
          </table:table-cell>
          <table:table-cell table:formula="of:=COM.MICROSOFT.CONCAT(&quot;&lt;variable name=&quot;&quot;&quot;;[.H118];&quot;&quot;&quot;&quot;;&quot; address=&quot;&quot;&quot;;[.I118];&quot;&quot;&quot;&quot;;&quot;&gt;&lt;type&gt;                 &lt;BOOL/&gt;               &lt;/type&gt; &lt;/variable&gt;&quot;)" office:value-type="string" office:string-value="&lt;variable name=&quot;forwardSaT2&quot; address=&quot;%QX0.0.1.8&quot;&gt;&lt;type&gt;                 &lt;BOOL/&gt;               &lt;/type&gt; &lt;/variable&gt;" calcext:value-type="string">
            <text:p>&lt;variable name="forwardSaT2" address="%QX0.0.1.8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32" calcext:value-type="float">
            <text:p>32</text:p>
          </table:table-cell>
          <table:table-cell table:formula="of:=COM.MICROSOFT.CONCAT(&quot;forward&quot;;[.B119])" office:value-type="string" office:string-value="forwardSaT6" calcext:value-type="string">
            <text:p>forwardSaT6</text:p>
          </table:table-cell>
          <table:table-cell table:formula="of:=COM.MICROSOFT.CONCAT(&quot;%QX0.0.1.&quot;;[.G119])" office:value-type="string" office:string-value="%QX0.0.1.32" calcext:value-type="string">
            <text:p>%QX0.0.1.32</text:p>
          </table:table-cell>
          <table:table-cell table:formula="of:=COM.MICROSOFT.CONCAT(&quot;&lt;variable name=&quot;&quot;&quot;;[.H119];&quot;&quot;&quot;&quot;;&quot; address=&quot;&quot;&quot;;[.I119];&quot;&quot;&quot;&quot;;&quot;&gt;&lt;type&gt;                 &lt;BOOL/&gt;               &lt;/type&gt; &lt;/variable&gt;&quot;)" office:value-type="string" office:string-value="&lt;variable name=&quot;forwardSaT6&quot; address=&quot;%QX0.0.1.32&quot;&gt;&lt;type&gt;                 &lt;BOOL/&gt;               &lt;/type&gt; &lt;/variable&gt;" calcext:value-type="string">
            <text:p>&lt;variable name="forwardSaT6" address="%QX0.0.1.32"&gt;&lt;type&gt; <text:s text:c="16"/>&lt;BOOL/&gt; <text:s text:c="14"/>&lt;/type&gt; &lt;/variable&gt;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-</text:p>
          </table:table-cell>
          <table:table-cell table:style-name="ce1" office:value-type="float" office:value="40" calcext:value-type="float">
            <text:p>40</text:p>
          </table:table-cell>
          <table:table-cell table:formula="of:=COM.MICROSOFT.CONCAT(&quot;forward&quot;;[.B120])" office:value-type="string" office:string-value="forwardSbT2" calcext:value-type="string">
            <text:p>forwardSbT2</text:p>
          </table:table-cell>
          <table:table-cell table:formula="of:=COM.MICROSOFT.CONCAT(&quot;%QX0.0.1.&quot;;[.G120])" office:value-type="string" office:string-value="%QX0.0.1.40" calcext:value-type="string">
            <text:p>%QX0.0.1.40</text:p>
          </table:table-cell>
          <table:table-cell table:formula="of:=COM.MICROSOFT.CONCAT(&quot;&lt;variable name=&quot;&quot;&quot;;[.H120];&quot;&quot;&quot;&quot;;&quot; address=&quot;&quot;&quot;;[.I120];&quot;&quot;&quot;&quot;;&quot;&gt;&lt;type&gt;                 &lt;BOOL/&gt;               &lt;/type&gt; &lt;/variable&gt;&quot;)" office:value-type="string" office:string-value="&lt;variable name=&quot;forwardSbT2&quot; address=&quot;%QX0.0.1.40&quot;&gt;&lt;type&gt;                 &lt;BOOL/&gt;               &lt;/type&gt; &lt;/variable&gt;" calcext:value-type="string">
            <text:p>&lt;variable name="forwardSbT2" address="%QX0.0.1.40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64" calcext:value-type="float">
            <text:p>64</text:p>
          </table:table-cell>
          <table:table-cell table:formula="of:=COM.MICROSOFT.CONCAT(&quot;forward&quot;;[.B121])" office:value-type="string" office:string-value="forwardSbT6" calcext:value-type="string">
            <text:p>forwardSbT6</text:p>
          </table:table-cell>
          <table:table-cell table:formula="of:=COM.MICROSOFT.CONCAT(&quot;%QX0.0.1.&quot;;[.G121])" office:value-type="string" office:string-value="%QX0.0.1.64" calcext:value-type="string">
            <text:p>%QX0.0.1.64</text:p>
          </table:table-cell>
          <table:table-cell table:formula="of:=COM.MICROSOFT.CONCAT(&quot;&lt;variable name=&quot;&quot;&quot;;[.H121];&quot;&quot;&quot;&quot;;&quot; address=&quot;&quot;&quot;;[.I121];&quot;&quot;&quot;&quot;;&quot;&gt;&lt;type&gt;                 &lt;BOOL/&gt;               &lt;/type&gt; &lt;/variable&gt;&quot;)" office:value-type="string" office:string-value="&lt;variable name=&quot;forwardSbT6&quot; address=&quot;%QX0.0.1.64&quot;&gt;&lt;type&gt;                 &lt;BOOL/&gt;               &lt;/type&gt; &lt;/variable&gt;" calcext:value-type="string">
            <text:p>&lt;variable name="forwardSbT6" address="%QX0.0.1.64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72" calcext:value-type="float">
            <text:p>72</text:p>
          </table:table-cell>
          <table:table-cell table:formula="of:=COM.MICROSOFT.CONCAT(&quot;forward&quot;;[.B122])" office:value-type="string" office:string-value="forwardScT2" calcext:value-type="string">
            <text:p>forwardScT2</text:p>
          </table:table-cell>
          <table:table-cell table:formula="of:=COM.MICROSOFT.CONCAT(&quot;%QX0.0.1.&quot;;[.G122])" office:value-type="string" office:string-value="%QX0.0.1.72" calcext:value-type="string">
            <text:p>%QX0.0.1.72</text:p>
          </table:table-cell>
          <table:table-cell table:formula="of:=COM.MICROSOFT.CONCAT(&quot;&lt;variable name=&quot;&quot;&quot;;[.H122];&quot;&quot;&quot;&quot;;&quot; address=&quot;&quot;&quot;;[.I122];&quot;&quot;&quot;&quot;;&quot;&gt;&lt;type&gt;                 &lt;BOOL/&gt;               &lt;/type&gt; &lt;/variable&gt;&quot;)" office:value-type="string" office:string-value="&lt;variable name=&quot;forwardScT2&quot; address=&quot;%QX0.0.1.72&quot;&gt;&lt;type&gt;                 &lt;BOOL/&gt;               &lt;/type&gt; &lt;/variable&gt;" calcext:value-type="string">
            <text:p>&lt;variable name="forwardScT2" address="%QX0.0.1.72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96" calcext:value-type="float">
            <text:p>96</text:p>
          </table:table-cell>
          <table:table-cell table:formula="of:=COM.MICROSOFT.CONCAT(&quot;forward&quot;;[.B123])" office:value-type="string" office:string-value="forwardScT6" calcext:value-type="string">
            <text:p>forwardScT6</text:p>
          </table:table-cell>
          <table:table-cell table:formula="of:=COM.MICROSOFT.CONCAT(&quot;%QX0.0.1.&quot;;[.G123])" office:value-type="string" office:string-value="%QX0.0.1.96" calcext:value-type="string">
            <text:p>%QX0.0.1.96</text:p>
          </table:table-cell>
          <table:table-cell table:formula="of:=COM.MICROSOFT.CONCAT(&quot;&lt;variable name=&quot;&quot;&quot;;[.H123];&quot;&quot;&quot;&quot;;&quot; address=&quot;&quot;&quot;;[.I123];&quot;&quot;&quot;&quot;;&quot;&gt;&lt;type&gt;                 &lt;BOOL/&gt;               &lt;/type&gt; &lt;/variable&gt;&quot;)" office:value-type="string" office:string-value="&lt;variable name=&quot;forwardScT6&quot; address=&quot;%QX0.0.1.96&quot;&gt;&lt;type&gt;                 &lt;BOOL/&gt;               &lt;/type&gt; &lt;/variable&gt;" calcext:value-type="string">
            <text:p>&lt;variable name="forwardScT6" address="%QX0.0.1.96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4" calcext:value-type="float">
            <text:p>104</text:p>
          </table:table-cell>
          <table:table-cell table:formula="of:=COM.MICROSOFT.CONCAT(&quot;forward&quot;;[.B124])" office:value-type="string" office:string-value="forwardMT2" calcext:value-type="string">
            <text:p>forwardMT2</text:p>
          </table:table-cell>
          <table:table-cell table:formula="of:=COM.MICROSOFT.CONCAT(&quot;%QX0.0.1.&quot;;[.G124])" office:value-type="string" office:string-value="%QX0.0.1.104" calcext:value-type="string">
            <text:p>%QX0.0.1.104</text:p>
          </table:table-cell>
          <table:table-cell table:formula="of:=COM.MICROSOFT.CONCAT(&quot;&lt;variable name=&quot;&quot;&quot;;[.H124];&quot;&quot;&quot;&quot;;&quot; address=&quot;&quot;&quot;;[.I124];&quot;&quot;&quot;&quot;;&quot;&gt;&lt;type&gt;                 &lt;BOOL/&gt;               &lt;/type&gt; &lt;/variable&gt;&quot;)" office:value-type="string" office:string-value="&lt;variable name=&quot;forwardMT2&quot; address=&quot;%QX0.0.1.104&quot;&gt;&lt;type&gt;                 &lt;BOOL/&gt;               &lt;/type&gt; &lt;/variable&gt;" calcext:value-type="string">
            <text:p>&lt;variable name="forwardMT2" address="%QX0.0.1.104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14" calcext:value-type="float">
            <text:p>114</text:p>
          </table:table-cell>
          <table:table-cell table:formula="of:=COM.MICROSOFT.CONCAT(&quot;forward&quot;;[.B125])" office:value-type="string" office:string-value="forwardMT6" calcext:value-type="string">
            <text:p>forwardMT6</text:p>
          </table:table-cell>
          <table:table-cell table:formula="of:=COM.MICROSOFT.CONCAT(&quot;%QX0.0.1.&quot;;[.G125])" office:value-type="string" office:string-value="%QX0.0.1.114" calcext:value-type="string">
            <text:p>%QX0.0.1.114</text:p>
          </table:table-cell>
          <table:table-cell table:formula="of:=COM.MICROSOFT.CONCAT(&quot;&lt;variable name=&quot;&quot;&quot;;[.H125];&quot;&quot;&quot;&quot;;&quot; address=&quot;&quot;&quot;;[.I125];&quot;&quot;&quot;&quot;;&quot;&gt;&lt;type&gt;                 &lt;BOOL/&gt;               &lt;/type&gt; &lt;/variable&gt;&quot;)" office:value-type="string" office:string-value="&lt;variable name=&quot;forwardMT6&quot; address=&quot;%QX0.0.1.114&quot;&gt;&lt;type&gt;                 &lt;BOOL/&gt;               &lt;/type&gt; &lt;/variable&gt;" calcext:value-type="string">
            <text:p>&lt;variable name="forwardMT6" address="%QX0.0.1.114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27" calcext:value-type="float">
            <text:p>127</text:p>
          </table:table-cell>
          <table:table-cell table:formula="of:=COM.MICROSOFT.CONCAT(&quot;forward&quot;;[.B126])" office:value-type="string" office:string-value="forwardCT2" calcext:value-type="string">
            <text:p>forwardCT2</text:p>
          </table:table-cell>
          <table:table-cell table:formula="of:=COM.MICROSOFT.CONCAT(&quot;%QX0.0.1.&quot;;[.G126])" office:value-type="string" office:string-value="%QX0.0.1.127" calcext:value-type="string">
            <text:p>%QX0.0.1.127</text:p>
          </table:table-cell>
          <table:table-cell table:formula="of:=COM.MICROSOFT.CONCAT(&quot;&lt;variable name=&quot;&quot;&quot;;[.H126];&quot;&quot;&quot;&quot;;&quot; address=&quot;&quot;&quot;;[.I126];&quot;&quot;&quot;&quot;;&quot;&gt;&lt;type&gt;                 &lt;BOOL/&gt;               &lt;/type&gt; &lt;/variable&gt;&quot;)" office:value-type="string" office:string-value="&lt;variable name=&quot;forwardCT2&quot; address=&quot;%QX0.0.1.127&quot;&gt;&lt;type&gt;                 &lt;BOOL/&gt;               &lt;/type&gt; &lt;/variable&gt;" calcext:value-type="string">
            <text:p>&lt;variable name="forwardCT2" address="%QX0.0.1.127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47" calcext:value-type="float">
            <text:p>147</text:p>
          </table:table-cell>
          <table:table-cell table:formula="of:=COM.MICROSOFT.CONCAT(&quot;forward&quot;;[.B127])" office:value-type="string" office:string-value="forwardCT8" calcext:value-type="string">
            <text:p>forwardCT8</text:p>
          </table:table-cell>
          <table:table-cell table:formula="of:=COM.MICROSOFT.CONCAT(&quot;%QX0.0.1.&quot;;[.G127])" office:value-type="string" office:string-value="%QX0.0.1.147" calcext:value-type="string">
            <text:p>%QX0.0.1.147</text:p>
          </table:table-cell>
          <table:table-cell table:formula="of:=COM.MICROSOFT.CONCAT(&quot;&lt;variable name=&quot;&quot;&quot;;[.H127];&quot;&quot;&quot;&quot;;&quot; address=&quot;&quot;&quot;;[.I127];&quot;&quot;&quot;&quot;;&quot;&gt;&lt;type&gt;                 &lt;BOOL/&gt;               &lt;/type&gt; &lt;/variable&gt;&quot;)" office:value-type="string" office:string-value="&lt;variable name=&quot;forwardCT8&quot; address=&quot;%QX0.0.1.147&quot;&gt;&lt;type&gt;                 &lt;BOOL/&gt;               &lt;/type&gt; &lt;/variable&gt;" calcext:value-type="string">
            <text:p>&lt;variable name="forwardCT8" address="%QX0.0.1.147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33" calcext:value-type="float">
            <text:p>133</text:p>
          </table:table-cell>
          <table:table-cell table:formula="of:=COM.MICROSOFT.CONCAT(&quot;forward&quot;;[.B128])" office:value-type="string" office:string-value="forwardCT4" calcext:value-type="string">
            <text:p>forwardCT4</text:p>
          </table:table-cell>
          <table:table-cell table:formula="of:=COM.MICROSOFT.CONCAT(&quot;%QX0.0.1.&quot;;[.G128])" office:value-type="string" office:string-value="%QX0.0.1.133" calcext:value-type="string">
            <text:p>%QX0.0.1.133</text:p>
          </table:table-cell>
          <table:table-cell table:formula="of:=COM.MICROSOFT.CONCAT(&quot;&lt;variable name=&quot;&quot;&quot;;[.H128];&quot;&quot;&quot;&quot;;&quot; address=&quot;&quot;&quot;;[.I128];&quot;&quot;&quot;&quot;;&quot;&gt;&lt;type&gt;                 &lt;BOOL/&gt;               &lt;/type&gt; &lt;/variable&gt;&quot;)" office:value-type="string" office:string-value="&lt;variable name=&quot;forwardCT4&quot; address=&quot;%QX0.0.1.133&quot;&gt;&lt;type&gt;                 &lt;BOOL/&gt;               &lt;/type&gt; &lt;/variable&gt;" calcext:value-type="string">
            <text:p>&lt;variable name="forwardCT4" address="%QX0.0.1.133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37" calcext:value-type="float">
            <text:p>137</text:p>
          </table:table-cell>
          <table:table-cell table:formula="of:=COM.MICROSOFT.CONCAT(&quot;forward&quot;;[.B129])" office:value-type="string" office:string-value="forwardCT5" calcext:value-type="string">
            <text:p>forwardCT5</text:p>
          </table:table-cell>
          <table:table-cell table:formula="of:=COM.MICROSOFT.CONCAT(&quot;%QX0.0.1.&quot;;[.G129])" office:value-type="string" office:string-value="%QX0.0.1.137" calcext:value-type="string">
            <text:p>%QX0.0.1.137</text:p>
          </table:table-cell>
          <table:table-cell table:formula="of:=COM.MICROSOFT.CONCAT(&quot;&lt;variable name=&quot;&quot;&quot;;[.H129];&quot;&quot;&quot;&quot;;&quot; address=&quot;&quot;&quot;;[.I129];&quot;&quot;&quot;&quot;;&quot;&gt;&lt;type&gt;                 &lt;BOOL/&gt;               &lt;/type&gt; &lt;/variable&gt;&quot;)" office:value-type="string" office:string-value="&lt;variable name=&quot;forwardCT5&quot; address=&quot;%QX0.0.1.137&quot;&gt;&lt;type&gt;                 &lt;BOOL/&gt;               &lt;/type&gt; &lt;/variable&gt;" calcext:value-type="string">
            <text:p>&lt;variable name="forwardCT5" address="%QX0.0.1.137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41" calcext:value-type="float">
            <text:p>141</text:p>
          </table:table-cell>
          <table:table-cell table:formula="of:=COM.MICROSOFT.CONCAT(&quot;forward&quot;;[.B130])" office:value-type="string" office:string-value="forwardCT6" calcext:value-type="string">
            <text:p>forwardCT6</text:p>
          </table:table-cell>
          <table:table-cell table:formula="of:=COM.MICROSOFT.CONCAT(&quot;%QX0.0.1.&quot;;[.G130])" office:value-type="string" office:string-value="%QX0.0.1.141" calcext:value-type="string">
            <text:p>%QX0.0.1.141</text:p>
          </table:table-cell>
          <table:table-cell table:formula="of:=COM.MICROSOFT.CONCAT(&quot;&lt;variable name=&quot;&quot;&quot;;[.H130];&quot;&quot;&quot;&quot;;&quot; address=&quot;&quot;&quot;;[.I130];&quot;&quot;&quot;&quot;;&quot;&gt;&lt;type&gt;                 &lt;BOOL/&gt;               &lt;/type&gt; &lt;/variable&gt;&quot;)" office:value-type="string" office:string-value="&lt;variable name=&quot;forwardCT6&quot; address=&quot;%QX0.0.1.141&quot;&gt;&lt;type&gt;                 &lt;BOOL/&gt;               &lt;/type&gt; &lt;/variable&gt;" calcext:value-type="string">
            <text:p>&lt;variable name="forwardCT6" address="%QX0.0.1.14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2" calcext:value-type="float">
            <text:p>12</text:p>
          </table:table-cell>
          <table:table-cell table:formula="of:=COM.MICROSOFT.CONCAT(&quot;forward&quot;;[.B131])" office:value-type="string" office:string-value="forwardSaT3" calcext:value-type="string">
            <text:p>forwardSaT3</text:p>
          </table:table-cell>
          <table:table-cell table:formula="of:=COM.MICROSOFT.CONCAT(&quot;%QX0.0.1.&quot;;[.G131])" office:value-type="string" office:string-value="%QX0.0.1.12" calcext:value-type="string">
            <text:p>%QX0.0.1.12</text:p>
          </table:table-cell>
          <table:table-cell table:formula="of:=COM.MICROSOFT.CONCAT(&quot;&lt;variable name=&quot;&quot;&quot;;[.H131];&quot;&quot;&quot;&quot;;&quot; address=&quot;&quot;&quot;;[.I131];&quot;&quot;&quot;&quot;;&quot;&gt;&lt;type&gt;                 &lt;BOOL/&gt;               &lt;/type&gt; &lt;/variable&gt;&quot;)" office:value-type="string" office:string-value="&lt;variable name=&quot;forwardSaT3&quot; address=&quot;%QX0.0.1.12&quot;&gt;&lt;type&gt;                 &lt;BOOL/&gt;               &lt;/type&gt; &lt;/variable&gt;" calcext:value-type="string">
            <text:p>&lt;variable name="forwardSaT3" address="%QX0.0.1.12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23" calcext:value-type="float">
            <text:p>23</text:p>
          </table:table-cell>
          <table:table-cell table:formula="of:=COM.MICROSOFT.CONCAT(&quot;forward&quot;;[.B132])" office:value-type="string" office:string-value="forwardSaT5" calcext:value-type="string">
            <text:p>forwardSaT5</text:p>
          </table:table-cell>
          <table:table-cell table:formula="of:=COM.MICROSOFT.CONCAT(&quot;%QX0.0.1.&quot;;[.G132])" office:value-type="string" office:string-value="%QX0.0.1.23" calcext:value-type="string">
            <text:p>%QX0.0.1.23</text:p>
          </table:table-cell>
          <table:table-cell table:formula="of:=COM.MICROSOFT.CONCAT(&quot;&lt;variable name=&quot;&quot;&quot;;[.H132];&quot;&quot;&quot;&quot;;&quot; address=&quot;&quot;&quot;;[.I132];&quot;&quot;&quot;&quot;;&quot;&gt;&lt;type&gt;                 &lt;BOOL/&gt;               &lt;/type&gt; &lt;/variable&gt;&quot;)" office:value-type="string" office:string-value="&lt;variable name=&quot;forwardSaT5&quot; address=&quot;%QX0.0.1.23&quot;&gt;&lt;type&gt;                 &lt;BOOL/&gt;               &lt;/type&gt; &lt;/variable&gt;" calcext:value-type="string">
            <text:p>&lt;variable name="forwardSaT5" address="%QX0.0.1.23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44" calcext:value-type="float">
            <text:p>44</text:p>
          </table:table-cell>
          <table:table-cell table:formula="of:=COM.MICROSOFT.CONCAT(&quot;forward&quot;;[.B133])" office:value-type="string" office:string-value="forwardSbT3" calcext:value-type="string">
            <text:p>forwardSbT3</text:p>
          </table:table-cell>
          <table:table-cell table:formula="of:=COM.MICROSOFT.CONCAT(&quot;%QX0.0.1.&quot;;[.G133])" office:value-type="string" office:string-value="%QX0.0.1.44" calcext:value-type="string">
            <text:p>%QX0.0.1.44</text:p>
          </table:table-cell>
          <table:table-cell table:formula="of:=COM.MICROSOFT.CONCAT(&quot;&lt;variable name=&quot;&quot;&quot;;[.H133];&quot;&quot;&quot;&quot;;&quot; address=&quot;&quot;&quot;;[.I133];&quot;&quot;&quot;&quot;;&quot;&gt;&lt;type&gt;                 &lt;BOOL/&gt;               &lt;/type&gt; &lt;/variable&gt;&quot;)" office:value-type="string" office:string-value="&lt;variable name=&quot;forwardSbT3&quot; address=&quot;%QX0.0.1.44&quot;&gt;&lt;type&gt;                 &lt;BOOL/&gt;               &lt;/type&gt; &lt;/variable&gt;" calcext:value-type="string">
            <text:p>&lt;variable name="forwardSbT3" address="%QX0.0.1.44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55" calcext:value-type="float">
            <text:p>55</text:p>
          </table:table-cell>
          <table:table-cell table:formula="of:=COM.MICROSOFT.CONCAT(&quot;forward&quot;;[.B134])" office:value-type="string" office:string-value="forwardSbT5" calcext:value-type="string">
            <text:p>forwardSbT5</text:p>
          </table:table-cell>
          <table:table-cell table:formula="of:=COM.MICROSOFT.CONCAT(&quot;%QX0.0.1.&quot;;[.G134])" office:value-type="string" office:string-value="%QX0.0.1.55" calcext:value-type="string">
            <text:p>%QX0.0.1.55</text:p>
          </table:table-cell>
          <table:table-cell table:formula="of:=COM.MICROSOFT.CONCAT(&quot;&lt;variable name=&quot;&quot;&quot;;[.H134];&quot;&quot;&quot;&quot;;&quot; address=&quot;&quot;&quot;;[.I134];&quot;&quot;&quot;&quot;;&quot;&gt;&lt;type&gt;                 &lt;BOOL/&gt;               &lt;/type&gt; &lt;/variable&gt;&quot;)" office:value-type="string" office:string-value="&lt;variable name=&quot;forwardSbT5&quot; address=&quot;%QX0.0.1.55&quot;&gt;&lt;type&gt;                 &lt;BOOL/&gt;               &lt;/type&gt; &lt;/variable&gt;" calcext:value-type="string">
            <text:p>&lt;variable name="forwardSbT5" address="%QX0.0.1.55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76" calcext:value-type="float">
            <text:p>76</text:p>
          </table:table-cell>
          <table:table-cell table:formula="of:=COM.MICROSOFT.CONCAT(&quot;forward&quot;;[.B135])" office:value-type="string" office:string-value="forwardScT3" calcext:value-type="string">
            <text:p>forwardScT3</text:p>
          </table:table-cell>
          <table:table-cell table:formula="of:=COM.MICROSOFT.CONCAT(&quot;%QX0.0.1.&quot;;[.G135])" office:value-type="string" office:string-value="%QX0.0.1.76" calcext:value-type="string">
            <text:p>%QX0.0.1.76</text:p>
          </table:table-cell>
          <table:table-cell table:formula="of:=COM.MICROSOFT.CONCAT(&quot;&lt;variable name=&quot;&quot;&quot;;[.H135];&quot;&quot;&quot;&quot;;&quot; address=&quot;&quot;&quot;;[.I135];&quot;&quot;&quot;&quot;;&quot;&gt;&lt;type&gt;                 &lt;BOOL/&gt;               &lt;/type&gt; &lt;/variable&gt;&quot;)" office:value-type="string" office:string-value="&lt;variable name=&quot;forwardScT3&quot; address=&quot;%QX0.0.1.76&quot;&gt;&lt;type&gt;                 &lt;BOOL/&gt;               &lt;/type&gt; &lt;/variable&gt;" calcext:value-type="string">
            <text:p>&lt;variable name="forwardScT3" address="%QX0.0.1.76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87" calcext:value-type="float">
            <text:p>87</text:p>
          </table:table-cell>
          <table:table-cell table:formula="of:=COM.MICROSOFT.CONCAT(&quot;forward&quot;;[.B136])" office:value-type="string" office:string-value="forwardScT5" calcext:value-type="string">
            <text:p>forwardScT5</text:p>
          </table:table-cell>
          <table:table-cell table:formula="of:=COM.MICROSOFT.CONCAT(&quot;%QX0.0.1.&quot;;[.G136])" office:value-type="string" office:string-value="%QX0.0.1.87" calcext:value-type="string">
            <text:p>%QX0.0.1.87</text:p>
          </table:table-cell>
          <table:table-cell table:formula="of:=COM.MICROSOFT.CONCAT(&quot;&lt;variable name=&quot;&quot;&quot;;[.H136];&quot;&quot;&quot;&quot;;&quot; address=&quot;&quot;&quot;;[.I136];&quot;&quot;&quot;&quot;;&quot;&gt;&lt;type&gt;                 &lt;BOOL/&gt;               &lt;/type&gt; &lt;/variable&gt;&quot;)" office:value-type="string" office:string-value="&lt;variable name=&quot;forwardScT5&quot; address=&quot;%QX0.0.1.87&quot;&gt;&lt;type&gt;                 &lt;BOOL/&gt;               &lt;/type&gt; &lt;/variable&gt;" calcext:value-type="string">
            <text:p>&lt;variable name="forwardScT5" address="%QX0.0.1.87"&gt;&lt;type&gt; <text:s text:c="16"/>&lt;BOOL/&gt; <text:s text:c="14"/>&lt;/type&gt; &lt;/variable&gt;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T1</text:p>
          </table:table-cell>
          <table:table-cell table:style-name="ce1" office:value-type="string" calcext:value-type="string">
            <text:p>Conveyor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-</text:p>
          </table:table-cell>
          <table:table-cell table:style-name="ce1" office:value-type="float" office:value="6" calcext:value-type="float">
            <text:p>6</text:p>
          </table:table-cell>
          <table:table-cell table:formula="of:=COM.MICROSOFT.CONCAT(&quot;forward&quot;;[.B137])" office:value-type="string" office:string-value="forwardSaT1" calcext:value-type="string">
            <text:p>forwardSaT1</text:p>
          </table:table-cell>
          <table:table-cell table:formula="of:=COM.MICROSOFT.CONCAT(&quot;%QX0.0.1.&quot;;[.G137])" office:value-type="string" office:string-value="%QX0.0.1.6" calcext:value-type="string">
            <text:p>%QX0.0.1.6</text:p>
          </table:table-cell>
          <table:table-cell table:formula="of:=COM.MICROSOFT.CONCAT(&quot;&lt;variable name=&quot;&quot;&quot;;[.H137];&quot;&quot;&quot;&quot;;&quot; address=&quot;&quot;&quot;;[.I137];&quot;&quot;&quot;&quot;;&quot;&gt;&lt;type&gt;                 &lt;BOOL/&gt;               &lt;/type&gt; &lt;/variable&gt;&quot;)" office:value-type="string" office:string-value="&lt;variable name=&quot;forwardSaT1&quot; address=&quot;%QX0.0.1.6&quot;&gt;&lt;type&gt;                 &lt;BOOL/&gt;               &lt;/type&gt; &lt;/variable&gt;" calcext:value-type="string">
            <text:p>&lt;variable name="forwardSaT1" address="%QX0.0.1.6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21" calcext:value-type="float">
            <text:p>21</text:p>
          </table:table-cell>
          <table:table-cell table:formula="of:=COM.MICROSOFT.CONCAT(&quot;forward&quot;;[.B138])" office:value-type="string" office:string-value="forwardSaT4" calcext:value-type="string">
            <text:p>forwardSaT4</text:p>
          </table:table-cell>
          <table:table-cell table:formula="of:=COM.MICROSOFT.CONCAT(&quot;%QX0.0.1.&quot;;[.G138])" office:value-type="string" office:string-value="%QX0.0.1.21" calcext:value-type="string">
            <text:p>%QX0.0.1.21</text:p>
          </table:table-cell>
          <table:table-cell table:formula="of:=COM.MICROSOFT.CONCAT(&quot;&lt;variable name=&quot;&quot;&quot;;[.H138];&quot;&quot;&quot;&quot;;&quot; address=&quot;&quot;&quot;;[.I138];&quot;&quot;&quot;&quot;;&quot;&gt;&lt;type&gt;                 &lt;BOOL/&gt;               &lt;/type&gt; &lt;/variable&gt;&quot;)" office:value-type="string" office:string-value="&lt;variable name=&quot;forwardSaT4&quot; address=&quot;%QX0.0.1.21&quot;&gt;&lt;type&gt;                 &lt;BOOL/&gt;               &lt;/type&gt; &lt;/variable&gt;" calcext:value-type="string">
            <text:p>&lt;variable name="forwardSaT4" address="%QX0.0.1.2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36" calcext:value-type="float">
            <text:p>36</text:p>
          </table:table-cell>
          <table:table-cell table:formula="of:=COM.MICROSOFT.CONCAT(&quot;forward&quot;;[.B139])" office:value-type="string" office:string-value="forwardSaT7" calcext:value-type="string">
            <text:p>forwardSaT7</text:p>
          </table:table-cell>
          <table:table-cell table:formula="of:=COM.MICROSOFT.CONCAT(&quot;%QX0.0.1.&quot;;[.G139])" office:value-type="string" office:string-value="%QX0.0.1.36" calcext:value-type="string">
            <text:p>%QX0.0.1.36</text:p>
          </table:table-cell>
          <table:table-cell table:formula="of:=COM.MICROSOFT.CONCAT(&quot;&lt;variable name=&quot;&quot;&quot;;[.H139];&quot;&quot;&quot;&quot;;&quot; address=&quot;&quot;&quot;;[.I139];&quot;&quot;&quot;&quot;;&quot;&gt;&lt;type&gt;                 &lt;BOOL/&gt;               &lt;/type&gt; &lt;/variable&gt;&quot;)" office:value-type="string" office:string-value="&lt;variable name=&quot;forwardSaT7&quot; address=&quot;%QX0.0.1.36&quot;&gt;&lt;type&gt;                 &lt;BOOL/&gt;               &lt;/type&gt; &lt;/variable&gt;" calcext:value-type="string">
            <text:p>&lt;variable name="forwardSaT7" address="%QX0.0.1.36"&gt;&lt;type&gt; <text:s text:c="16"/>&lt;BOOL/&gt; <text:s text:c="14"/>&lt;/type&gt; &lt;/variable&gt;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bT1</text:p>
          </table:table-cell>
          <table:table-cell table:style-name="ce1" office:value-type="string" calcext:value-type="string">
            <text:p>Convey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-</text:p>
          </table:table-cell>
          <table:table-cell table:style-name="ce1" office:value-type="float" office:value="38" calcext:value-type="float">
            <text:p>38</text:p>
          </table:table-cell>
          <table:table-cell table:formula="of:=COM.MICROSOFT.CONCAT(&quot;forward&quot;;[.B140])" office:value-type="string" office:string-value="forwardSbT1" calcext:value-type="string">
            <text:p>forwardSbT1</text:p>
          </table:table-cell>
          <table:table-cell table:formula="of:=COM.MICROSOFT.CONCAT(&quot;%QX0.0.1.&quot;;[.G140])" office:value-type="string" office:string-value="%QX0.0.1.38" calcext:value-type="string">
            <text:p>%QX0.0.1.38</text:p>
          </table:table-cell>
          <table:table-cell table:formula="of:=COM.MICROSOFT.CONCAT(&quot;&lt;variable name=&quot;&quot;&quot;;[.H140];&quot;&quot;&quot;&quot;;&quot; address=&quot;&quot;&quot;;[.I140];&quot;&quot;&quot;&quot;;&quot;&gt;&lt;type&gt;                 &lt;BOOL/&gt;               &lt;/type&gt; &lt;/variable&gt;&quot;)" office:value-type="string" office:string-value="&lt;variable name=&quot;forwardSbT1&quot; address=&quot;%QX0.0.1.38&quot;&gt;&lt;type&gt;                 &lt;BOOL/&gt;               &lt;/type&gt; &lt;/variable&gt;" calcext:value-type="string">
            <text:p>&lt;variable name="forwardSbT1" address="%QX0.0.1.38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b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53" calcext:value-type="float">
            <text:p>53</text:p>
          </table:table-cell>
          <table:table-cell table:formula="of:=COM.MICROSOFT.CONCAT(&quot;forward&quot;;[.B141])" office:value-type="string" office:string-value="forwardSbT4" calcext:value-type="string">
            <text:p>forwardSbT4</text:p>
          </table:table-cell>
          <table:table-cell table:formula="of:=COM.MICROSOFT.CONCAT(&quot;%QX0.0.1.&quot;;[.G141])" office:value-type="string" office:string-value="%QX0.0.1.53" calcext:value-type="string">
            <text:p>%QX0.0.1.53</text:p>
          </table:table-cell>
          <table:table-cell table:formula="of:=COM.MICROSOFT.CONCAT(&quot;&lt;variable name=&quot;&quot;&quot;;[.H141];&quot;&quot;&quot;&quot;;&quot; address=&quot;&quot;&quot;;[.I141];&quot;&quot;&quot;&quot;;&quot;&gt;&lt;type&gt;                 &lt;BOOL/&gt;               &lt;/type&gt; &lt;/variable&gt;&quot;)" office:value-type="string" office:string-value="&lt;variable name=&quot;forwardSbT4&quot; address=&quot;%QX0.0.1.53&quot;&gt;&lt;type&gt;                 &lt;BOOL/&gt;               &lt;/type&gt; &lt;/variable&gt;" calcext:value-type="string">
            <text:p>&lt;variable name="forwardSbT4" address="%QX0.0.1.53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b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68" calcext:value-type="float">
            <text:p>68</text:p>
          </table:table-cell>
          <table:table-cell table:formula="of:=COM.MICROSOFT.CONCAT(&quot;forward&quot;;[.B142])" office:value-type="string" office:string-value="forwardSbT7" calcext:value-type="string">
            <text:p>forwardSbT7</text:p>
          </table:table-cell>
          <table:table-cell table:formula="of:=COM.MICROSOFT.CONCAT(&quot;%QX0.0.1.&quot;;[.G142])" office:value-type="string" office:string-value="%QX0.0.1.68" calcext:value-type="string">
            <text:p>%QX0.0.1.68</text:p>
          </table:table-cell>
          <table:table-cell table:formula="of:=COM.MICROSOFT.CONCAT(&quot;&lt;variable name=&quot;&quot;&quot;;[.H142];&quot;&quot;&quot;&quot;;&quot; address=&quot;&quot;&quot;;[.I142];&quot;&quot;&quot;&quot;;&quot;&gt;&lt;type&gt;                 &lt;BOOL/&gt;               &lt;/type&gt; &lt;/variable&gt;&quot;)" office:value-type="string" office:string-value="&lt;variable name=&quot;forwardSbT7&quot; address=&quot;%QX0.0.1.68&quot;&gt;&lt;type&gt;                 &lt;BOOL/&gt;               &lt;/type&gt; &lt;/variable&gt;" calcext:value-type="string">
            <text:p>&lt;variable name="forwardSbT7" address="%QX0.0.1.68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70" calcext:value-type="float">
            <text:p>70</text:p>
          </table:table-cell>
          <table:table-cell table:formula="of:=COM.MICROSOFT.CONCAT(&quot;forward&quot;;[.B143])" office:value-type="string" office:string-value="forwardScT1" calcext:value-type="string">
            <text:p>forwardScT1</text:p>
          </table:table-cell>
          <table:table-cell table:formula="of:=COM.MICROSOFT.CONCAT(&quot;%QX0.0.1.&quot;;[.G143])" office:value-type="string" office:string-value="%QX0.0.1.70" calcext:value-type="string">
            <text:p>%QX0.0.1.70</text:p>
          </table:table-cell>
          <table:table-cell table:formula="of:=COM.MICROSOFT.CONCAT(&quot;&lt;variable name=&quot;&quot;&quot;;[.H143];&quot;&quot;&quot;&quot;;&quot; address=&quot;&quot;&quot;;[.I143];&quot;&quot;&quot;&quot;;&quot;&gt;&lt;type&gt;                 &lt;BOOL/&gt;               &lt;/type&gt; &lt;/variable&gt;&quot;)" office:value-type="string" office:string-value="&lt;variable name=&quot;forwardScT1&quot; address=&quot;%QX0.0.1.70&quot;&gt;&lt;type&gt;                 &lt;BOOL/&gt;               &lt;/type&gt; &lt;/variable&gt;" calcext:value-type="string">
            <text:p>&lt;variable name="forwardScT1" address="%QX0.0.1.70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c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85" calcext:value-type="float">
            <text:p>85</text:p>
          </table:table-cell>
          <table:table-cell table:formula="of:=COM.MICROSOFT.CONCAT(&quot;forward&quot;;[.B144])" office:value-type="string" office:string-value="forwardScT4" calcext:value-type="string">
            <text:p>forwardScT4</text:p>
          </table:table-cell>
          <table:table-cell table:formula="of:=COM.MICROSOFT.CONCAT(&quot;%QX0.0.1.&quot;;[.G144])" office:value-type="string" office:string-value="%QX0.0.1.85" calcext:value-type="string">
            <text:p>%QX0.0.1.85</text:p>
          </table:table-cell>
          <table:table-cell table:formula="of:=COM.MICROSOFT.CONCAT(&quot;&lt;variable name=&quot;&quot;&quot;;[.H144];&quot;&quot;&quot;&quot;;&quot; address=&quot;&quot;&quot;;[.I144];&quot;&quot;&quot;&quot;;&quot;&gt;&lt;type&gt;                 &lt;BOOL/&gt;               &lt;/type&gt; &lt;/variable&gt;&quot;)" office:value-type="string" office:string-value="&lt;variable name=&quot;forwardScT4&quot; address=&quot;%QX0.0.1.85&quot;&gt;&lt;type&gt;                 &lt;BOOL/&gt;               &lt;/type&gt; &lt;/variable&gt;" calcext:value-type="string">
            <text:p>&lt;variable name="forwardScT4" address="%QX0.0.1.85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0" calcext:value-type="float">
            <text:p>100</text:p>
          </table:table-cell>
          <table:table-cell table:formula="of:=COM.MICROSOFT.CONCAT(&quot;forward&quot;;[.B145])" office:value-type="string" office:string-value="forwardScT7" calcext:value-type="string">
            <text:p>forwardScT7</text:p>
          </table:table-cell>
          <table:table-cell table:formula="of:=COM.MICROSOFT.CONCAT(&quot;%QX0.0.1.&quot;;[.G145])" office:value-type="string" office:string-value="%QX0.0.1.100" calcext:value-type="string">
            <text:p>%QX0.0.1.100</text:p>
          </table:table-cell>
          <table:table-cell table:formula="of:=COM.MICROSOFT.CONCAT(&quot;&lt;variable name=&quot;&quot;&quot;;[.H145];&quot;&quot;&quot;&quot;;&quot; address=&quot;&quot;&quot;;[.I145];&quot;&quot;&quot;&quot;;&quot;&gt;&lt;type&gt;                 &lt;BOOL/&gt;               &lt;/type&gt; &lt;/variable&gt;&quot;)" office:value-type="string" office:string-value="&lt;variable name=&quot;forwardScT7&quot; address=&quot;%QX0.0.1.100&quot;&gt;&lt;type&gt;                 &lt;BOOL/&gt;               &lt;/type&gt; &lt;/variable&gt;" calcext:value-type="string">
            <text:p>&lt;variable name="forwardScT7" address="%QX0.0.1.100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2" calcext:value-type="float">
            <text:p>102</text:p>
          </table:table-cell>
          <table:table-cell table:formula="of:=COM.MICROSOFT.CONCAT(&quot;forward&quot;;[.B146])" office:value-type="string" office:string-value="forwardMT1" calcext:value-type="string">
            <text:p>forwardMT1</text:p>
          </table:table-cell>
          <table:table-cell table:formula="of:=COM.MICROSOFT.CONCAT(&quot;%QX0.0.1.&quot;;[.G146])" office:value-type="string" office:string-value="%QX0.0.1.102" calcext:value-type="string">
            <text:p>%QX0.0.1.102</text:p>
          </table:table-cell>
          <table:table-cell table:formula="of:=COM.MICROSOFT.CONCAT(&quot;&lt;variable name=&quot;&quot;&quot;;[.H146];&quot;&quot;&quot;&quot;;&quot; address=&quot;&quot;&quot;;[.I146];&quot;&quot;&quot;&quot;;&quot;&gt;&lt;type&gt;                 &lt;BOOL/&gt;               &lt;/type&gt; &lt;/variable&gt;&quot;)" office:value-type="string" office:string-value="&lt;variable name=&quot;forwardMT1&quot; address=&quot;%QX0.0.1.102&quot;&gt;&lt;type&gt;                 &lt;BOOL/&gt;               &lt;/type&gt; &lt;/variable&gt;" calcext:value-type="string">
            <text:p>&lt;variable name="forwardMT1" address="%QX0.0.1.102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8" calcext:value-type="float">
            <text:p>108</text:p>
          </table:table-cell>
          <table:table-cell table:formula="of:=COM.MICROSOFT.CONCAT(&quot;forward&quot;;[.B147])" office:value-type="string" office:string-value="forwardMT3" calcext:value-type="string">
            <text:p>forwardMT3</text:p>
          </table:table-cell>
          <table:table-cell table:formula="of:=COM.MICROSOFT.CONCAT(&quot;%QX0.0.1.&quot;;[.G147])" office:value-type="string" office:string-value="%QX0.0.1.108" calcext:value-type="string">
            <text:p>%QX0.0.1.108</text:p>
          </table:table-cell>
          <table:table-cell table:formula="of:=COM.MICROSOFT.CONCAT(&quot;&lt;variable name=&quot;&quot;&quot;;[.H147];&quot;&quot;&quot;&quot;;&quot; address=&quot;&quot;&quot;;[.I147];&quot;&quot;&quot;&quot;;&quot;&gt;&lt;type&gt;                 &lt;BOOL/&gt;               &lt;/type&gt; &lt;/variable&gt;&quot;)" office:value-type="string" office:string-value="&lt;variable name=&quot;forwardMT3&quot; address=&quot;%QX0.0.1.108&quot;&gt;&lt;type&gt;                 &lt;BOOL/&gt;               &lt;/type&gt; &lt;/variable&gt;" calcext:value-type="string">
            <text:p>&lt;variable name="forwardMT3" address="%QX0.0.1.108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10" calcext:value-type="float">
            <text:p>110</text:p>
          </table:table-cell>
          <table:table-cell table:formula="of:=COM.MICROSOFT.CONCAT(&quot;forward&quot;;[.B148])" office:value-type="string" office:string-value="forwardMT4" calcext:value-type="string">
            <text:p>forwardMT4</text:p>
          </table:table-cell>
          <table:table-cell table:formula="of:=COM.MICROSOFT.CONCAT(&quot;%QX0.0.1.&quot;;[.G148])" office:value-type="string" office:string-value="%QX0.0.1.110" calcext:value-type="string">
            <text:p>%QX0.0.1.110</text:p>
          </table:table-cell>
          <table:table-cell table:formula="of:=COM.MICROSOFT.CONCAT(&quot;&lt;variable name=&quot;&quot;&quot;;[.H148];&quot;&quot;&quot;&quot;;&quot; address=&quot;&quot;&quot;;[.I148];&quot;&quot;&quot;&quot;;&quot;&gt;&lt;type&gt;                 &lt;BOOL/&gt;               &lt;/type&gt; &lt;/variable&gt;&quot;)" office:value-type="string" office:string-value="&lt;variable name=&quot;forwardMT4&quot; address=&quot;%QX0.0.1.110&quot;&gt;&lt;type&gt;                 &lt;BOOL/&gt;               &lt;/type&gt; &lt;/variable&gt;" calcext:value-type="string">
            <text:p>&lt;variable name="forwardMT4" address="%QX0.0.1.110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T5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12" calcext:value-type="float">
            <text:p>112</text:p>
          </table:table-cell>
          <table:table-cell table:formula="of:=COM.MICROSOFT.CONCAT(&quot;forward&quot;;[.B149])" office:value-type="string" office:string-value="forwardMT5" calcext:value-type="string">
            <text:p>forwardMT5</text:p>
          </table:table-cell>
          <table:table-cell table:formula="of:=COM.MICROSOFT.CONCAT(&quot;%QX0.0.1.&quot;;[.G149])" office:value-type="string" office:string-value="%QX0.0.1.112" calcext:value-type="string">
            <text:p>%QX0.0.1.112</text:p>
          </table:table-cell>
          <table:table-cell table:formula="of:=COM.MICROSOFT.CONCAT(&quot;&lt;variable name=&quot;&quot;&quot;;[.H149];&quot;&quot;&quot;&quot;;&quot; address=&quot;&quot;&quot;;[.I149];&quot;&quot;&quot;&quot;;&quot;&gt;&lt;type&gt;                 &lt;BOOL/&gt;               &lt;/type&gt; &lt;/variable&gt;&quot;)" office:value-type="string" office:string-value="&lt;variable name=&quot;forwardMT5&quot; address=&quot;%QX0.0.1.112&quot;&gt;&lt;type&gt;                 &lt;BOOL/&gt;               &lt;/type&gt; &lt;/variable&gt;" calcext:value-type="string">
            <text:p>&lt;variable name="forwardMT5" address="%QX0.0.1.112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25" calcext:value-type="float">
            <text:p>125</text:p>
          </table:table-cell>
          <table:table-cell table:formula="of:=COM.MICROSOFT.CONCAT(&quot;forward&quot;;[.B150])" office:value-type="string" office:string-value="forwardCT1" calcext:value-type="string">
            <text:p>forwardCT1</text:p>
          </table:table-cell>
          <table:table-cell table:formula="of:=COM.MICROSOFT.CONCAT(&quot;%QX0.0.1.&quot;;[.G150])" office:value-type="string" office:string-value="%QX0.0.1.125" calcext:value-type="string">
            <text:p>%QX0.0.1.125</text:p>
          </table:table-cell>
          <table:table-cell table:formula="of:=COM.MICROSOFT.CONCAT(&quot;&lt;variable name=&quot;&quot;&quot;;[.H150];&quot;&quot;&quot;&quot;;&quot; address=&quot;&quot;&quot;;[.I150];&quot;&quot;&quot;&quot;;&quot;&gt;&lt;type&gt;                 &lt;BOOL/&gt;               &lt;/type&gt; &lt;/variable&gt;&quot;)" office:value-type="string" office:string-value="&lt;variable name=&quot;forwardCT1&quot; address=&quot;%QX0.0.1.125&quot;&gt;&lt;type&gt;                 &lt;BOOL/&gt;               &lt;/type&gt; &lt;/variable&gt;" calcext:value-type="string">
            <text:p>&lt;variable name="forwardCT1" address="%QX0.0.1.125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31" calcext:value-type="float">
            <text:p>131</text:p>
          </table:table-cell>
          <table:table-cell table:formula="of:=COM.MICROSOFT.CONCAT(&quot;forward&quot;;[.B151])" office:value-type="string" office:string-value="forwardCT3" calcext:value-type="string">
            <text:p>forwardCT3</text:p>
          </table:table-cell>
          <table:table-cell table:formula="of:=COM.MICROSOFT.CONCAT(&quot;%QX0.0.1.&quot;;[.G151])" office:value-type="string" office:string-value="%QX0.0.1.131" calcext:value-type="string">
            <text:p>%QX0.0.1.131</text:p>
          </table:table-cell>
          <table:table-cell table:formula="of:=COM.MICROSOFT.CONCAT(&quot;&lt;variable name=&quot;&quot;&quot;;[.H151];&quot;&quot;&quot;&quot;;&quot; address=&quot;&quot;&quot;;[.I151];&quot;&quot;&quot;&quot;;&quot;&gt;&lt;type&gt;                 &lt;BOOL/&gt;               &lt;/type&gt; &lt;/variable&gt;&quot;)" office:value-type="string" office:string-value="&lt;variable name=&quot;forwardCT3&quot; address=&quot;%QX0.0.1.131&quot;&gt;&lt;type&gt;                 &lt;BOOL/&gt;               &lt;/type&gt; &lt;/variable&gt;" calcext:value-type="string">
            <text:p>&lt;variable name="forwardCT3" address="%QX0.0.1.13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45" calcext:value-type="float">
            <text:p>145</text:p>
          </table:table-cell>
          <table:table-cell table:formula="of:=COM.MICROSOFT.CONCAT(&quot;forward&quot;;[.B152])" office:value-type="string" office:string-value="forwardCT7" calcext:value-type="string">
            <text:p>forwardCT7</text:p>
          </table:table-cell>
          <table:table-cell table:formula="of:=COM.MICROSOFT.CONCAT(&quot;%QX0.0.1.&quot;;[.G152])" office:value-type="string" office:string-value="%QX0.0.1.145" calcext:value-type="string">
            <text:p>%QX0.0.1.145</text:p>
          </table:table-cell>
          <table:table-cell table:formula="of:=COM.MICROSOFT.CONCAT(&quot;&lt;variable name=&quot;&quot;&quot;;[.H152];&quot;&quot;&quot;&quot;;&quot; address=&quot;&quot;&quot;;[.I152];&quot;&quot;&quot;&quot;;&quot;&gt;&lt;type&gt;                 &lt;BOOL/&gt;               &lt;/type&gt; &lt;/variable&gt;&quot;)" office:value-type="string" office:string-value="&lt;variable name=&quot;forwardCT7&quot; address=&quot;%QX0.0.1.145&quot;&gt;&lt;type&gt;                 &lt;BOOL/&gt;               &lt;/type&gt; &lt;/variable&gt;" calcext:value-type="string">
            <text:p>&lt;variable name="forwardCT7" address="%QX0.0.1.145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T9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51" calcext:value-type="float">
            <text:p>151</text:p>
          </table:table-cell>
          <table:table-cell table:formula="of:=COM.MICROSOFT.CONCAT(&quot;forward&quot;;[.B153])" office:value-type="string" office:string-value="forwardCT9" calcext:value-type="string">
            <text:p>forwardCT9</text:p>
          </table:table-cell>
          <table:table-cell table:formula="of:=COM.MICROSOFT.CONCAT(&quot;%QX0.0.1.&quot;;[.G153])" office:value-type="string" office:string-value="%QX0.0.1.151" calcext:value-type="string">
            <text:p>%QX0.0.1.151</text:p>
          </table:table-cell>
          <table:table-cell table:formula="of:=COM.MICROSOFT.CONCAT(&quot;&lt;variable name=&quot;&quot;&quot;;[.H153];&quot;&quot;&quot;&quot;;&quot; address=&quot;&quot;&quot;;[.I153];&quot;&quot;&quot;&quot;;&quot;&gt;&lt;type&gt;                 &lt;BOOL/&gt;               &lt;/type&gt; &lt;/variable&gt;&quot;)" office:value-type="string" office:string-value="&lt;variable name=&quot;forwardCT9&quot; address=&quot;%QX0.0.1.151&quot;&gt;&lt;type&gt;                 &lt;BOOL/&gt;               &lt;/type&gt; &lt;/variable&gt;" calcext:value-type="string">
            <text:p>&lt;variable name="forwardCT9" address="%QX0.0.1.15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Grab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10" calcext:value-type="float">
            <text:p>10</text:p>
          </table:table-cell>
          <table:table-cell table:formula="of:=COM.MICROSOFT.CONCAT(&quot;toolUpSensor&quot;;[.B155])" office:value-type="string" office:string-value="toolUpSensorSaT3" calcext:value-type="string">
            <text:p>toolUpSensorSaT3</text:p>
          </table:table-cell>
          <table:table-cell table:formula="of:=COM.MICROSOFT.CONCAT(&quot;%IX0.0.0.&quot;;[.G155])" office:value-type="string" office:string-value="%IX0.0.0.10" calcext:value-type="string">
            <text:p>%IX0.0.0.10</text:p>
          </table:table-cell>
          <table:table-cell table:formula="of:=COM.MICROSOFT.CONCAT(&quot;&lt;variable name=&quot;&quot;&quot;;[.H155];&quot;&quot;&quot;&quot;;&quot; address=&quot;&quot;&quot;;[.I155];&quot;&quot;&quot;&quot;;&quot;&gt;&lt;type&gt;                 &lt;BOOL/&gt;               &lt;/type&gt; &lt;/variable&gt;&quot;)" office:value-type="string" office:string-value="&lt;variable name=&quot;toolUpSensorSaT3&quot; address=&quot;%IX0.0.0.10&quot;&gt;&lt;type&gt;                 &lt;BOOL/&gt;               &lt;/type&gt; &lt;/variable&gt;" calcext:value-type="string">
            <text:p>&lt;variable name="toolUpSensorSaT3" address="%IX0.0.0.10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17" calcext:value-type="float">
            <text:p>17</text:p>
          </table:table-cell>
          <table:table-cell table:formula="of:=COM.MICROSOFT.CONCAT(&quot;toolUpSensor&quot;;[.B156])" office:value-type="string" office:string-value="toolUpSensorSaT5" calcext:value-type="string">
            <text:p>toolUpSensorSaT5</text:p>
          </table:table-cell>
          <table:table-cell table:formula="of:=COM.MICROSOFT.CONCAT(&quot;%IX0.0.0.&quot;;[.G156])" office:value-type="string" office:string-value="%IX0.0.0.17" calcext:value-type="string">
            <text:p>%IX0.0.0.17</text:p>
          </table:table-cell>
          <table:table-cell table:formula="of:=COM.MICROSOFT.CONCAT(&quot;&lt;variable name=&quot;&quot;&quot;;[.H156];&quot;&quot;&quot;&quot;;&quot; address=&quot;&quot;&quot;;[.I156];&quot;&quot;&quot;&quot;;&quot;&gt;&lt;type&gt;                 &lt;BOOL/&gt;               &lt;/type&gt; &lt;/variable&gt;&quot;)" office:value-type="string" office:string-value="&lt;variable name=&quot;toolUpSensorSaT5&quot; address=&quot;%IX0.0.0.17&quot;&gt;&lt;type&gt;                 &lt;BOOL/&gt;               &lt;/type&gt; &lt;/variable&gt;" calcext:value-type="string">
            <text:p>&lt;variable name="toolUpSensorSaT5" address="%IX0.0.0.17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31" calcext:value-type="float">
            <text:p>31</text:p>
          </table:table-cell>
          <table:table-cell table:formula="of:=COM.MICROSOFT.CONCAT(&quot;toolUpSensor&quot;;[.B157])" office:value-type="string" office:string-value="toolUpSensorSbT3" calcext:value-type="string">
            <text:p>toolUpSensorSbT3</text:p>
          </table:table-cell>
          <table:table-cell table:formula="of:=COM.MICROSOFT.CONCAT(&quot;%IX0.0.0.&quot;;[.G157])" office:value-type="string" office:string-value="%IX0.0.0.31" calcext:value-type="string">
            <text:p>%IX0.0.0.31</text:p>
          </table:table-cell>
          <table:table-cell table:formula="of:=COM.MICROSOFT.CONCAT(&quot;&lt;variable name=&quot;&quot;&quot;;[.H157];&quot;&quot;&quot;&quot;;&quot; address=&quot;&quot;&quot;;[.I157];&quot;&quot;&quot;&quot;;&quot;&gt;&lt;type&gt;                 &lt;BOOL/&gt;               &lt;/type&gt; &lt;/variable&gt;&quot;)" office:value-type="string" office:string-value="&lt;variable name=&quot;toolUpSensorSbT3&quot; address=&quot;%IX0.0.0.31&quot;&gt;&lt;type&gt;                 &lt;BOOL/&gt;               &lt;/type&gt; &lt;/variable&gt;" calcext:value-type="string">
            <text:p>&lt;variable name="toolUpSensorSbT3" address="%IX0.0.0.3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38" calcext:value-type="float">
            <text:p>38</text:p>
          </table:table-cell>
          <table:table-cell table:formula="of:=COM.MICROSOFT.CONCAT(&quot;toolUpSensor&quot;;[.B158])" office:value-type="string" office:string-value="toolUpSensorSbT5" calcext:value-type="string">
            <text:p>toolUpSensorSbT5</text:p>
          </table:table-cell>
          <table:table-cell table:formula="of:=COM.MICROSOFT.CONCAT(&quot;%IX0.0.0.&quot;;[.G158])" office:value-type="string" office:string-value="%IX0.0.0.38" calcext:value-type="string">
            <text:p>%IX0.0.0.38</text:p>
          </table:table-cell>
          <table:table-cell table:formula="of:=COM.MICROSOFT.CONCAT(&quot;&lt;variable name=&quot;&quot;&quot;;[.H158];&quot;&quot;&quot;&quot;;&quot; address=&quot;&quot;&quot;;[.I158];&quot;&quot;&quot;&quot;;&quot;&gt;&lt;type&gt;                 &lt;BOOL/&gt;               &lt;/type&gt; &lt;/variable&gt;&quot;)" office:value-type="string" office:string-value="&lt;variable name=&quot;toolUpSensorSbT5&quot; address=&quot;%IX0.0.0.38&quot;&gt;&lt;type&gt;                 &lt;BOOL/&gt;               &lt;/type&gt; &lt;/variable&gt;" calcext:value-type="string">
            <text:p>&lt;variable name="toolUpSensorSbT5" address="%IX0.0.0.38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52" calcext:value-type="float">
            <text:p>52</text:p>
          </table:table-cell>
          <table:table-cell table:formula="of:=COM.MICROSOFT.CONCAT(&quot;toolUpSensor&quot;;[.B159])" office:value-type="string" office:string-value="toolUpSensorScT3" calcext:value-type="string">
            <text:p>toolUpSensorScT3</text:p>
          </table:table-cell>
          <table:table-cell table:formula="of:=COM.MICROSOFT.CONCAT(&quot;%IX0.0.0.&quot;;[.G159])" office:value-type="string" office:string-value="%IX0.0.0.52" calcext:value-type="string">
            <text:p>%IX0.0.0.52</text:p>
          </table:table-cell>
          <table:table-cell table:formula="of:=COM.MICROSOFT.CONCAT(&quot;&lt;variable name=&quot;&quot;&quot;;[.H159];&quot;&quot;&quot;&quot;;&quot; address=&quot;&quot;&quot;;[.I159];&quot;&quot;&quot;&quot;;&quot;&gt;&lt;type&gt;                 &lt;BOOL/&gt;               &lt;/type&gt; &lt;/variable&gt;&quot;)" office:value-type="string" office:string-value="&lt;variable name=&quot;toolUpSensorScT3&quot; address=&quot;%IX0.0.0.52&quot;&gt;&lt;type&gt;                 &lt;BOOL/&gt;               &lt;/type&gt; &lt;/variable&gt;" calcext:value-type="string">
            <text:p>&lt;variable name="toolUpSensorScT3" address="%IX0.0.0.52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59" calcext:value-type="float">
            <text:p>59</text:p>
          </table:table-cell>
          <table:table-cell table:formula="of:=COM.MICROSOFT.CONCAT(&quot;toolUpSensor&quot;;[.B160])" office:value-type="string" office:string-value="toolUpSensorScT5" calcext:value-type="string">
            <text:p>toolUpSensorScT5</text:p>
          </table:table-cell>
          <table:table-cell table:formula="of:=COM.MICROSOFT.CONCAT(&quot;%IX0.0.0.&quot;;[.G160])" office:value-type="string" office:string-value="%IX0.0.0.59" calcext:value-type="string">
            <text:p>%IX0.0.0.59</text:p>
          </table:table-cell>
          <table:table-cell table:formula="of:=COM.MICROSOFT.CONCAT(&quot;&lt;variable name=&quot;&quot;&quot;;[.H160];&quot;&quot;&quot;&quot;;&quot; address=&quot;&quot;&quot;;[.I160];&quot;&quot;&quot;&quot;;&quot;&gt;&lt;type&gt;                 &lt;BOOL/&gt;               &lt;/type&gt; &lt;/variable&gt;&quot;)" office:value-type="string" office:string-value="&lt;variable name=&quot;toolUpSensorScT5&quot; address=&quot;%IX0.0.0.59&quot;&gt;&lt;type&gt;                 &lt;BOOL/&gt;               &lt;/type&gt; &lt;/variable&gt;" calcext:value-type="string">
            <text:p>&lt;variable name="toolUpSensorScT5" address="%IX0.0.0.59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11" calcext:value-type="float">
            <text:p>11</text:p>
          </table:table-cell>
          <table:table-cell table:formula="of:=COM.MICROSOFT.CONCAT(&quot;toolDownSensor&quot;;[.B161])" office:value-type="string" office:string-value="toolDownSensorSaT3" calcext:value-type="string">
            <text:p>toolDownSensorSaT3</text:p>
          </table:table-cell>
          <table:table-cell table:formula="of:=COM.MICROSOFT.CONCAT(&quot;%IX0.0.0.&quot;;[.G161])" office:value-type="string" office:string-value="%IX0.0.0.11" calcext:value-type="string">
            <text:p>%IX0.0.0.11</text:p>
          </table:table-cell>
          <table:table-cell table:formula="of:=COM.MICROSOFT.CONCAT(&quot;&lt;variable name=&quot;&quot;&quot;;[.H161];&quot;&quot;&quot;&quot;;&quot; address=&quot;&quot;&quot;;[.I161];&quot;&quot;&quot;&quot;;&quot;&gt;&lt;type&gt;                 &lt;BOOL/&gt;               &lt;/type&gt; &lt;/variable&gt;&quot;)" office:value-type="string" office:string-value="&lt;variable name=&quot;toolDownSensorSaT3&quot; address=&quot;%IX0.0.0.11&quot;&gt;&lt;type&gt;                 &lt;BOOL/&gt;               &lt;/type&gt; &lt;/variable&gt;" calcext:value-type="string">
            <text:p>&lt;variable name="toolDownSensorSaT3" address="%IX0.0.0.1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18" calcext:value-type="float">
            <text:p>18</text:p>
          </table:table-cell>
          <table:table-cell table:formula="of:=COM.MICROSOFT.CONCAT(&quot;toolDownSensor&quot;;[.B162])" office:value-type="string" office:string-value="toolDownSensorSaT5" calcext:value-type="string">
            <text:p>toolDownSensorSaT5</text:p>
          </table:table-cell>
          <table:table-cell table:formula="of:=COM.MICROSOFT.CONCAT(&quot;%IX0.0.0.&quot;;[.G162])" office:value-type="string" office:string-value="%IX0.0.0.18" calcext:value-type="string">
            <text:p>%IX0.0.0.18</text:p>
          </table:table-cell>
          <table:table-cell table:formula="of:=COM.MICROSOFT.CONCAT(&quot;&lt;variable name=&quot;&quot;&quot;;[.H162];&quot;&quot;&quot;&quot;;&quot; address=&quot;&quot;&quot;;[.I162];&quot;&quot;&quot;&quot;;&quot;&gt;&lt;type&gt;                 &lt;BOOL/&gt;               &lt;/type&gt; &lt;/variable&gt;&quot;)" office:value-type="string" office:string-value="&lt;variable name=&quot;toolDownSensorSaT5&quot; address=&quot;%IX0.0.0.18&quot;&gt;&lt;type&gt;                 &lt;BOOL/&gt;               &lt;/type&gt; &lt;/variable&gt;" calcext:value-type="string">
            <text:p>&lt;variable name="toolDownSensorSaT5" address="%IX0.0.0.18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32" calcext:value-type="float">
            <text:p>32</text:p>
          </table:table-cell>
          <table:table-cell table:formula="of:=COM.MICROSOFT.CONCAT(&quot;toolDownSensor&quot;;[.B163])" office:value-type="string" office:string-value="toolDownSensorSbT3" calcext:value-type="string">
            <text:p>toolDownSensorSbT3</text:p>
          </table:table-cell>
          <table:table-cell table:formula="of:=COM.MICROSOFT.CONCAT(&quot;%IX0.0.0.&quot;;[.G163])" office:value-type="string" office:string-value="%IX0.0.0.32" calcext:value-type="string">
            <text:p>%IX0.0.0.32</text:p>
          </table:table-cell>
          <table:table-cell table:formula="of:=COM.MICROSOFT.CONCAT(&quot;&lt;variable name=&quot;&quot;&quot;;[.H163];&quot;&quot;&quot;&quot;;&quot; address=&quot;&quot;&quot;;[.I163];&quot;&quot;&quot;&quot;;&quot;&gt;&lt;type&gt;                 &lt;BOOL/&gt;               &lt;/type&gt; &lt;/variable&gt;&quot;)" office:value-type="string" office:string-value="&lt;variable name=&quot;toolDownSensorSbT3&quot; address=&quot;%IX0.0.0.32&quot;&gt;&lt;type&gt;                 &lt;BOOL/&gt;               &lt;/type&gt; &lt;/variable&gt;" calcext:value-type="string">
            <text:p>&lt;variable name="toolDownSensorSbT3" address="%IX0.0.0.32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39" calcext:value-type="float">
            <text:p>39</text:p>
          </table:table-cell>
          <table:table-cell table:formula="of:=COM.MICROSOFT.CONCAT(&quot;toolDownSensor&quot;;[.B164])" office:value-type="string" office:string-value="toolDownSensorSbT5" calcext:value-type="string">
            <text:p>toolDownSensorSbT5</text:p>
          </table:table-cell>
          <table:table-cell table:formula="of:=COM.MICROSOFT.CONCAT(&quot;%IX0.0.0.&quot;;[.G164])" office:value-type="string" office:string-value="%IX0.0.0.39" calcext:value-type="string">
            <text:p>%IX0.0.0.39</text:p>
          </table:table-cell>
          <table:table-cell table:formula="of:=COM.MICROSOFT.CONCAT(&quot;&lt;variable name=&quot;&quot;&quot;;[.H164];&quot;&quot;&quot;&quot;;&quot; address=&quot;&quot;&quot;;[.I164];&quot;&quot;&quot;&quot;;&quot;&gt;&lt;type&gt;                 &lt;BOOL/&gt;               &lt;/type&gt; &lt;/variable&gt;&quot;)" office:value-type="string" office:string-value="&lt;variable name=&quot;toolDownSensorSbT5&quot; address=&quot;%IX0.0.0.39&quot;&gt;&lt;type&gt;                 &lt;BOOL/&gt;               &lt;/type&gt; &lt;/variable&gt;" calcext:value-type="string">
            <text:p>&lt;variable name="toolDownSensorSbT5" address="%IX0.0.0.39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53" calcext:value-type="float">
            <text:p>53</text:p>
          </table:table-cell>
          <table:table-cell table:formula="of:=COM.MICROSOFT.CONCAT(&quot;toolDownSensor&quot;;[.B165])" office:value-type="string" office:string-value="toolDownSensorScT3" calcext:value-type="string">
            <text:p>toolDownSensorScT3</text:p>
          </table:table-cell>
          <table:table-cell table:formula="of:=COM.MICROSOFT.CONCAT(&quot;%IX0.0.0.&quot;;[.G165])" office:value-type="string" office:string-value="%IX0.0.0.53" calcext:value-type="string">
            <text:p>%IX0.0.0.53</text:p>
          </table:table-cell>
          <table:table-cell table:formula="of:=COM.MICROSOFT.CONCAT(&quot;&lt;variable name=&quot;&quot;&quot;;[.H165];&quot;&quot;&quot;&quot;;&quot; address=&quot;&quot;&quot;;[.I165];&quot;&quot;&quot;&quot;;&quot;&gt;&lt;type&gt;                 &lt;BOOL/&gt;               &lt;/type&gt; &lt;/variable&gt;&quot;)" office:value-type="string" office:string-value="&lt;variable name=&quot;toolDownSensorScT3&quot; address=&quot;%IX0.0.0.53&quot;&gt;&lt;type&gt;                 &lt;BOOL/&gt;               &lt;/type&gt; &lt;/variable&gt;" calcext:value-type="string">
            <text:p>&lt;variable name="toolDownSensorScT3" address="%IX0.0.0.53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60" calcext:value-type="float">
            <text:p>60</text:p>
          </table:table-cell>
          <table:table-cell table:formula="of:=COM.MICROSOFT.CONCAT(&quot;toolDownSensor&quot;;[.B166])" office:value-type="string" office:string-value="toolDownSensorScT5" calcext:value-type="string">
            <text:p>toolDownSensorScT5</text:p>
          </table:table-cell>
          <table:table-cell table:formula="of:=COM.MICROSOFT.CONCAT(&quot;%IX0.0.0.&quot;;[.G166])" office:value-type="string" office:string-value="%IX0.0.0.60" calcext:value-type="string">
            <text:p>%IX0.0.0.60</text:p>
          </table:table-cell>
          <table:table-cell table:formula="of:=COM.MICROSOFT.CONCAT(&quot;&lt;variable name=&quot;&quot;&quot;;[.H166];&quot;&quot;&quot;&quot;;&quot; address=&quot;&quot;&quot;;[.I166];&quot;&quot;&quot;&quot;;&quot;&gt;&lt;type&gt;                 &lt;BOOL/&gt;               &lt;/type&gt; &lt;/variable&gt;&quot;)" office:value-type="string" office:string-value="&lt;variable name=&quot;toolDownSensorScT5&quot; address=&quot;%IX0.0.0.60&quot;&gt;&lt;type&gt;                 &lt;BOOL/&gt;               &lt;/type&gt; &lt;/variable&gt;" calcext:value-type="string">
            <text:p>&lt;variable name="toolDownSensorScT5" address="%IX0.0.0.60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8" calcext:value-type="float">
            <text:p>8</text:p>
          </table:table-cell>
          <table:table-cell table:formula="of:=COM.MICROSOFT.CONCAT(&quot;toolLeftSensor&quot;;[.B167])" office:value-type="string" office:string-value="toolLeftSensorSaT3" calcext:value-type="string">
            <text:p>toolLeftSensorSaT3</text:p>
          </table:table-cell>
          <table:table-cell table:formula="of:=COM.MICROSOFT.CONCAT(&quot;%IX0.0.0.&quot;;[.G167])" office:value-type="string" office:string-value="%IX0.0.0.8" calcext:value-type="string">
            <text:p>%IX0.0.0.8</text:p>
          </table:table-cell>
          <table:table-cell table:formula="of:=COM.MICROSOFT.CONCAT(&quot;&lt;variable name=&quot;&quot;&quot;;[.H167];&quot;&quot;&quot;&quot;;&quot; address=&quot;&quot;&quot;;[.I167];&quot;&quot;&quot;&quot;;&quot;&gt;&lt;type&gt;                 &lt;BOOL/&gt;               &lt;/type&gt; &lt;/variable&gt;&quot;)" office:value-type="string" office:string-value="&lt;variable name=&quot;toolLeftSensorSaT3&quot; address=&quot;%IX0.0.0.8&quot;&gt;&lt;type&gt;                 &lt;BOOL/&gt;               &lt;/type&gt; &lt;/variable&gt;" calcext:value-type="string">
            <text:p>&lt;variable name="toolLeftSensorSaT3" address="%IX0.0.0.8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15" calcext:value-type="float">
            <text:p>15</text:p>
          </table:table-cell>
          <table:table-cell table:formula="of:=COM.MICROSOFT.CONCAT(&quot;toolLeftSensor&quot;;[.B168])" office:value-type="string" office:string-value="toolLeftSensorSaT5" calcext:value-type="string">
            <text:p>toolLeftSensorSaT5</text:p>
          </table:table-cell>
          <table:table-cell table:formula="of:=COM.MICROSOFT.CONCAT(&quot;%IX0.0.0.&quot;;[.G168])" office:value-type="string" office:string-value="%IX0.0.0.15" calcext:value-type="string">
            <text:p>%IX0.0.0.15</text:p>
          </table:table-cell>
          <table:table-cell table:formula="of:=COM.MICROSOFT.CONCAT(&quot;&lt;variable name=&quot;&quot;&quot;;[.H168];&quot;&quot;&quot;&quot;;&quot; address=&quot;&quot;&quot;;[.I168];&quot;&quot;&quot;&quot;;&quot;&gt;&lt;type&gt;                 &lt;BOOL/&gt;               &lt;/type&gt; &lt;/variable&gt;&quot;)" office:value-type="string" office:string-value="&lt;variable name=&quot;toolLeftSensorSaT5&quot; address=&quot;%IX0.0.0.15&quot;&gt;&lt;type&gt;                 &lt;BOOL/&gt;               &lt;/type&gt; &lt;/variable&gt;" calcext:value-type="string">
            <text:p>&lt;variable name="toolLeftSensorSaT5" address="%IX0.0.0.15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29" calcext:value-type="float">
            <text:p>29</text:p>
          </table:table-cell>
          <table:table-cell table:formula="of:=COM.MICROSOFT.CONCAT(&quot;toolLeftSensor&quot;;[.B169])" office:value-type="string" office:string-value="toolLeftSensorSbT3" calcext:value-type="string">
            <text:p>toolLeftSensorSbT3</text:p>
          </table:table-cell>
          <table:table-cell table:formula="of:=COM.MICROSOFT.CONCAT(&quot;%IX0.0.0.&quot;;[.G169])" office:value-type="string" office:string-value="%IX0.0.0.29" calcext:value-type="string">
            <text:p>%IX0.0.0.29</text:p>
          </table:table-cell>
          <table:table-cell table:formula="of:=COM.MICROSOFT.CONCAT(&quot;&lt;variable name=&quot;&quot;&quot;;[.H169];&quot;&quot;&quot;&quot;;&quot; address=&quot;&quot;&quot;;[.I169];&quot;&quot;&quot;&quot;;&quot;&gt;&lt;type&gt;                 &lt;BOOL/&gt;               &lt;/type&gt; &lt;/variable&gt;&quot;)" office:value-type="string" office:string-value="&lt;variable name=&quot;toolLeftSensorSbT3&quot; address=&quot;%IX0.0.0.29&quot;&gt;&lt;type&gt;                 &lt;BOOL/&gt;               &lt;/type&gt; &lt;/variable&gt;" calcext:value-type="string">
            <text:p>&lt;variable name="toolLeftSensorSbT3" address="%IX0.0.0.29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36" calcext:value-type="float">
            <text:p>36</text:p>
          </table:table-cell>
          <table:table-cell table:formula="of:=COM.MICROSOFT.CONCAT(&quot;toolLeftSensor&quot;;[.B170])" office:value-type="string" office:string-value="toolLeftSensorSbT5" calcext:value-type="string">
            <text:p>toolLeftSensorSbT5</text:p>
          </table:table-cell>
          <table:table-cell table:formula="of:=COM.MICROSOFT.CONCAT(&quot;%IX0.0.0.&quot;;[.G170])" office:value-type="string" office:string-value="%IX0.0.0.36" calcext:value-type="string">
            <text:p>%IX0.0.0.36</text:p>
          </table:table-cell>
          <table:table-cell table:formula="of:=COM.MICROSOFT.CONCAT(&quot;&lt;variable name=&quot;&quot;&quot;;[.H170];&quot;&quot;&quot;&quot;;&quot; address=&quot;&quot;&quot;;[.I170];&quot;&quot;&quot;&quot;;&quot;&gt;&lt;type&gt;                 &lt;BOOL/&gt;               &lt;/type&gt; &lt;/variable&gt;&quot;)" office:value-type="string" office:string-value="&lt;variable name=&quot;toolLeftSensorSbT5&quot; address=&quot;%IX0.0.0.36&quot;&gt;&lt;type&gt;                 &lt;BOOL/&gt;               &lt;/type&gt; &lt;/variable&gt;" calcext:value-type="string">
            <text:p>&lt;variable name="toolLeftSensorSbT5" address="%IX0.0.0.36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50" calcext:value-type="float">
            <text:p>50</text:p>
          </table:table-cell>
          <table:table-cell table:formula="of:=COM.MICROSOFT.CONCAT(&quot;toolLeftSensor&quot;;[.B171])" office:value-type="string" office:string-value="toolLeftSensorScT3" calcext:value-type="string">
            <text:p>toolLeftSensorScT3</text:p>
          </table:table-cell>
          <table:table-cell table:formula="of:=COM.MICROSOFT.CONCAT(&quot;%IX0.0.0.&quot;;[.G171])" office:value-type="string" office:string-value="%IX0.0.0.50" calcext:value-type="string">
            <text:p>%IX0.0.0.50</text:p>
          </table:table-cell>
          <table:table-cell table:formula="of:=COM.MICROSOFT.CONCAT(&quot;&lt;variable name=&quot;&quot;&quot;;[.H171];&quot;&quot;&quot;&quot;;&quot; address=&quot;&quot;&quot;;[.I171];&quot;&quot;&quot;&quot;;&quot;&gt;&lt;type&gt;                 &lt;BOOL/&gt;               &lt;/type&gt; &lt;/variable&gt;&quot;)" office:value-type="string" office:string-value="&lt;variable name=&quot;toolLeftSensorScT3&quot; address=&quot;%IX0.0.0.50&quot;&gt;&lt;type&gt;                 &lt;BOOL/&gt;               &lt;/type&gt; &lt;/variable&gt;" calcext:value-type="string">
            <text:p>&lt;variable name="toolLeftSensorScT3" address="%IX0.0.0.50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57" calcext:value-type="float">
            <text:p>57</text:p>
          </table:table-cell>
          <table:table-cell table:formula="of:=COM.MICROSOFT.CONCAT(&quot;toolLeftSensor&quot;;[.B172])" office:value-type="string" office:string-value="toolLeftSensorScT5" calcext:value-type="string">
            <text:p>toolLeftSensorScT5</text:p>
          </table:table-cell>
          <table:table-cell table:formula="of:=COM.MICROSOFT.CONCAT(&quot;%IX0.0.0.&quot;;[.G172])" office:value-type="string" office:string-value="%IX0.0.0.57" calcext:value-type="string">
            <text:p>%IX0.0.0.57</text:p>
          </table:table-cell>
          <table:table-cell table:formula="of:=COM.MICROSOFT.CONCAT(&quot;&lt;variable name=&quot;&quot;&quot;;[.H172];&quot;&quot;&quot;&quot;;&quot; address=&quot;&quot;&quot;;[.I172];&quot;&quot;&quot;&quot;;&quot;&gt;&lt;type&gt;                 &lt;BOOL/&gt;               &lt;/type&gt; &lt;/variable&gt;&quot;)" office:value-type="string" office:string-value="&lt;variable name=&quot;toolLeftSensorScT5&quot; address=&quot;%IX0.0.0.57&quot;&gt;&lt;type&gt;                 &lt;BOOL/&gt;               &lt;/type&gt; &lt;/variable&gt;" calcext:value-type="string">
            <text:p>&lt;variable name="toolLeftSensorScT5" address="%IX0.0.0.57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9" calcext:value-type="float">
            <text:p>9</text:p>
          </table:table-cell>
          <table:table-cell table:formula="of:=COM.MICROSOFT.CONCAT(&quot;toolRightSensor&quot;;[.B173])" office:value-type="string" office:string-value="toolRightSensorSaT3" calcext:value-type="string">
            <text:p>toolRightSensorSaT3</text:p>
          </table:table-cell>
          <table:table-cell table:formula="of:=COM.MICROSOFT.CONCAT(&quot;%IX0.0.0.&quot;;[.G173])" office:value-type="string" office:string-value="%IX0.0.0.9" calcext:value-type="string">
            <text:p>%IX0.0.0.9</text:p>
          </table:table-cell>
          <table:table-cell table:formula="of:=COM.MICROSOFT.CONCAT(&quot;&lt;variable name=&quot;&quot;&quot;;[.H173];&quot;&quot;&quot;&quot;;&quot; address=&quot;&quot;&quot;;[.I173];&quot;&quot;&quot;&quot;;&quot;&gt;&lt;type&gt;                 &lt;BOOL/&gt;               &lt;/type&gt; &lt;/variable&gt;&quot;)" office:value-type="string" office:string-value="&lt;variable name=&quot;toolRightSensorSaT3&quot; address=&quot;%IX0.0.0.9&quot;&gt;&lt;type&gt;                 &lt;BOOL/&gt;               &lt;/type&gt; &lt;/variable&gt;" calcext:value-type="string">
            <text:p>&lt;variable name="toolRightSensorSaT3" address="%IX0.0.0.9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16" calcext:value-type="float">
            <text:p>16</text:p>
          </table:table-cell>
          <table:table-cell table:formula="of:=COM.MICROSOFT.CONCAT(&quot;toolRightSensor&quot;;[.B174])" office:value-type="string" office:string-value="toolRightSensorSaT5" calcext:value-type="string">
            <text:p>toolRightSensorSaT5</text:p>
          </table:table-cell>
          <table:table-cell table:formula="of:=COM.MICROSOFT.CONCAT(&quot;%IX0.0.0.&quot;;[.G174])" office:value-type="string" office:string-value="%IX0.0.0.16" calcext:value-type="string">
            <text:p>%IX0.0.0.16</text:p>
          </table:table-cell>
          <table:table-cell table:formula="of:=COM.MICROSOFT.CONCAT(&quot;&lt;variable name=&quot;&quot;&quot;;[.H174];&quot;&quot;&quot;&quot;;&quot; address=&quot;&quot;&quot;;[.I174];&quot;&quot;&quot;&quot;;&quot;&gt;&lt;type&gt;                 &lt;BOOL/&gt;               &lt;/type&gt; &lt;/variable&gt;&quot;)" office:value-type="string" office:string-value="&lt;variable name=&quot;toolRightSensorSaT5&quot; address=&quot;%IX0.0.0.16&quot;&gt;&lt;type&gt;                 &lt;BOOL/&gt;               &lt;/type&gt; &lt;/variable&gt;" calcext:value-type="string">
            <text:p>&lt;variable name="toolRightSensorSaT5" address="%IX0.0.0.16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30" calcext:value-type="float">
            <text:p>30</text:p>
          </table:table-cell>
          <table:table-cell table:formula="of:=COM.MICROSOFT.CONCAT(&quot;toolRightSensor&quot;;[.B175])" office:value-type="string" office:string-value="toolRightSensorSbT3" calcext:value-type="string">
            <text:p>toolRightSensorSbT3</text:p>
          </table:table-cell>
          <table:table-cell table:formula="of:=COM.MICROSOFT.CONCAT(&quot;%IX0.0.0.&quot;;[.G175])" office:value-type="string" office:string-value="%IX0.0.0.30" calcext:value-type="string">
            <text:p>%IX0.0.0.30</text:p>
          </table:table-cell>
          <table:table-cell table:formula="of:=COM.MICROSOFT.CONCAT(&quot;&lt;variable name=&quot;&quot;&quot;;[.H175];&quot;&quot;&quot;&quot;;&quot; address=&quot;&quot;&quot;;[.I175];&quot;&quot;&quot;&quot;;&quot;&gt;&lt;type&gt;                 &lt;BOOL/&gt;               &lt;/type&gt; &lt;/variable&gt;&quot;)" office:value-type="string" office:string-value="&lt;variable name=&quot;toolRightSensorSbT3&quot; address=&quot;%IX0.0.0.30&quot;&gt;&lt;type&gt;                 &lt;BOOL/&gt;               &lt;/type&gt; &lt;/variable&gt;" calcext:value-type="string">
            <text:p>&lt;variable name="toolRightSensorSbT3" address="%IX0.0.0.30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37" calcext:value-type="float">
            <text:p>37</text:p>
          </table:table-cell>
          <table:table-cell table:formula="of:=COM.MICROSOFT.CONCAT(&quot;toolRightSensor&quot;;[.B176])" office:value-type="string" office:string-value="toolRightSensorSbT5" calcext:value-type="string">
            <text:p>toolRightSensorSbT5</text:p>
          </table:table-cell>
          <table:table-cell table:formula="of:=COM.MICROSOFT.CONCAT(&quot;%IX0.0.0.&quot;;[.G176])" office:value-type="string" office:string-value="%IX0.0.0.37" calcext:value-type="string">
            <text:p>%IX0.0.0.37</text:p>
          </table:table-cell>
          <table:table-cell table:formula="of:=COM.MICROSOFT.CONCAT(&quot;&lt;variable name=&quot;&quot;&quot;;[.H176];&quot;&quot;&quot;&quot;;&quot; address=&quot;&quot;&quot;;[.I176];&quot;&quot;&quot;&quot;;&quot;&gt;&lt;type&gt;                 &lt;BOOL/&gt;               &lt;/type&gt; &lt;/variable&gt;&quot;)" office:value-type="string" office:string-value="&lt;variable name=&quot;toolRightSensorSbT5&quot; address=&quot;%IX0.0.0.37&quot;&gt;&lt;type&gt;                 &lt;BOOL/&gt;               &lt;/type&gt; &lt;/variable&gt;" calcext:value-type="string">
            <text:p>&lt;variable name="toolRightSensorSbT5" address="%IX0.0.0.37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51" calcext:value-type="float">
            <text:p>51</text:p>
          </table:table-cell>
          <table:table-cell table:formula="of:=COM.MICROSOFT.CONCAT(&quot;toolRightSensor&quot;;[.B177])" office:value-type="string" office:string-value="toolRightSensorScT3" calcext:value-type="string">
            <text:p>toolRightSensorScT3</text:p>
          </table:table-cell>
          <table:table-cell table:formula="of:=COM.MICROSOFT.CONCAT(&quot;%IX0.0.0.&quot;;[.G177])" office:value-type="string" office:string-value="%IX0.0.0.51" calcext:value-type="string">
            <text:p>%IX0.0.0.51</text:p>
          </table:table-cell>
          <table:table-cell table:formula="of:=COM.MICROSOFT.CONCAT(&quot;&lt;variable name=&quot;&quot;&quot;;[.H177];&quot;&quot;&quot;&quot;;&quot; address=&quot;&quot;&quot;;[.I177];&quot;&quot;&quot;&quot;;&quot;&gt;&lt;type&gt;                 &lt;BOOL/&gt;               &lt;/type&gt; &lt;/variable&gt;&quot;)" office:value-type="string" office:string-value="&lt;variable name=&quot;toolRightSensorScT3&quot; address=&quot;%IX0.0.0.51&quot;&gt;&lt;type&gt;                 &lt;BOOL/&gt;               &lt;/type&gt; &lt;/variable&gt;" calcext:value-type="string">
            <text:p>&lt;variable name="toolRightSensorScT3" address="%IX0.0.0.5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58" calcext:value-type="float">
            <text:p>58</text:p>
          </table:table-cell>
          <table:table-cell table:formula="of:=COM.MICROSOFT.CONCAT(&quot;toolRightSensor&quot;;[.B178])" office:value-type="string" office:string-value="toolRightSensorScT5" calcext:value-type="string">
            <text:p>toolRightSensorScT5</text:p>
          </table:table-cell>
          <table:table-cell table:formula="of:=COM.MICROSOFT.CONCAT(&quot;%IX0.0.0.&quot;;[.G178])" office:value-type="string" office:string-value="%IX0.0.0.58" calcext:value-type="string">
            <text:p>%IX0.0.0.58</text:p>
          </table:table-cell>
          <table:table-cell table:formula="of:=COM.MICROSOFT.CONCAT(&quot;&lt;variable name=&quot;&quot;&quot;;[.H178];&quot;&quot;&quot;&quot;;&quot; address=&quot;&quot;&quot;;[.I178];&quot;&quot;&quot;&quot;;&quot;&gt;&lt;type&gt;                 &lt;BOOL/&gt;               &lt;/type&gt; &lt;/variable&gt;&quot;)" office:value-type="string" office:string-value="&lt;variable name=&quot;toolRightSensorScT5&quot; address=&quot;%IX0.0.0.58&quot;&gt;&lt;type&gt;                 &lt;BOOL/&gt;               &lt;/type&gt; &lt;/variable&gt;" calcext:value-type="string">
            <text:p>&lt;variable name="toolRightSensorScT5" address="%IX0.0.0.58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7" calcext:value-type="float">
            <text:p>7</text:p>
          </table:table-cell>
          <table:table-cell table:formula="of:=COM.MICROSOFT.CONCAT(&quot;toolSensor&quot;;[.B179])" office:value-type="string" office:string-value="toolSensorSaT3" calcext:value-type="string">
            <text:p>toolSensorSaT3</text:p>
          </table:table-cell>
          <table:table-cell table:formula="of:=COM.MICROSOFT.CONCAT(&quot;%IX0.0.0.&quot;;[.G179])" office:value-type="string" office:string-value="%IX0.0.0.7" calcext:value-type="string">
            <text:p>%IX0.0.0.7</text:p>
          </table:table-cell>
          <table:table-cell table:formula="of:=COM.MICROSOFT.CONCAT(&quot;&lt;variable name=&quot;&quot;&quot;;[.H179];&quot;&quot;&quot;&quot;;&quot; address=&quot;&quot;&quot;;[.I179];&quot;&quot;&quot;&quot;;&quot;&gt;&lt;type&gt;                 &lt;BOOL/&gt;               &lt;/type&gt; &lt;/variable&gt;&quot;)" office:value-type="string" office:string-value="&lt;variable name=&quot;toolSensorSaT3&quot; address=&quot;%IX0.0.0.7&quot;&gt;&lt;type&gt;                 &lt;BOOL/&gt;               &lt;/type&gt; &lt;/variable&gt;" calcext:value-type="string">
            <text:p>&lt;variable name="toolSensorSaT3" address="%IX0.0.0.7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14" calcext:value-type="float">
            <text:p>14</text:p>
          </table:table-cell>
          <table:table-cell table:formula="of:=COM.MICROSOFT.CONCAT(&quot;toolSensor&quot;;[.B180])" office:value-type="string" office:string-value="toolSensorSaT5" calcext:value-type="string">
            <text:p>toolSensorSaT5</text:p>
          </table:table-cell>
          <table:table-cell table:formula="of:=COM.MICROSOFT.CONCAT(&quot;%IX0.0.0.&quot;;[.G180])" office:value-type="string" office:string-value="%IX0.0.0.14" calcext:value-type="string">
            <text:p>%IX0.0.0.14</text:p>
          </table:table-cell>
          <table:table-cell table:formula="of:=COM.MICROSOFT.CONCAT(&quot;&lt;variable name=&quot;&quot;&quot;;[.H180];&quot;&quot;&quot;&quot;;&quot; address=&quot;&quot;&quot;;[.I180];&quot;&quot;&quot;&quot;;&quot;&gt;&lt;type&gt;                 &lt;BOOL/&gt;               &lt;/type&gt; &lt;/variable&gt;&quot;)" office:value-type="string" office:string-value="&lt;variable name=&quot;toolSensorSaT5&quot; address=&quot;%IX0.0.0.14&quot;&gt;&lt;type&gt;                 &lt;BOOL/&gt;               &lt;/type&gt; &lt;/variable&gt;" calcext:value-type="string">
            <text:p>&lt;variable name="toolSensorSaT5" address="%IX0.0.0.14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28" calcext:value-type="float">
            <text:p>28</text:p>
          </table:table-cell>
          <table:table-cell table:formula="of:=COM.MICROSOFT.CONCAT(&quot;toolSensor&quot;;[.B181])" office:value-type="string" office:string-value="toolSensorSbT3" calcext:value-type="string">
            <text:p>toolSensorSbT3</text:p>
          </table:table-cell>
          <table:table-cell table:formula="of:=COM.MICROSOFT.CONCAT(&quot;%IX0.0.0.&quot;;[.G181])" office:value-type="string" office:string-value="%IX0.0.0.28" calcext:value-type="string">
            <text:p>%IX0.0.0.28</text:p>
          </table:table-cell>
          <table:table-cell table:formula="of:=COM.MICROSOFT.CONCAT(&quot;&lt;variable name=&quot;&quot;&quot;;[.H181];&quot;&quot;&quot;&quot;;&quot; address=&quot;&quot;&quot;;[.I181];&quot;&quot;&quot;&quot;;&quot;&gt;&lt;type&gt;                 &lt;BOOL/&gt;               &lt;/type&gt; &lt;/variable&gt;&quot;)" office:value-type="string" office:string-value="&lt;variable name=&quot;toolSensorSbT3&quot; address=&quot;%IX0.0.0.28&quot;&gt;&lt;type&gt;                 &lt;BOOL/&gt;               &lt;/type&gt; &lt;/variable&gt;" calcext:value-type="string">
            <text:p>&lt;variable name="toolSensorSbT3" address="%IX0.0.0.28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35" calcext:value-type="float">
            <text:p>35</text:p>
          </table:table-cell>
          <table:table-cell table:formula="of:=COM.MICROSOFT.CONCAT(&quot;toolSensor&quot;;[.B182])" office:value-type="string" office:string-value="toolSensorSbT5" calcext:value-type="string">
            <text:p>toolSensorSbT5</text:p>
          </table:table-cell>
          <table:table-cell table:formula="of:=COM.MICROSOFT.CONCAT(&quot;%IX0.0.0.&quot;;[.G182])" office:value-type="string" office:string-value="%IX0.0.0.35" calcext:value-type="string">
            <text:p>%IX0.0.0.35</text:p>
          </table:table-cell>
          <table:table-cell table:formula="of:=COM.MICROSOFT.CONCAT(&quot;&lt;variable name=&quot;&quot;&quot;;[.H182];&quot;&quot;&quot;&quot;;&quot; address=&quot;&quot;&quot;;[.I182];&quot;&quot;&quot;&quot;;&quot;&gt;&lt;type&gt;                 &lt;BOOL/&gt;               &lt;/type&gt; &lt;/variable&gt;&quot;)" office:value-type="string" office:string-value="&lt;variable name=&quot;toolSensorSbT5&quot; address=&quot;%IX0.0.0.35&quot;&gt;&lt;type&gt;                 &lt;BOOL/&gt;               &lt;/type&gt; &lt;/variable&gt;" calcext:value-type="string">
            <text:p>&lt;variable name="toolSensorSbT5" address="%IX0.0.0.35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49" calcext:value-type="float">
            <text:p>49</text:p>
          </table:table-cell>
          <table:table-cell table:formula="of:=COM.MICROSOFT.CONCAT(&quot;toolSensor&quot;;[.B183])" office:value-type="string" office:string-value="toolSensorScT3" calcext:value-type="string">
            <text:p>toolSensorScT3</text:p>
          </table:table-cell>
          <table:table-cell table:formula="of:=COM.MICROSOFT.CONCAT(&quot;%IX0.0.0.&quot;;[.G183])" office:value-type="string" office:string-value="%IX0.0.0.49" calcext:value-type="string">
            <text:p>%IX0.0.0.49</text:p>
          </table:table-cell>
          <table:table-cell table:formula="of:=COM.MICROSOFT.CONCAT(&quot;&lt;variable name=&quot;&quot;&quot;;[.H183];&quot;&quot;&quot;&quot;;&quot; address=&quot;&quot;&quot;;[.I183];&quot;&quot;&quot;&quot;;&quot;&gt;&lt;type&gt;                 &lt;BOOL/&gt;               &lt;/type&gt; &lt;/variable&gt;&quot;)" office:value-type="string" office:string-value="&lt;variable name=&quot;toolSensorScT3&quot; address=&quot;%IX0.0.0.49&quot;&gt;&lt;type&gt;                 &lt;BOOL/&gt;               &lt;/type&gt; &lt;/variable&gt;" calcext:value-type="string">
            <text:p>&lt;variable name="toolSensorScT3" address="%IX0.0.0.49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56" calcext:value-type="float">
            <text:p>56</text:p>
          </table:table-cell>
          <table:table-cell table:formula="of:=COM.MICROSOFT.CONCAT(&quot;toolSensor&quot;;[.B184])" office:value-type="string" office:string-value="toolSensorScT5" calcext:value-type="string">
            <text:p>toolSensorScT5</text:p>
          </table:table-cell>
          <table:table-cell table:formula="of:=COM.MICROSOFT.CONCAT(&quot;%IX0.0.0.&quot;;[.G184])" office:value-type="string" office:string-value="%IX0.0.0.56" calcext:value-type="string">
            <text:p>%IX0.0.0.56</text:p>
          </table:table-cell>
          <table:table-cell table:formula="of:=COM.MICROSOFT.CONCAT(&quot;&lt;variable name=&quot;&quot;&quot;;[.H184];&quot;&quot;&quot;&quot;;&quot; address=&quot;&quot;&quot;;[.I184];&quot;&quot;&quot;&quot;;&quot;&gt;&lt;type&gt;                 &lt;BOOL/&gt;               &lt;/type&gt; &lt;/variable&gt;&quot;)" office:value-type="string" office:string-value="&lt;variable name=&quot;toolSensorScT5&quot; address=&quot;%IX0.0.0.56&quot;&gt;&lt;type&gt;                 &lt;BOOL/&gt;               &lt;/type&gt; &lt;/variable&gt;" calcext:value-type="string">
            <text:p>&lt;variable name="toolSensorScT5" address="%IX0.0.0.56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Z Top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Z Bottom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4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3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2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1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0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X 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X 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T1</text:p>
          </table:table-cell>
          <table:table-cell table:style-name="ce1" office:value-type="string" calcext:value-type="string">
            <text:p>Warehouse Out</text:p>
          </table:table-cell>
          <table:table-cell table:style-name="ce1" office:value-type="string" calcext:value-type="string">
            <text:p>sensorAT1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0" calcext:value-type="float">
            <text:p>0</text:p>
          </table:table-cell>
          <table:table-cell table:formula="of:=COM.MICROSOFT.CONCAT(&quot;sensor&quot;;[.B195])" office:value-type="string" office:string-value="sensorAT1" calcext:value-type="string">
            <text:p>sensorAT1</text:p>
          </table:table-cell>
          <table:table-cell table:formula="of:=COM.MICROSOFT.CONCAT(&quot;%IX0.0.0.&quot;;[.G195])" office:value-type="string" office:string-value="%IX0.0.0.0" calcext:value-type="string">
            <text:p>%IX0.0.0.0</text:p>
          </table:table-cell>
          <table:table-cell table:formula="of:=COM.MICROSOFT.CONCAT(&quot;&lt;variable name=&quot;&quot;&quot;;[.H195];&quot;&quot;&quot;&quot;;&quot; address=&quot;&quot;&quot;;[.I195];&quot;&quot;&quot;&quot;;&quot;&gt;&lt;type&gt;                 &lt;BOOL/&gt;               &lt;/type&gt; &lt;/variable&gt;&quot;)" office:value-type="string" office:string-value="&lt;variable name=&quot;sensorAT1&quot; address=&quot;%IX0.0.0.0&quot;&gt;&lt;type&gt;                 &lt;BOOL/&gt;               &lt;/type&gt; &lt;/variable&gt;" calcext:value-type="string">
            <text:p>&lt;variable name="sensorAT1" address="%IX0.0.0.0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" calcext:value-type="float">
            <text:p>1</text:p>
          </table:table-cell>
          <table:table-cell table:formula="of:=COM.MICROSOFT.CONCAT(&quot;sensor&quot;;[.B196])" office:value-type="string" office:string-value="sensorAT2" calcext:value-type="string">
            <text:p>sensorAT2</text:p>
          </table:table-cell>
          <table:table-cell table:formula="of:=COM.MICROSOFT.CONCAT(&quot;%IX0.0.0.&quot;;[.G196])" office:value-type="string" office:string-value="%IX0.0.0.1" calcext:value-type="string">
            <text:p>%IX0.0.0.1</text:p>
          </table:table-cell>
          <table:table-cell table:formula="of:=COM.MICROSOFT.CONCAT(&quot;&lt;variable name=&quot;&quot;&quot;;[.H196];&quot;&quot;&quot;&quot;;&quot; address=&quot;&quot;&quot;;[.I196];&quot;&quot;&quot;&quot;;&quot;&gt;&lt;type&gt;                 &lt;BOOL/&gt;               &lt;/type&gt; &lt;/variable&gt;&quot;)" office:value-type="string" office:string-value="&lt;variable name=&quot;sensorAT2&quot; address=&quot;%IX0.0.0.1&quot;&gt;&lt;type&gt;                 &lt;BOOL/&gt;               &lt;/type&gt; &lt;/variable&gt;" calcext:value-type="string">
            <text:p>&lt;variable name="sensorAT2" address="%IX0.0.0.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6" calcext:value-type="float">
            <text:p>76</text:p>
          </table:table-cell>
          <table:table-cell table:formula="of:=COM.MICROSOFT.CONCAT(&quot;sensor&quot;;[.B197])" office:value-type="string" office:string-value="sensorMM" calcext:value-type="string">
            <text:p>sensorMM</text:p>
          </table:table-cell>
          <table:table-cell table:formula="of:=COM.MICROSOFT.CONCAT(&quot;%IX0.0.0.&quot;;[.G197])" office:value-type="string" office:string-value="%IX0.0.0.76" calcext:value-type="string">
            <text:p>%IX0.0.0.76</text:p>
          </table:table-cell>
          <table:table-cell table:formula="of:=COM.MICROSOFT.CONCAT(&quot;&lt;variable name=&quot;&quot;&quot;;[.H197];&quot;&quot;&quot;&quot;;&quot; address=&quot;&quot;&quot;;[.I197];&quot;&quot;&quot;&quot;;&quot;&gt;&lt;type&gt;                 &lt;BOOL/&gt;               &lt;/type&gt; &lt;/variable&gt;&quot;)" office:value-type="string" office:string-value="&lt;variable name=&quot;sensorMM&quot; address=&quot;%IX0.0.0.76&quot;&gt;&lt;type&gt;                 &lt;BOOL/&gt;               &lt;/type&gt; &lt;/variable&gt;" calcext:value-type="string">
            <text:p>&lt;variable name="sensorMM" address="%IX0.0.0.76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7" calcext:value-type="float">
            <text:p>77</text:p>
          </table:table-cell>
          <table:table-cell table:formula="of:=COM.MICROSOFT.CONCAT(&quot;sensor&quot;;[.B198])" office:value-type="string" office:string-value="sensorMM" calcext:value-type="string">
            <text:p>sensorMM</text:p>
          </table:table-cell>
          <table:table-cell table:formula="of:=COM.MICROSOFT.CONCAT(&quot;%IX0.0.0.&quot;;[.G198])" office:value-type="string" office:string-value="%IX0.0.0.77" calcext:value-type="string">
            <text:p>%IX0.0.0.77</text:p>
          </table:table-cell>
          <table:table-cell table:formula="of:=COM.MICROSOFT.CONCAT(&quot;&lt;variable name=&quot;&quot;&quot;;[.H198];&quot;&quot;&quot;&quot;;&quot; address=&quot;&quot;&quot;;[.I198];&quot;&quot;&quot;&quot;;&quot;&gt;&lt;type&gt;                 &lt;BOOL/&gt;               &lt;/type&gt; &lt;/variable&gt;&quot;)" office:value-type="string" office:string-value="&lt;variable name=&quot;sensorMM&quot; address=&quot;%IX0.0.0.77&quot;&gt;&lt;type&gt;                 &lt;BOOL/&gt;               &lt;/type&gt; &lt;/variable&gt;" calcext:value-type="string">
            <text:p>&lt;variable name="sensorMM" address="%IX0.0.0.77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8" calcext:value-type="float">
            <text:p>78</text:p>
          </table:table-cell>
          <table:table-cell table:formula="of:=COM.MICROSOFT.CONCAT(&quot;sensor&quot;;[.B199])" office:value-type="string" office:string-value="sensorMM" calcext:value-type="string">
            <text:p>sensorMM</text:p>
          </table:table-cell>
          <table:table-cell table:formula="of:=COM.MICROSOFT.CONCAT(&quot;%IX0.0.0.&quot;;[.G199])" office:value-type="string" office:string-value="%IX0.0.0.78" calcext:value-type="string">
            <text:p>%IX0.0.0.78</text:p>
          </table:table-cell>
          <table:table-cell table:formula="of:=COM.MICROSOFT.CONCAT(&quot;&lt;variable name=&quot;&quot;&quot;;[.H199];&quot;&quot;&quot;&quot;;&quot; address=&quot;&quot;&quot;;[.I199];&quot;&quot;&quot;&quot;;&quot;&gt;&lt;type&gt;                 &lt;BOOL/&gt;               &lt;/type&gt; &lt;/variable&gt;&quot;)" office:value-type="string" office:string-value="&lt;variable name=&quot;sensorMM&quot; address=&quot;%IX0.0.0.78&quot;&gt;&lt;type&gt;                 &lt;BOOL/&gt;               &lt;/type&gt; &lt;/variable&gt;" calcext:value-type="string">
            <text:p>&lt;variable name="sensorMM" address="%IX0.0.0.78"&gt;&lt;type&gt; <text:s text:c="16"/>&lt;BOOL/&gt; <text:s text:c="14"/>&lt;/type&gt; &lt;/variable&gt;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SaT2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3" calcext:value-type="float">
            <text:p>3</text:p>
          </table:table-cell>
          <table:table-cell table:formula="of:=COM.MICROSOFT.CONCAT(&quot;sensor&quot;;[.B200])" office:value-type="string" office:string-value="sensorSaT2" calcext:value-type="string">
            <text:p>sensorSaT2</text:p>
          </table:table-cell>
          <table:table-cell table:formula="of:=COM.MICROSOFT.CONCAT(&quot;%IX0.0.0.&quot;;[.G200])" office:value-type="string" office:string-value="%IX0.0.0.3" calcext:value-type="string">
            <text:p>%IX0.0.0.3</text:p>
          </table:table-cell>
          <table:table-cell table:formula="of:=COM.MICROSOFT.CONCAT(&quot;&lt;variable name=&quot;&quot;&quot;;[.H200];&quot;&quot;&quot;&quot;;&quot; address=&quot;&quot;&quot;;[.I200];&quot;&quot;&quot;&quot;;&quot;&gt;&lt;type&gt;                 &lt;BOOL/&gt;               &lt;/type&gt; &lt;/variable&gt;&quot;)" office:value-type="string" office:string-value="&lt;variable name=&quot;sensorSaT2&quot; address=&quot;%IX0.0.0.3&quot;&gt;&lt;type&gt;                 &lt;BOOL/&gt;               &lt;/type&gt; &lt;/variable&gt;" calcext:value-type="string">
            <text:p>&lt;variable name="sensorSaT2" address="%IX0.0.0.3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9" calcext:value-type="float">
            <text:p>19</text:p>
          </table:table-cell>
          <table:table-cell table:formula="of:=COM.MICROSOFT.CONCAT(&quot;sensor&quot;;[.B201])" office:value-type="string" office:string-value="sensorSaT6" calcext:value-type="string">
            <text:p>sensorSaT6</text:p>
          </table:table-cell>
          <table:table-cell table:formula="of:=COM.MICROSOFT.CONCAT(&quot;%IX0.0.0.&quot;;[.G201])" office:value-type="string" office:string-value="%IX0.0.0.19" calcext:value-type="string">
            <text:p>%IX0.0.0.19</text:p>
          </table:table-cell>
          <table:table-cell table:formula="of:=COM.MICROSOFT.CONCAT(&quot;&lt;variable name=&quot;&quot;&quot;;[.H201];&quot;&quot;&quot;&quot;;&quot; address=&quot;&quot;&quot;;[.I201];&quot;&quot;&quot;&quot;;&quot;&gt;&lt;type&gt;                 &lt;BOOL/&gt;               &lt;/type&gt; &lt;/variable&gt;&quot;)" office:value-type="string" office:string-value="&lt;variable name=&quot;sensorSaT6&quot; address=&quot;%IX0.0.0.19&quot;&gt;&lt;type&gt;                 &lt;BOOL/&gt;               &lt;/type&gt; &lt;/variable&gt;" calcext:value-type="string">
            <text:p>&lt;variable name="sensorSaT6" address="%IX0.0.0.19"&gt;&lt;type&gt; <text:s text:c="16"/>&lt;BOOL/&gt; <text:s text:c="14"/>&lt;/type&gt; &lt;/variable&gt;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SbT2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24" calcext:value-type="float">
            <text:p>24</text:p>
          </table:table-cell>
          <table:table-cell table:formula="of:=COM.MICROSOFT.CONCAT(&quot;sensor&quot;;[.B202])" office:value-type="string" office:string-value="sensorSbT2" calcext:value-type="string">
            <text:p>sensorSbT2</text:p>
          </table:table-cell>
          <table:table-cell table:formula="of:=COM.MICROSOFT.CONCAT(&quot;%IX0.0.0.&quot;;[.G202])" office:value-type="string" office:string-value="%IX0.0.0.24" calcext:value-type="string">
            <text:p>%IX0.0.0.24</text:p>
          </table:table-cell>
          <table:table-cell table:formula="of:=COM.MICROSOFT.CONCAT(&quot;&lt;variable name=&quot;&quot;&quot;;[.H202];&quot;&quot;&quot;&quot;;&quot; address=&quot;&quot;&quot;;[.I202];&quot;&quot;&quot;&quot;;&quot;&gt;&lt;type&gt;                 &lt;BOOL/&gt;               &lt;/type&gt; &lt;/variable&gt;&quot;)" office:value-type="string" office:string-value="&lt;variable name=&quot;sensorSbT2&quot; address=&quot;%IX0.0.0.24&quot;&gt;&lt;type&gt;                 &lt;BOOL/&gt;               &lt;/type&gt; &lt;/variable&gt;" calcext:value-type="string">
            <text:p>&lt;variable name="sensorSbT2" address="%IX0.0.0.24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0" calcext:value-type="float">
            <text:p>40</text:p>
          </table:table-cell>
          <table:table-cell table:formula="of:=COM.MICROSOFT.CONCAT(&quot;sensor&quot;;[.B203])" office:value-type="string" office:string-value="sensorSbT6" calcext:value-type="string">
            <text:p>sensorSbT6</text:p>
          </table:table-cell>
          <table:table-cell table:formula="of:=COM.MICROSOFT.CONCAT(&quot;%IX0.0.0.&quot;;[.G203])" office:value-type="string" office:string-value="%IX0.0.0.40" calcext:value-type="string">
            <text:p>%IX0.0.0.40</text:p>
          </table:table-cell>
          <table:table-cell table:formula="of:=COM.MICROSOFT.CONCAT(&quot;&lt;variable name=&quot;&quot;&quot;;[.H203];&quot;&quot;&quot;&quot;;&quot; address=&quot;&quot;&quot;;[.I203];&quot;&quot;&quot;&quot;;&quot;&gt;&lt;type&gt;                 &lt;BOOL/&gt;               &lt;/type&gt; &lt;/variable&gt;&quot;)" office:value-type="string" office:string-value="&lt;variable name=&quot;sensorSbT6&quot; address=&quot;%IX0.0.0.40&quot;&gt;&lt;type&gt;                 &lt;BOOL/&gt;               &lt;/type&gt; &lt;/variable&gt;" calcext:value-type="string">
            <text:p>&lt;variable name="sensorSbT6" address="%IX0.0.0.40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5" calcext:value-type="float">
            <text:p>45</text:p>
          </table:table-cell>
          <table:table-cell table:formula="of:=COM.MICROSOFT.CONCAT(&quot;sensor&quot;;[.B204])" office:value-type="string" office:string-value="sensorScT2" calcext:value-type="string">
            <text:p>sensorScT2</text:p>
          </table:table-cell>
          <table:table-cell table:formula="of:=COM.MICROSOFT.CONCAT(&quot;%IX0.0.0.&quot;;[.G204])" office:value-type="string" office:string-value="%IX0.0.0.45" calcext:value-type="string">
            <text:p>%IX0.0.0.45</text:p>
          </table:table-cell>
          <table:table-cell table:formula="of:=COM.MICROSOFT.CONCAT(&quot;&lt;variable name=&quot;&quot;&quot;;[.H204];&quot;&quot;&quot;&quot;;&quot; address=&quot;&quot;&quot;;[.I204];&quot;&quot;&quot;&quot;;&quot;&gt;&lt;type&gt;                 &lt;BOOL/&gt;               &lt;/type&gt; &lt;/variable&gt;&quot;)" office:value-type="string" office:string-value="&lt;variable name=&quot;sensorScT2&quot; address=&quot;%IX0.0.0.45&quot;&gt;&lt;type&gt;                 &lt;BOOL/&gt;               &lt;/type&gt; &lt;/variable&gt;" calcext:value-type="string">
            <text:p>&lt;variable name="sensorScT2" address="%IX0.0.0.45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1" calcext:value-type="float">
            <text:p>61</text:p>
          </table:table-cell>
          <table:table-cell table:formula="of:=COM.MICROSOFT.CONCAT(&quot;sensor&quot;;[.B205])" office:value-type="string" office:string-value="sensorScT6" calcext:value-type="string">
            <text:p>sensorScT6</text:p>
          </table:table-cell>
          <table:table-cell table:formula="of:=COM.MICROSOFT.CONCAT(&quot;%IX0.0.0.&quot;;[.G205])" office:value-type="string" office:string-value="%IX0.0.0.61" calcext:value-type="string">
            <text:p>%IX0.0.0.61</text:p>
          </table:table-cell>
          <table:table-cell table:formula="of:=COM.MICROSOFT.CONCAT(&quot;&lt;variable name=&quot;&quot;&quot;;[.H205];&quot;&quot;&quot;&quot;;&quot; address=&quot;&quot;&quot;;[.I205];&quot;&quot;&quot;&quot;;&quot;&gt;&lt;type&gt;                 &lt;BOOL/&gt;               &lt;/type&gt; &lt;/variable&gt;&quot;)" office:value-type="string" office:string-value="&lt;variable name=&quot;sensorScT6&quot; address=&quot;%IX0.0.0.61&quot;&gt;&lt;type&gt;                 &lt;BOOL/&gt;               &lt;/type&gt; &lt;/variable&gt;" calcext:value-type="string">
            <text:p>&lt;variable name="sensorScT6" address="%IX0.0.0.6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6" calcext:value-type="float">
            <text:p>66</text:p>
          </table:table-cell>
          <table:table-cell table:formula="of:=COM.MICROSOFT.CONCAT(&quot;sensor&quot;;[.B206])" office:value-type="string" office:string-value="sensorMT2" calcext:value-type="string">
            <text:p>sensorMT2</text:p>
          </table:table-cell>
          <table:table-cell table:formula="of:=COM.MICROSOFT.CONCAT(&quot;%IX0.0.0.&quot;;[.G206])" office:value-type="string" office:string-value="%IX0.0.0.66" calcext:value-type="string">
            <text:p>%IX0.0.0.66</text:p>
          </table:table-cell>
          <table:table-cell table:formula="of:=COM.MICROSOFT.CONCAT(&quot;&lt;variable name=&quot;&quot;&quot;;[.H206];&quot;&quot;&quot;&quot;;&quot; address=&quot;&quot;&quot;;[.I206];&quot;&quot;&quot;&quot;;&quot;&gt;&lt;type&gt;                 &lt;BOOL/&gt;               &lt;/type&gt; &lt;/variable&gt;&quot;)" office:value-type="string" office:string-value="&lt;variable name=&quot;sensorMT2&quot; address=&quot;%IX0.0.0.66&quot;&gt;&lt;type&gt;                 &lt;BOOL/&gt;               &lt;/type&gt; &lt;/variable&gt;" calcext:value-type="string">
            <text:p>&lt;variable name="sensorMT2" address="%IX0.0.0.66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3" calcext:value-type="float">
            <text:p>73</text:p>
          </table:table-cell>
          <table:table-cell table:formula="of:=COM.MICROSOFT.CONCAT(&quot;sensor&quot;;[.B207])" office:value-type="string" office:string-value="sensorMT6" calcext:value-type="string">
            <text:p>sensorMT6</text:p>
          </table:table-cell>
          <table:table-cell table:formula="of:=COM.MICROSOFT.CONCAT(&quot;%IX0.0.0.&quot;;[.G207])" office:value-type="string" office:string-value="%IX0.0.0.73" calcext:value-type="string">
            <text:p>%IX0.0.0.73</text:p>
          </table:table-cell>
          <table:table-cell table:formula="of:=COM.MICROSOFT.CONCAT(&quot;&lt;variable name=&quot;&quot;&quot;;[.H207];&quot;&quot;&quot;&quot;;&quot; address=&quot;&quot;&quot;;[.I207];&quot;&quot;&quot;&quot;;&quot;&gt;&lt;type&gt;                 &lt;BOOL/&gt;               &lt;/type&gt; &lt;/variable&gt;&quot;)" office:value-type="string" office:string-value="&lt;variable name=&quot;sensorMT6&quot; address=&quot;%IX0.0.0.73&quot;&gt;&lt;type&gt;                 &lt;BOOL/&gt;               &lt;/type&gt; &lt;/variable&gt;" calcext:value-type="string">
            <text:p>&lt;variable name="sensorMT6" address="%IX0.0.0.73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0" calcext:value-type="float">
            <text:p>90</text:p>
          </table:table-cell>
          <table:table-cell table:formula="of:=COM.MICROSOFT.CONCAT(&quot;sensor&quot;;[.B208])" office:value-type="string" office:string-value="sensorCT2" calcext:value-type="string">
            <text:p>sensorCT2</text:p>
          </table:table-cell>
          <table:table-cell table:formula="of:=COM.MICROSOFT.CONCAT(&quot;%IX0.0.0.&quot;;[.G208])" office:value-type="string" office:string-value="%IX0.0.0.90" calcext:value-type="string">
            <text:p>%IX0.0.0.90</text:p>
          </table:table-cell>
          <table:table-cell table:formula="of:=COM.MICROSOFT.CONCAT(&quot;&lt;variable name=&quot;&quot;&quot;;[.H208];&quot;&quot;&quot;&quot;;&quot; address=&quot;&quot;&quot;;[.I208];&quot;&quot;&quot;&quot;;&quot;&gt;&lt;type&gt;                 &lt;BOOL/&gt;               &lt;/type&gt; &lt;/variable&gt;&quot;)" office:value-type="string" office:string-value="&lt;variable name=&quot;sensorCT2&quot; address=&quot;%IX0.0.0.90&quot;&gt;&lt;type&gt;                 &lt;BOOL/&gt;               &lt;/type&gt; &lt;/variable&gt;" calcext:value-type="string">
            <text:p>&lt;variable name="sensorCT2" address="%IX0.0.0.90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4" calcext:value-type="float">
            <text:p>104</text:p>
          </table:table-cell>
          <table:table-cell table:formula="of:=COM.MICROSOFT.CONCAT(&quot;sensor&quot;;[.B209])" office:value-type="string" office:string-value="sensorCT8" calcext:value-type="string">
            <text:p>sensorCT8</text:p>
          </table:table-cell>
          <table:table-cell table:formula="of:=COM.MICROSOFT.CONCAT(&quot;%IX0.0.0.&quot;;[.G209])" office:value-type="string" office:string-value="%IX0.0.0.104" calcext:value-type="string">
            <text:p>%IX0.0.0.104</text:p>
          </table:table-cell>
          <table:table-cell table:formula="of:=COM.MICROSOFT.CONCAT(&quot;&lt;variable name=&quot;&quot;&quot;;[.H209];&quot;&quot;&quot;&quot;;&quot; address=&quot;&quot;&quot;;[.I209];&quot;&quot;&quot;&quot;;&quot;&gt;&lt;type&gt;                 &lt;BOOL/&gt;               &lt;/type&gt; &lt;/variable&gt;&quot;)" office:value-type="string" office:string-value="&lt;variable name=&quot;sensorCT8&quot; address=&quot;%IX0.0.0.104&quot;&gt;&lt;type&gt;                 &lt;BOOL/&gt;               &lt;/type&gt; &lt;/variable&gt;" calcext:value-type="string">
            <text:p>&lt;variable name="sensorCT8" address="%IX0.0.0.104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M1</text:p>
          </table:table-cell>
          <table:table-cell office:value-type="string" calcext:value-type="string">
            <text:p>Roll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8" calcext:value-type="float">
            <text:p>108</text:p>
          </table:table-cell>
          <table:table-cell table:formula="of:=COM.MICROSOFT.CONCAT(&quot;sensor&quot;;[.B210])" office:value-type="string" office:string-value="sensorPM1" calcext:value-type="string">
            <text:p>sensorPM1</text:p>
          </table:table-cell>
          <table:table-cell table:formula="of:=COM.MICROSOFT.CONCAT(&quot;%IX0.0.0.&quot;;[.G210])" office:value-type="string" office:string-value="%IX0.0.0.108" calcext:value-type="string">
            <text:p>%IX0.0.0.108</text:p>
          </table:table-cell>
          <table:table-cell table:formula="of:=COM.MICROSOFT.CONCAT(&quot;&lt;variable name=&quot;&quot;&quot;;[.H210];&quot;&quot;&quot;&quot;;&quot; address=&quot;&quot;&quot;;[.I210];&quot;&quot;&quot;&quot;;&quot;&gt;&lt;type&gt;                 &lt;BOOL/&gt;               &lt;/type&gt; &lt;/variable&gt;&quot;)" office:value-type="string" office:string-value="&lt;variable name=&quot;sensorPM1&quot; address=&quot;%IX0.0.0.108&quot;&gt;&lt;type&gt;                 &lt;BOOL/&gt;               &lt;/type&gt; &lt;/variable&gt;" calcext:value-type="string">
            <text:p>&lt;variable name="sensorPM1" address="%IX0.0.0.108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M2</text:p>
          </table:table-cell>
          <table:table-cell office:value-type="string" calcext:value-type="string">
            <text:p>Roll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9" calcext:value-type="float">
            <text:p>109</text:p>
          </table:table-cell>
          <table:table-cell table:formula="of:=COM.MICROSOFT.CONCAT(&quot;sensor&quot;;[.B211])" office:value-type="string" office:string-value="sensorPM2" calcext:value-type="string">
            <text:p>sensorPM2</text:p>
          </table:table-cell>
          <table:table-cell table:formula="of:=COM.MICROSOFT.CONCAT(&quot;%IX0.0.0.&quot;;[.G211])" office:value-type="string" office:string-value="%IX0.0.0.109" calcext:value-type="string">
            <text:p>%IX0.0.0.109</text:p>
          </table:table-cell>
          <table:table-cell table:formula="of:=COM.MICROSOFT.CONCAT(&quot;&lt;variable name=&quot;&quot;&quot;;[.H211];&quot;&quot;&quot;&quot;;&quot; address=&quot;&quot;&quot;;[.I211];&quot;&quot;&quot;&quot;;&quot;&gt;&lt;type&gt;                 &lt;BOOL/&gt;               &lt;/type&gt; &lt;/variable&gt;&quot;)" office:value-type="string" office:string-value="&lt;variable name=&quot;sensorPM2&quot; address=&quot;%IX0.0.0.109&quot;&gt;&lt;type&gt;                 &lt;BOOL/&gt;               &lt;/type&gt; &lt;/variable&gt;" calcext:value-type="string">
            <text:p>&lt;variable name="sensorPM2" address="%IX0.0.0.109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M3</text:p>
          </table:table-cell>
          <table:table-cell office:value-type="string" calcext:value-type="string">
            <text:p>Roll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10" calcext:value-type="float">
            <text:p>110</text:p>
          </table:table-cell>
          <table:table-cell table:formula="of:=COM.MICROSOFT.CONCAT(&quot;sensor&quot;;[.B212])" office:value-type="string" office:string-value="sensorPM3" calcext:value-type="string">
            <text:p>sensorPM3</text:p>
          </table:table-cell>
          <table:table-cell table:formula="of:=COM.MICROSOFT.CONCAT(&quot;%IX0.0.0.&quot;;[.G212])" office:value-type="string" office:string-value="%IX0.0.0.110" calcext:value-type="string">
            <text:p>%IX0.0.0.110</text:p>
          </table:table-cell>
          <table:table-cell table:formula="of:=COM.MICROSOFT.CONCAT(&quot;&lt;variable name=&quot;&quot;&quot;;[.H212];&quot;&quot;&quot;&quot;;&quot; address=&quot;&quot;&quot;;[.I212];&quot;&quot;&quot;&quot;;&quot;&gt;&lt;type&gt;                 &lt;BOOL/&gt;               &lt;/type&gt; &lt;/variable&gt;&quot;)" office:value-type="string" office:string-value="&lt;variable name=&quot;sensorPM3&quot; address=&quot;%IX0.0.0.110&quot;&gt;&lt;type&gt;                 &lt;BOOL/&gt;               &lt;/type&gt; &lt;/variable&gt;" calcext:value-type="string">
            <text:p>&lt;variable name="sensorPM3" address="%IX0.0.0.110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4" calcext:value-type="float">
            <text:p>94</text:p>
          </table:table-cell>
          <table:table-cell table:formula="of:=COM.MICROSOFT.CONCAT(&quot;sensor&quot;;[.B213])" office:value-type="string" office:string-value="sensorCT4" calcext:value-type="string">
            <text:p>sensorCT4</text:p>
          </table:table-cell>
          <table:table-cell table:formula="of:=COM.MICROSOFT.CONCAT(&quot;%IX0.0.0.&quot;;[.G213])" office:value-type="string" office:string-value="%IX0.0.0.94" calcext:value-type="string">
            <text:p>%IX0.0.0.94</text:p>
          </table:table-cell>
          <table:table-cell table:formula="of:=COM.MICROSOFT.CONCAT(&quot;&lt;variable name=&quot;&quot;&quot;;[.H213];&quot;&quot;&quot;&quot;;&quot; address=&quot;&quot;&quot;;[.I213];&quot;&quot;&quot;&quot;;&quot;&gt;&lt;type&gt;                 &lt;BOOL/&gt;               &lt;/type&gt; &lt;/variable&gt;&quot;)" office:value-type="string" office:string-value="&lt;variable name=&quot;sensorCT4&quot; address=&quot;%IX0.0.0.94&quot;&gt;&lt;type&gt;                 &lt;BOOL/&gt;               &lt;/type&gt; &lt;/variable&gt;" calcext:value-type="string">
            <text:p>&lt;variable name="sensorCT4" address="%IX0.0.0.94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7" calcext:value-type="float">
            <text:p>97</text:p>
          </table:table-cell>
          <table:table-cell table:formula="of:=COM.MICROSOFT.CONCAT(&quot;sensor&quot;;[.B214])" office:value-type="string" office:string-value="sensorCT5" calcext:value-type="string">
            <text:p>sensorCT5</text:p>
          </table:table-cell>
          <table:table-cell table:formula="of:=COM.MICROSOFT.CONCAT(&quot;%IX0.0.0.&quot;;[.G214])" office:value-type="string" office:string-value="%IX0.0.0.97" calcext:value-type="string">
            <text:p>%IX0.0.0.97</text:p>
          </table:table-cell>
          <table:table-cell table:formula="of:=COM.MICROSOFT.CONCAT(&quot;&lt;variable name=&quot;&quot;&quot;;[.H214];&quot;&quot;&quot;&quot;;&quot; address=&quot;&quot;&quot;;[.I214];&quot;&quot;&quot;&quot;;&quot;&gt;&lt;type&gt;                 &lt;BOOL/&gt;               &lt;/type&gt; &lt;/variable&gt;&quot;)" office:value-type="string" office:string-value="&lt;variable name=&quot;sensorCT5&quot; address=&quot;%IX0.0.0.97&quot;&gt;&lt;type&gt;                 &lt;BOOL/&gt;               &lt;/type&gt; &lt;/variable&gt;" calcext:value-type="string">
            <text:p>&lt;variable name="sensorCT5" address="%IX0.0.0.97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0" calcext:value-type="float">
            <text:p>100</text:p>
          </table:table-cell>
          <table:table-cell table:formula="of:=COM.MICROSOFT.CONCAT(&quot;sensor&quot;;[.B215])" office:value-type="string" office:string-value="sensorCT6" calcext:value-type="string">
            <text:p>sensorCT6</text:p>
          </table:table-cell>
          <table:table-cell table:formula="of:=COM.MICROSOFT.CONCAT(&quot;%IX0.0.0.&quot;;[.G215])" office:value-type="string" office:string-value="%IX0.0.0.100" calcext:value-type="string">
            <text:p>%IX0.0.0.100</text:p>
          </table:table-cell>
          <table:table-cell table:formula="of:=COM.MICROSOFT.CONCAT(&quot;&lt;variable name=&quot;&quot;&quot;;[.H215];&quot;&quot;&quot;&quot;;&quot; address=&quot;&quot;&quot;;[.I215];&quot;&quot;&quot;&quot;;&quot;&gt;&lt;type&gt;                 &lt;BOOL/&gt;               &lt;/type&gt; &lt;/variable&gt;&quot;)" office:value-type="string" office:string-value="&lt;variable name=&quot;sensorCT6&quot; address=&quot;%IX0.0.0.100&quot;&gt;&lt;type&gt;                 &lt;BOOL/&gt;               &lt;/type&gt; &lt;/variable&gt;" calcext:value-type="string">
            <text:p>&lt;variable name="sensorCT6" address="%IX0.0.0.100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" calcext:value-type="float">
            <text:p>6</text:p>
          </table:table-cell>
          <table:table-cell table:formula="of:=COM.MICROSOFT.CONCAT(&quot;sensor&quot;;[.B216])" office:value-type="string" office:string-value="sensorSaT3" calcext:value-type="string">
            <text:p>sensorSaT3</text:p>
          </table:table-cell>
          <table:table-cell table:formula="of:=COM.MICROSOFT.CONCAT(&quot;%IX0.0.0.&quot;;[.G216])" office:value-type="string" office:string-value="%IX0.0.0.6" calcext:value-type="string">
            <text:p>%IX0.0.0.6</text:p>
          </table:table-cell>
          <table:table-cell table:formula="of:=COM.MICROSOFT.CONCAT(&quot;&lt;variable name=&quot;&quot;&quot;;[.H216];&quot;&quot;&quot;&quot;;&quot; address=&quot;&quot;&quot;;[.I216];&quot;&quot;&quot;&quot;;&quot;&gt;&lt;type&gt;                 &lt;BOOL/&gt;               &lt;/type&gt; &lt;/variable&gt;&quot;)" office:value-type="string" office:string-value="&lt;variable name=&quot;sensorSaT3&quot; address=&quot;%IX0.0.0.6&quot;&gt;&lt;type&gt;                 &lt;BOOL/&gt;               &lt;/type&gt; &lt;/variable&gt;" calcext:value-type="string">
            <text:p>&lt;variable name="sensorSaT3" address="%IX0.0.0.6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3" calcext:value-type="float">
            <text:p>13</text:p>
          </table:table-cell>
          <table:table-cell table:formula="of:=COM.MICROSOFT.CONCAT(&quot;sensor&quot;;[.B217])" office:value-type="string" office:string-value="sensorSaT5" calcext:value-type="string">
            <text:p>sensorSaT5</text:p>
          </table:table-cell>
          <table:table-cell table:formula="of:=COM.MICROSOFT.CONCAT(&quot;%IX0.0.0.&quot;;[.G217])" office:value-type="string" office:string-value="%IX0.0.0.13" calcext:value-type="string">
            <text:p>%IX0.0.0.13</text:p>
          </table:table-cell>
          <table:table-cell table:formula="of:=COM.MICROSOFT.CONCAT(&quot;&lt;variable name=&quot;&quot;&quot;;[.H217];&quot;&quot;&quot;&quot;;&quot; address=&quot;&quot;&quot;;[.I217];&quot;&quot;&quot;&quot;;&quot;&gt;&lt;type&gt;                 &lt;BOOL/&gt;               &lt;/type&gt; &lt;/variable&gt;&quot;)" office:value-type="string" office:string-value="&lt;variable name=&quot;sensorSaT5&quot; address=&quot;%IX0.0.0.13&quot;&gt;&lt;type&gt;                 &lt;BOOL/&gt;               &lt;/type&gt; &lt;/variable&gt;" calcext:value-type="string">
            <text:p>&lt;variable name="sensorSaT5" address="%IX0.0.0.13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27" calcext:value-type="float">
            <text:p>27</text:p>
          </table:table-cell>
          <table:table-cell table:formula="of:=COM.MICROSOFT.CONCAT(&quot;sensor&quot;;[.B218])" office:value-type="string" office:string-value="sensorSbT3" calcext:value-type="string">
            <text:p>sensorSbT3</text:p>
          </table:table-cell>
          <table:table-cell table:formula="of:=COM.MICROSOFT.CONCAT(&quot;%IX0.0.0.&quot;;[.G218])" office:value-type="string" office:string-value="%IX0.0.0.27" calcext:value-type="string">
            <text:p>%IX0.0.0.27</text:p>
          </table:table-cell>
          <table:table-cell table:formula="of:=COM.MICROSOFT.CONCAT(&quot;&lt;variable name=&quot;&quot;&quot;;[.H218];&quot;&quot;&quot;&quot;;&quot; address=&quot;&quot;&quot;;[.I218];&quot;&quot;&quot;&quot;;&quot;&gt;&lt;type&gt;                 &lt;BOOL/&gt;               &lt;/type&gt; &lt;/variable&gt;&quot;)" office:value-type="string" office:string-value="&lt;variable name=&quot;sensorSbT3&quot; address=&quot;%IX0.0.0.27&quot;&gt;&lt;type&gt;                 &lt;BOOL/&gt;               &lt;/type&gt; &lt;/variable&gt;" calcext:value-type="string">
            <text:p>&lt;variable name="sensorSbT3" address="%IX0.0.0.27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34" calcext:value-type="float">
            <text:p>34</text:p>
          </table:table-cell>
          <table:table-cell table:formula="of:=COM.MICROSOFT.CONCAT(&quot;sensor&quot;;[.B219])" office:value-type="string" office:string-value="sensorSbT5" calcext:value-type="string">
            <text:p>sensorSbT5</text:p>
          </table:table-cell>
          <table:table-cell table:formula="of:=COM.MICROSOFT.CONCAT(&quot;%IX0.0.0.&quot;;[.G219])" office:value-type="string" office:string-value="%IX0.0.0.34" calcext:value-type="string">
            <text:p>%IX0.0.0.34</text:p>
          </table:table-cell>
          <table:table-cell table:formula="of:=COM.MICROSOFT.CONCAT(&quot;&lt;variable name=&quot;&quot;&quot;;[.H219];&quot;&quot;&quot;&quot;;&quot; address=&quot;&quot;&quot;;[.I219];&quot;&quot;&quot;&quot;;&quot;&gt;&lt;type&gt;                 &lt;BOOL/&gt;               &lt;/type&gt; &lt;/variable&gt;&quot;)" office:value-type="string" office:string-value="&lt;variable name=&quot;sensorSbT5&quot; address=&quot;%IX0.0.0.34&quot;&gt;&lt;type&gt;                 &lt;BOOL/&gt;               &lt;/type&gt; &lt;/variable&gt;" calcext:value-type="string">
            <text:p>&lt;variable name="sensorSbT5" address="%IX0.0.0.34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8" calcext:value-type="float">
            <text:p>48</text:p>
          </table:table-cell>
          <table:table-cell table:formula="of:=COM.MICROSOFT.CONCAT(&quot;sensor&quot;;[.B220])" office:value-type="string" office:string-value="sensorScT3" calcext:value-type="string">
            <text:p>sensorScT3</text:p>
          </table:table-cell>
          <table:table-cell table:formula="of:=COM.MICROSOFT.CONCAT(&quot;%IX0.0.0.&quot;;[.G220])" office:value-type="string" office:string-value="%IX0.0.0.48" calcext:value-type="string">
            <text:p>%IX0.0.0.48</text:p>
          </table:table-cell>
          <table:table-cell table:formula="of:=COM.MICROSOFT.CONCAT(&quot;&lt;variable name=&quot;&quot;&quot;;[.H220];&quot;&quot;&quot;&quot;;&quot; address=&quot;&quot;&quot;;[.I220];&quot;&quot;&quot;&quot;;&quot;&gt;&lt;type&gt;                 &lt;BOOL/&gt;               &lt;/type&gt; &lt;/variable&gt;&quot;)" office:value-type="string" office:string-value="&lt;variable name=&quot;sensorScT3&quot; address=&quot;%IX0.0.0.48&quot;&gt;&lt;type&gt;                 &lt;BOOL/&gt;               &lt;/type&gt; &lt;/variable&gt;" calcext:value-type="string">
            <text:p>&lt;variable name="sensorScT3" address="%IX0.0.0.48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55" calcext:value-type="float">
            <text:p>55</text:p>
          </table:table-cell>
          <table:table-cell table:formula="of:=COM.MICROSOFT.CONCAT(&quot;sensor&quot;;[.B221])" office:value-type="string" office:string-value="sensorScT5" calcext:value-type="string">
            <text:p>sensorScT5</text:p>
          </table:table-cell>
          <table:table-cell table:formula="of:=COM.MICROSOFT.CONCAT(&quot;%IX0.0.0.&quot;;[.G221])" office:value-type="string" office:string-value="%IX0.0.0.55" calcext:value-type="string">
            <text:p>%IX0.0.0.55</text:p>
          </table:table-cell>
          <table:table-cell table:formula="of:=COM.MICROSOFT.CONCAT(&quot;&lt;variable name=&quot;&quot;&quot;;[.H221];&quot;&quot;&quot;&quot;;&quot; address=&quot;&quot;&quot;;[.I221];&quot;&quot;&quot;&quot;;&quot;&gt;&lt;type&gt;                 &lt;BOOL/&gt;               &lt;/type&gt; &lt;/variable&gt;&quot;)" office:value-type="string" office:string-value="&lt;variable name=&quot;sensorScT5&quot; address=&quot;%IX0.0.0.55&quot;&gt;&lt;type&gt;                 &lt;BOOL/&gt;               &lt;/type&gt; &lt;/variable&gt;" calcext:value-type="string">
            <text:p>&lt;variable name="sensorScT5" address="%IX0.0.0.55"&gt;&lt;type&gt; <text:s text:c="16"/>&lt;BOOL/&gt; <text:s text:c="14"/>&lt;/type&gt; &lt;/variable&gt;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T1</text:p>
          </table:table-cell>
          <table:table-cell table:style-name="ce1" office:value-type="string" calcext:value-type="string">
            <text:p>Conveyor</text:p>
          </table:table-cell>
          <table:table-cell table:style-name="ce1" office:value-type="string" calcext:value-type="string">
            <text:p>sensorSaT1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2" calcext:value-type="float">
            <text:p>2</text:p>
          </table:table-cell>
          <table:table-cell table:formula="of:=COM.MICROSOFT.CONCAT(&quot;sensor&quot;;[.B222])" office:value-type="string" office:string-value="sensorSaT1" calcext:value-type="string">
            <text:p>sensorSaT1</text:p>
          </table:table-cell>
          <table:table-cell table:formula="of:=COM.MICROSOFT.CONCAT(&quot;%IX0.0.0.&quot;;[.G222])" office:value-type="string" office:string-value="%IX0.0.0.2" calcext:value-type="string">
            <text:p>%IX0.0.0.2</text:p>
          </table:table-cell>
          <table:table-cell table:formula="of:=COM.MICROSOFT.CONCAT(&quot;&lt;variable name=&quot;&quot;&quot;;[.H222];&quot;&quot;&quot;&quot;;&quot; address=&quot;&quot;&quot;;[.I222];&quot;&quot;&quot;&quot;;&quot;&gt;&lt;type&gt;                 &lt;BOOL/&gt;               &lt;/type&gt; &lt;/variable&gt;&quot;)" office:value-type="string" office:string-value="&lt;variable name=&quot;sensorSaT1&quot; address=&quot;%IX0.0.0.2&quot;&gt;&lt;type&gt;                 &lt;BOOL/&gt;               &lt;/type&gt; &lt;/variable&gt;" calcext:value-type="string">
            <text:p>&lt;variable name="sensorSaT1" address="%IX0.0.0.2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2" calcext:value-type="float">
            <text:p>12</text:p>
          </table:table-cell>
          <table:table-cell table:formula="of:=COM.MICROSOFT.CONCAT(&quot;sensor&quot;;[.B223])" office:value-type="string" office:string-value="sensorSaT4" calcext:value-type="string">
            <text:p>sensorSaT4</text:p>
          </table:table-cell>
          <table:table-cell table:formula="of:=COM.MICROSOFT.CONCAT(&quot;%IX0.0.0.&quot;;[.G223])" office:value-type="string" office:string-value="%IX0.0.0.12" calcext:value-type="string">
            <text:p>%IX0.0.0.12</text:p>
          </table:table-cell>
          <table:table-cell table:formula="of:=COM.MICROSOFT.CONCAT(&quot;&lt;variable name=&quot;&quot;&quot;;[.H223];&quot;&quot;&quot;&quot;;&quot; address=&quot;&quot;&quot;;[.I223];&quot;&quot;&quot;&quot;;&quot;&gt;&lt;type&gt;                 &lt;BOOL/&gt;               &lt;/type&gt; &lt;/variable&gt;&quot;)" office:value-type="string" office:string-value="&lt;variable name=&quot;sensorSaT4&quot; address=&quot;%IX0.0.0.12&quot;&gt;&lt;type&gt;                 &lt;BOOL/&gt;               &lt;/type&gt; &lt;/variable&gt;" calcext:value-type="string">
            <text:p>&lt;variable name="sensorSaT4" address="%IX0.0.0.12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22" calcext:value-type="float">
            <text:p>22</text:p>
          </table:table-cell>
          <table:table-cell table:formula="of:=COM.MICROSOFT.CONCAT(&quot;sensor&quot;;[.B224])" office:value-type="string" office:string-value="sensorSaT7" calcext:value-type="string">
            <text:p>sensorSaT7</text:p>
          </table:table-cell>
          <table:table-cell table:formula="of:=COM.MICROSOFT.CONCAT(&quot;%IX0.0.0.&quot;;[.G224])" office:value-type="string" office:string-value="%IX0.0.0.22" calcext:value-type="string">
            <text:p>%IX0.0.0.22</text:p>
          </table:table-cell>
          <table:table-cell table:formula="of:=COM.MICROSOFT.CONCAT(&quot;&lt;variable name=&quot;&quot;&quot;;[.H224];&quot;&quot;&quot;&quot;;&quot; address=&quot;&quot;&quot;;[.I224];&quot;&quot;&quot;&quot;;&quot;&gt;&lt;type&gt;                 &lt;BOOL/&gt;               &lt;/type&gt; &lt;/variable&gt;&quot;)" office:value-type="string" office:string-value="&lt;variable name=&quot;sensorSaT7&quot; address=&quot;%IX0.0.0.22&quot;&gt;&lt;type&gt;                 &lt;BOOL/&gt;               &lt;/type&gt; &lt;/variable&gt;" calcext:value-type="string">
            <text:p>&lt;variable name="sensorSaT7" address="%IX0.0.0.22"&gt;&lt;type&gt; <text:s text:c="16"/>&lt;BOOL/&gt; <text:s text:c="14"/>&lt;/type&gt; &lt;/variable&gt;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bT1</text:p>
          </table:table-cell>
          <table:table-cell table:style-name="ce1" office:value-type="string" calcext:value-type="string">
            <text:p>Conveyor</text:p>
          </table:table-cell>
          <table:table-cell table:style-name="ce1" office:value-type="string" calcext:value-type="string">
            <text:p>sensorSbT1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23" calcext:value-type="float">
            <text:p>23</text:p>
          </table:table-cell>
          <table:table-cell table:formula="of:=COM.MICROSOFT.CONCAT(&quot;sensor&quot;;[.B225])" office:value-type="string" office:string-value="sensorSbT1" calcext:value-type="string">
            <text:p>sensorSbT1</text:p>
          </table:table-cell>
          <table:table-cell table:formula="of:=COM.MICROSOFT.CONCAT(&quot;%IX0.0.0.&quot;;[.G225])" office:value-type="string" office:string-value="%IX0.0.0.23" calcext:value-type="string">
            <text:p>%IX0.0.0.23</text:p>
          </table:table-cell>
          <table:table-cell table:formula="of:=COM.MICROSOFT.CONCAT(&quot;&lt;variable name=&quot;&quot;&quot;;[.H225];&quot;&quot;&quot;&quot;;&quot; address=&quot;&quot;&quot;;[.I225];&quot;&quot;&quot;&quot;;&quot;&gt;&lt;type&gt;                 &lt;BOOL/&gt;               &lt;/type&gt; &lt;/variable&gt;&quot;)" office:value-type="string" office:string-value="&lt;variable name=&quot;sensorSbT1&quot; address=&quot;%IX0.0.0.23&quot;&gt;&lt;type&gt;                 &lt;BOOL/&gt;               &lt;/type&gt; &lt;/variable&gt;" calcext:value-type="string">
            <text:p>&lt;variable name="sensorSbT1" address="%IX0.0.0.23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b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33" calcext:value-type="float">
            <text:p>33</text:p>
          </table:table-cell>
          <table:table-cell table:formula="of:=COM.MICROSOFT.CONCAT(&quot;sensor&quot;;[.B226])" office:value-type="string" office:string-value="sensorSbT4" calcext:value-type="string">
            <text:p>sensorSbT4</text:p>
          </table:table-cell>
          <table:table-cell table:formula="of:=COM.MICROSOFT.CONCAT(&quot;%IX0.0.0.&quot;;[.G226])" office:value-type="string" office:string-value="%IX0.0.0.33" calcext:value-type="string">
            <text:p>%IX0.0.0.33</text:p>
          </table:table-cell>
          <table:table-cell table:formula="of:=COM.MICROSOFT.CONCAT(&quot;&lt;variable name=&quot;&quot;&quot;;[.H226];&quot;&quot;&quot;&quot;;&quot; address=&quot;&quot;&quot;;[.I226];&quot;&quot;&quot;&quot;;&quot;&gt;&lt;type&gt;                 &lt;BOOL/&gt;               &lt;/type&gt; &lt;/variable&gt;&quot;)" office:value-type="string" office:string-value="&lt;variable name=&quot;sensorSbT4&quot; address=&quot;%IX0.0.0.33&quot;&gt;&lt;type&gt;                 &lt;BOOL/&gt;               &lt;/type&gt; &lt;/variable&gt;" calcext:value-type="string">
            <text:p>&lt;variable name="sensorSbT4" address="%IX0.0.0.33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b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3" calcext:value-type="float">
            <text:p>43</text:p>
          </table:table-cell>
          <table:table-cell table:formula="of:=COM.MICROSOFT.CONCAT(&quot;sensor&quot;;[.B227])" office:value-type="string" office:string-value="sensorSbT7" calcext:value-type="string">
            <text:p>sensorSbT7</text:p>
          </table:table-cell>
          <table:table-cell table:formula="of:=COM.MICROSOFT.CONCAT(&quot;%IX0.0.0.&quot;;[.G227])" office:value-type="string" office:string-value="%IX0.0.0.43" calcext:value-type="string">
            <text:p>%IX0.0.0.43</text:p>
          </table:table-cell>
          <table:table-cell table:formula="of:=COM.MICROSOFT.CONCAT(&quot;&lt;variable name=&quot;&quot;&quot;;[.H227];&quot;&quot;&quot;&quot;;&quot; address=&quot;&quot;&quot;;[.I227];&quot;&quot;&quot;&quot;;&quot;&gt;&lt;type&gt;                 &lt;BOOL/&gt;               &lt;/type&gt; &lt;/variable&gt;&quot;)" office:value-type="string" office:string-value="&lt;variable name=&quot;sensorSbT7&quot; address=&quot;%IX0.0.0.43&quot;&gt;&lt;type&gt;                 &lt;BOOL/&gt;               &lt;/type&gt; &lt;/variable&gt;" calcext:value-type="string">
            <text:p>&lt;variable name="sensorSbT7" address="%IX0.0.0.43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4" calcext:value-type="float">
            <text:p>44</text:p>
          </table:table-cell>
          <table:table-cell table:formula="of:=COM.MICROSOFT.CONCAT(&quot;sensor&quot;;[.B228])" office:value-type="string" office:string-value="sensorScT1" calcext:value-type="string">
            <text:p>sensorScT1</text:p>
          </table:table-cell>
          <table:table-cell table:formula="of:=COM.MICROSOFT.CONCAT(&quot;%IX0.0.0.&quot;;[.G228])" office:value-type="string" office:string-value="%IX0.0.0.44" calcext:value-type="string">
            <text:p>%IX0.0.0.44</text:p>
          </table:table-cell>
          <table:table-cell table:formula="of:=COM.MICROSOFT.CONCAT(&quot;&lt;variable name=&quot;&quot;&quot;;[.H228];&quot;&quot;&quot;&quot;;&quot; address=&quot;&quot;&quot;;[.I228];&quot;&quot;&quot;&quot;;&quot;&gt;&lt;type&gt;                 &lt;BOOL/&gt;               &lt;/type&gt; &lt;/variable&gt;&quot;)" office:value-type="string" office:string-value="&lt;variable name=&quot;sensorScT1&quot; address=&quot;%IX0.0.0.44&quot;&gt;&lt;type&gt;                 &lt;BOOL/&gt;               &lt;/type&gt; &lt;/variable&gt;" calcext:value-type="string">
            <text:p>&lt;variable name="sensorScT1" address="%IX0.0.0.44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c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54" calcext:value-type="float">
            <text:p>54</text:p>
          </table:table-cell>
          <table:table-cell table:formula="of:=COM.MICROSOFT.CONCAT(&quot;sensor&quot;;[.B229])" office:value-type="string" office:string-value="sensorScT4" calcext:value-type="string">
            <text:p>sensorScT4</text:p>
          </table:table-cell>
          <table:table-cell table:formula="of:=COM.MICROSOFT.CONCAT(&quot;%IX0.0.0.&quot;;[.G229])" office:value-type="string" office:string-value="%IX0.0.0.54" calcext:value-type="string">
            <text:p>%IX0.0.0.54</text:p>
          </table:table-cell>
          <table:table-cell table:formula="of:=COM.MICROSOFT.CONCAT(&quot;&lt;variable name=&quot;&quot;&quot;;[.H229];&quot;&quot;&quot;&quot;;&quot; address=&quot;&quot;&quot;;[.I229];&quot;&quot;&quot;&quot;;&quot;&gt;&lt;type&gt;                 &lt;BOOL/&gt;               &lt;/type&gt; &lt;/variable&gt;&quot;)" office:value-type="string" office:string-value="&lt;variable name=&quot;sensorScT4&quot; address=&quot;%IX0.0.0.54&quot;&gt;&lt;type&gt;                 &lt;BOOL/&gt;               &lt;/type&gt; &lt;/variable&gt;" calcext:value-type="string">
            <text:p>&lt;variable name="sensorScT4" address="%IX0.0.0.54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4" calcext:value-type="float">
            <text:p>64</text:p>
          </table:table-cell>
          <table:table-cell table:formula="of:=COM.MICROSOFT.CONCAT(&quot;sensor&quot;;[.B230])" office:value-type="string" office:string-value="sensorScT7" calcext:value-type="string">
            <text:p>sensorScT7</text:p>
          </table:table-cell>
          <table:table-cell table:formula="of:=COM.MICROSOFT.CONCAT(&quot;%IX0.0.0.&quot;;[.G230])" office:value-type="string" office:string-value="%IX0.0.0.64" calcext:value-type="string">
            <text:p>%IX0.0.0.64</text:p>
          </table:table-cell>
          <table:table-cell table:formula="of:=COM.MICROSOFT.CONCAT(&quot;&lt;variable name=&quot;&quot;&quot;;[.H230];&quot;&quot;&quot;&quot;;&quot; address=&quot;&quot;&quot;;[.I230];&quot;&quot;&quot;&quot;;&quot;&gt;&lt;type&gt;                 &lt;BOOL/&gt;               &lt;/type&gt; &lt;/variable&gt;&quot;)" office:value-type="string" office:string-value="&lt;variable name=&quot;sensorScT7&quot; address=&quot;%IX0.0.0.64&quot;&gt;&lt;type&gt;                 &lt;BOOL/&gt;               &lt;/type&gt; &lt;/variable&gt;" calcext:value-type="string">
            <text:p>&lt;variable name="sensorScT7" address="%IX0.0.0.64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5" calcext:value-type="float">
            <text:p>65</text:p>
          </table:table-cell>
          <table:table-cell table:formula="of:=COM.MICROSOFT.CONCAT(&quot;sensor&quot;;[.B231])" office:value-type="string" office:string-value="sensorMT1" calcext:value-type="string">
            <text:p>sensorMT1</text:p>
          </table:table-cell>
          <table:table-cell table:formula="of:=COM.MICROSOFT.CONCAT(&quot;%IX0.0.0.&quot;;[.G231])" office:value-type="string" office:string-value="%IX0.0.0.65" calcext:value-type="string">
            <text:p>%IX0.0.0.65</text:p>
          </table:table-cell>
          <table:table-cell table:formula="of:=COM.MICROSOFT.CONCAT(&quot;&lt;variable name=&quot;&quot;&quot;;[.H231];&quot;&quot;&quot;&quot;;&quot; address=&quot;&quot;&quot;;[.I231];&quot;&quot;&quot;&quot;;&quot;&gt;&lt;type&gt;                 &lt;BOOL/&gt;               &lt;/type&gt; &lt;/variable&gt;&quot;)" office:value-type="string" office:string-value="&lt;variable name=&quot;sensorMT1&quot; address=&quot;%IX0.0.0.65&quot;&gt;&lt;type&gt;                 &lt;BOOL/&gt;               &lt;/type&gt; &lt;/variable&gt;" calcext:value-type="string">
            <text:p>&lt;variable name="sensorMT1" address="%IX0.0.0.65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9" calcext:value-type="float">
            <text:p>69</text:p>
          </table:table-cell>
          <table:table-cell table:formula="of:=COM.MICROSOFT.CONCAT(&quot;sensor&quot;;[.B232])" office:value-type="string" office:string-value="sensorMT3" calcext:value-type="string">
            <text:p>sensorMT3</text:p>
          </table:table-cell>
          <table:table-cell table:formula="of:=COM.MICROSOFT.CONCAT(&quot;%IX0.0.0.&quot;;[.G232])" office:value-type="string" office:string-value="%IX0.0.0.69" calcext:value-type="string">
            <text:p>%IX0.0.0.69</text:p>
          </table:table-cell>
          <table:table-cell table:formula="of:=COM.MICROSOFT.CONCAT(&quot;&lt;variable name=&quot;&quot;&quot;;[.H232];&quot;&quot;&quot;&quot;;&quot; address=&quot;&quot;&quot;;[.I232];&quot;&quot;&quot;&quot;;&quot;&gt;&lt;type&gt;                 &lt;BOOL/&gt;               &lt;/type&gt; &lt;/variable&gt;&quot;)" office:value-type="string" office:string-value="&lt;variable name=&quot;sensorMT3&quot; address=&quot;%IX0.0.0.69&quot;&gt;&lt;type&gt;                 &lt;BOOL/&gt;               &lt;/type&gt; &lt;/variable&gt;" calcext:value-type="string">
            <text:p>&lt;variable name="sensorMT3" address="%IX0.0.0.69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1" calcext:value-type="float">
            <text:p>71</text:p>
          </table:table-cell>
          <table:table-cell table:formula="of:=COM.MICROSOFT.CONCAT(&quot;sensor&quot;;[.B233])" office:value-type="string" office:string-value="sensorMT4" calcext:value-type="string">
            <text:p>sensorMT4</text:p>
          </table:table-cell>
          <table:table-cell table:formula="of:=COM.MICROSOFT.CONCAT(&quot;%IX0.0.0.&quot;;[.G233])" office:value-type="string" office:string-value="%IX0.0.0.71" calcext:value-type="string">
            <text:p>%IX0.0.0.71</text:p>
          </table:table-cell>
          <table:table-cell table:formula="of:=COM.MICROSOFT.CONCAT(&quot;&lt;variable name=&quot;&quot;&quot;;[.H233];&quot;&quot;&quot;&quot;;&quot; address=&quot;&quot;&quot;;[.I233];&quot;&quot;&quot;&quot;;&quot;&gt;&lt;type&gt;                 &lt;BOOL/&gt;               &lt;/type&gt; &lt;/variable&gt;&quot;)" office:value-type="string" office:string-value="&lt;variable name=&quot;sensorMT4&quot; address=&quot;%IX0.0.0.71&quot;&gt;&lt;type&gt;                 &lt;BOOL/&gt;               &lt;/type&gt; &lt;/variable&gt;" calcext:value-type="string">
            <text:p>&lt;variable name="sensorMT4" address="%IX0.0.0.7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T5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2" calcext:value-type="float">
            <text:p>72</text:p>
          </table:table-cell>
          <table:table-cell table:formula="of:=COM.MICROSOFT.CONCAT(&quot;sensor&quot;;[.B234])" office:value-type="string" office:string-value="sensorMT5" calcext:value-type="string">
            <text:p>sensorMT5</text:p>
          </table:table-cell>
          <table:table-cell table:formula="of:=COM.MICROSOFT.CONCAT(&quot;%IX0.0.0.&quot;;[.G234])" office:value-type="string" office:string-value="%IX0.0.0.72" calcext:value-type="string">
            <text:p>%IX0.0.0.72</text:p>
          </table:table-cell>
          <table:table-cell table:formula="of:=COM.MICROSOFT.CONCAT(&quot;&lt;variable name=&quot;&quot;&quot;;[.H234];&quot;&quot;&quot;&quot;;&quot; address=&quot;&quot;&quot;;[.I234];&quot;&quot;&quot;&quot;;&quot;&gt;&lt;type&gt;                 &lt;BOOL/&gt;               &lt;/type&gt; &lt;/variable&gt;&quot;)" office:value-type="string" office:string-value="&lt;variable name=&quot;sensorMT5&quot; address=&quot;%IX0.0.0.72&quot;&gt;&lt;type&gt;                 &lt;BOOL/&gt;               &lt;/type&gt; &lt;/variable&gt;" calcext:value-type="string">
            <text:p>&lt;variable name="sensorMT5" address="%IX0.0.0.72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89" calcext:value-type="float">
            <text:p>89</text:p>
          </table:table-cell>
          <table:table-cell table:formula="of:=COM.MICROSOFT.CONCAT(&quot;sensor&quot;;[.B235])" office:value-type="string" office:string-value="sensorCT1" calcext:value-type="string">
            <text:p>sensorCT1</text:p>
          </table:table-cell>
          <table:table-cell table:formula="of:=COM.MICROSOFT.CONCAT(&quot;%IX0.0.0.&quot;;[.G235])" office:value-type="string" office:string-value="%IX0.0.0.89" calcext:value-type="string">
            <text:p>%IX0.0.0.89</text:p>
          </table:table-cell>
          <table:table-cell table:formula="of:=COM.MICROSOFT.CONCAT(&quot;&lt;variable name=&quot;&quot;&quot;;[.H235];&quot;&quot;&quot;&quot;;&quot; address=&quot;&quot;&quot;;[.I235];&quot;&quot;&quot;&quot;;&quot;&gt;&lt;type&gt;                 &lt;BOOL/&gt;               &lt;/type&gt; &lt;/variable&gt;&quot;)" office:value-type="string" office:string-value="&lt;variable name=&quot;sensorCT1&quot; address=&quot;%IX0.0.0.89&quot;&gt;&lt;type&gt;                 &lt;BOOL/&gt;               &lt;/type&gt; &lt;/variable&gt;" calcext:value-type="string">
            <text:p>&lt;variable name="sensorCT1" address="%IX0.0.0.89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3" calcext:value-type="float">
            <text:p>93</text:p>
          </table:table-cell>
          <table:table-cell table:formula="of:=COM.MICROSOFT.CONCAT(&quot;sensor&quot;;[.B236])" office:value-type="string" office:string-value="sensorCT3" calcext:value-type="string">
            <text:p>sensorCT3</text:p>
          </table:table-cell>
          <table:table-cell table:formula="of:=COM.MICROSOFT.CONCAT(&quot;%IX0.0.0.&quot;;[.G236])" office:value-type="string" office:string-value="%IX0.0.0.93" calcext:value-type="string">
            <text:p>%IX0.0.0.93</text:p>
          </table:table-cell>
          <table:table-cell table:formula="of:=COM.MICROSOFT.CONCAT(&quot;&lt;variable name=&quot;&quot;&quot;;[.H236];&quot;&quot;&quot;&quot;;&quot; address=&quot;&quot;&quot;;[.I236];&quot;&quot;&quot;&quot;;&quot;&gt;&lt;type&gt;                 &lt;BOOL/&gt;               &lt;/type&gt; &lt;/variable&gt;&quot;)" office:value-type="string" office:string-value="&lt;variable name=&quot;sensorCT3&quot; address=&quot;%IX0.0.0.93&quot;&gt;&lt;type&gt;                 &lt;BOOL/&gt;               &lt;/type&gt; &lt;/variable&gt;" calcext:value-type="string">
            <text:p>&lt;variable name="sensorCT3" address="%IX0.0.0.93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3" calcext:value-type="float">
            <text:p>103</text:p>
          </table:table-cell>
          <table:table-cell table:formula="of:=COM.MICROSOFT.CONCAT(&quot;sensor&quot;;[.B237])" office:value-type="string" office:string-value="sensorCT7" calcext:value-type="string">
            <text:p>sensorCT7</text:p>
          </table:table-cell>
          <table:table-cell table:formula="of:=COM.MICROSOFT.CONCAT(&quot;%IX0.0.0.&quot;;[.G237])" office:value-type="string" office:string-value="%IX0.0.0.103" calcext:value-type="string">
            <text:p>%IX0.0.0.103</text:p>
          </table:table-cell>
          <table:table-cell table:formula="of:=COM.MICROSOFT.CONCAT(&quot;&lt;variable name=&quot;&quot;&quot;;[.H237];&quot;&quot;&quot;&quot;;&quot; address=&quot;&quot;&quot;;[.I237];&quot;&quot;&quot;&quot;;&quot;&gt;&lt;type&gt;                 &lt;BOOL/&gt;               &lt;/type&gt; &lt;/variable&gt;&quot;)" office:value-type="string" office:string-value="&lt;variable name=&quot;sensorCT7&quot; address=&quot;%IX0.0.0.103&quot;&gt;&lt;type&gt;                 &lt;BOOL/&gt;               &lt;/type&gt; &lt;/variable&gt;" calcext:value-type="string">
            <text:p>&lt;variable name="sensorCT7" address="%IX0.0.0.103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T9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7" calcext:value-type="float">
            <text:p>107</text:p>
          </table:table-cell>
          <table:table-cell table:formula="of:=COM.MICROSOFT.CONCAT(&quot;sensor&quot;;[.B238])" office:value-type="string" office:string-value="sensorCT9" calcext:value-type="string">
            <text:p>sensorCT9</text:p>
          </table:table-cell>
          <table:table-cell table:formula="of:=COM.MICROSOFT.CONCAT(&quot;%IX0.0.0.&quot;;[.G238])" office:value-type="string" office:string-value="%IX0.0.0.107" calcext:value-type="string">
            <text:p>%IX0.0.0.107</text:p>
          </table:table-cell>
          <table:table-cell table:formula="of:=COM.MICROSOFT.CONCAT(&quot;&lt;variable name=&quot;&quot;&quot;;[.H238];&quot;&quot;&quot;&quot;;&quot; address=&quot;&quot;&quot;;[.I238];&quot;&quot;&quot;&quot;;&quot;&gt;&lt;type&gt;                 &lt;BOOL/&gt;               &lt;/type&gt; &lt;/variable&gt;&quot;)" office:value-type="string" office:string-value="&lt;variable name=&quot;sensorCT9&quot; address=&quot;%IX0.0.0.107&quot;&gt;&lt;type&gt;                 &lt;BOOL/&gt;               &lt;/type&gt; &lt;/variable&gt;" calcext:value-type="string">
            <text:p>&lt;variable name="sensorCT9" address="%IX0.0.0.107"&gt;&lt;type&gt; <text:s text:c="16"/>&lt;BOOL/&gt; <text:s text:c="14"/>&lt;/type&gt; &lt;/variable&gt;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RotRightSaT3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Rotate + Sensor</text:p>
          </table:table-cell>
          <table:table-cell table:style-name="ce1" office:value-type="float" office:value="5" calcext:value-type="float">
            <text:p>5</text:p>
          </table:table-cell>
          <table:table-cell table:formula="of:=COM.MICROSOFT.CONCAT(&quot;sensorRotRight&quot;;[.B239])" office:value-type="string" office:string-value="sensorRotRightSaT2" calcext:value-type="string">
            <text:p>sensorRotRightSaT2</text:p>
          </table:table-cell>
          <table:table-cell table:formula="of:=COM.MICROSOFT.CONCAT(&quot;%IX0.0.1.&quot;;[.G239])" office:value-type="string" office:string-value="%IX0.0.1.5" calcext:value-type="string">
            <text:p>%IX0.0.1.5</text:p>
          </table:table-cell>
          <table:table-cell table:formula="of:=COM.MICROSOFT.CONCAT(&quot;&lt;variable name=&quot;&quot;&quot;;[.H239];&quot;&quot;&quot;&quot;;&quot; address=&quot;&quot;&quot;;[.I239];&quot;&quot;&quot;&quot;;&quot;&gt;&lt;type&gt;                 &lt;BOOL/&gt;               &lt;/type&gt; &lt;/variable&gt;&quot;)" office:value-type="string" office:string-value="&lt;variable name=&quot;sensorRotRightSaT2&quot; address=&quot;%IX0.0.1.5&quot;&gt;&lt;type&gt;                 &lt;BOOL/&gt;               &lt;/type&gt; &lt;/variable&gt;" calcext:value-type="string">
            <text:p>&lt;variable name="sensorRotRightSaT2" address="%IX0.0.1.5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21" calcext:value-type="float">
            <text:p>21</text:p>
          </table:table-cell>
          <table:table-cell table:formula="of:=COM.MICROSOFT.CONCAT(&quot;sensorRotRight&quot;;[.B240])" office:value-type="string" office:string-value="sensorRotRightSaT6" calcext:value-type="string">
            <text:p>sensorRotRightSaT6</text:p>
          </table:table-cell>
          <table:table-cell table:formula="of:=COM.MICROSOFT.CONCAT(&quot;%IX0.0.1.&quot;;[.G240])" office:value-type="string" office:string-value="%IX0.0.1.21" calcext:value-type="string">
            <text:p>%IX0.0.1.21</text:p>
          </table:table-cell>
          <table:table-cell table:formula="of:=COM.MICROSOFT.CONCAT(&quot;&lt;variable name=&quot;&quot;&quot;;[.H240];&quot;&quot;&quot;&quot;;&quot; address=&quot;&quot;&quot;;[.I240];&quot;&quot;&quot;&quot;;&quot;&gt;&lt;type&gt;                 &lt;BOOL/&gt;               &lt;/type&gt; &lt;/variable&gt;&quot;)" office:value-type="string" office:string-value="&lt;variable name=&quot;sensorRotRightSaT6&quot; address=&quot;%IX0.0.1.21&quot;&gt;&lt;type&gt;                 &lt;BOOL/&gt;               &lt;/type&gt; &lt;/variable&gt;" calcext:value-type="string">
            <text:p>&lt;variable name="sensorRotRightSaT6" address="%IX0.0.1.21"&gt;&lt;type&gt; <text:s text:c="16"/>&lt;BOOL/&gt; <text:s text:c="14"/>&lt;/type&gt; &lt;/variable&gt;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RotRightSbT2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Rotate + Sensor</text:p>
          </table:table-cell>
          <table:table-cell table:style-name="ce1" office:value-type="float" office:value="26" calcext:value-type="float">
            <text:p>26</text:p>
          </table:table-cell>
          <table:table-cell table:formula="of:=COM.MICROSOFT.CONCAT(&quot;sensorRotRight&quot;;[.B241])" office:value-type="string" office:string-value="sensorRotRightSbT2" calcext:value-type="string">
            <text:p>sensorRotRightSbT2</text:p>
          </table:table-cell>
          <table:table-cell table:formula="of:=COM.MICROSOFT.CONCAT(&quot;%IX0.0.1.&quot;;[.G241])" office:value-type="string" office:string-value="%IX0.0.1.26" calcext:value-type="string">
            <text:p>%IX0.0.1.26</text:p>
          </table:table-cell>
          <table:table-cell table:formula="of:=COM.MICROSOFT.CONCAT(&quot;&lt;variable name=&quot;&quot;&quot;;[.H241];&quot;&quot;&quot;&quot;;&quot; address=&quot;&quot;&quot;;[.I241];&quot;&quot;&quot;&quot;;&quot;&gt;&lt;type&gt;                 &lt;BOOL/&gt;               &lt;/type&gt; &lt;/variable&gt;&quot;)" office:value-type="string" office:string-value="&lt;variable name=&quot;sensorRotRightSbT2&quot; address=&quot;%IX0.0.1.26&quot;&gt;&lt;type&gt;                 &lt;BOOL/&gt;               &lt;/type&gt; &lt;/variable&gt;" calcext:value-type="string">
            <text:p>&lt;variable name="sensorRotRightSbT2" address="%IX0.0.1.26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42" calcext:value-type="float">
            <text:p>42</text:p>
          </table:table-cell>
          <table:table-cell table:formula="of:=COM.MICROSOFT.CONCAT(&quot;sensorRotRight&quot;;[.B242])" office:value-type="string" office:string-value="sensorRotRightSbT6" calcext:value-type="string">
            <text:p>sensorRotRightSbT6</text:p>
          </table:table-cell>
          <table:table-cell table:formula="of:=COM.MICROSOFT.CONCAT(&quot;%IX0.0.1.&quot;;[.G242])" office:value-type="string" office:string-value="%IX0.0.1.42" calcext:value-type="string">
            <text:p>%IX0.0.1.42</text:p>
          </table:table-cell>
          <table:table-cell table:formula="of:=COM.MICROSOFT.CONCAT(&quot;&lt;variable name=&quot;&quot;&quot;;[.H242];&quot;&quot;&quot;&quot;;&quot; address=&quot;&quot;&quot;;[.I242];&quot;&quot;&quot;&quot;;&quot;&gt;&lt;type&gt;                 &lt;BOOL/&gt;               &lt;/type&gt; &lt;/variable&gt;&quot;)" office:value-type="string" office:string-value="&lt;variable name=&quot;sensorRotRightSbT6&quot; address=&quot;%IX0.0.1.42&quot;&gt;&lt;type&gt;                 &lt;BOOL/&gt;               &lt;/type&gt; &lt;/variable&gt;" calcext:value-type="string">
            <text:p>&lt;variable name="sensorRotRightSbT6" address="%IX0.0.1.42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47" calcext:value-type="float">
            <text:p>47</text:p>
          </table:table-cell>
          <table:table-cell table:formula="of:=COM.MICROSOFT.CONCAT(&quot;sensorRotRight&quot;;[.B243])" office:value-type="string" office:string-value="sensorRotRightScT2" calcext:value-type="string">
            <text:p>sensorRotRightScT2</text:p>
          </table:table-cell>
          <table:table-cell table:formula="of:=COM.MICROSOFT.CONCAT(&quot;%IX0.0.1.&quot;;[.G243])" office:value-type="string" office:string-value="%IX0.0.1.47" calcext:value-type="string">
            <text:p>%IX0.0.1.47</text:p>
          </table:table-cell>
          <table:table-cell table:formula="of:=COM.MICROSOFT.CONCAT(&quot;&lt;variable name=&quot;&quot;&quot;;[.H243];&quot;&quot;&quot;&quot;;&quot; address=&quot;&quot;&quot;;[.I243];&quot;&quot;&quot;&quot;;&quot;&gt;&lt;type&gt;                 &lt;BOOL/&gt;               &lt;/type&gt; &lt;/variable&gt;&quot;)" office:value-type="string" office:string-value="&lt;variable name=&quot;sensorRotRightScT2&quot; address=&quot;%IX0.0.1.47&quot;&gt;&lt;type&gt;                 &lt;BOOL/&gt;               &lt;/type&gt; &lt;/variable&gt;" calcext:value-type="string">
            <text:p>&lt;variable name="sensorRotRightScT2" address="%IX0.0.1.47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63" calcext:value-type="float">
            <text:p>63</text:p>
          </table:table-cell>
          <table:table-cell table:formula="of:=COM.MICROSOFT.CONCAT(&quot;sensorRotRight&quot;;[.B244])" office:value-type="string" office:string-value="sensorRotRightScT6" calcext:value-type="string">
            <text:p>sensorRotRightScT6</text:p>
          </table:table-cell>
          <table:table-cell table:formula="of:=COM.MICROSOFT.CONCAT(&quot;%IX0.0.1.&quot;;[.G244])" office:value-type="string" office:string-value="%IX0.0.1.63" calcext:value-type="string">
            <text:p>%IX0.0.1.63</text:p>
          </table:table-cell>
          <table:table-cell table:formula="of:=COM.MICROSOFT.CONCAT(&quot;&lt;variable name=&quot;&quot;&quot;;[.H244];&quot;&quot;&quot;&quot;;&quot; address=&quot;&quot;&quot;;[.I244];&quot;&quot;&quot;&quot;;&quot;&gt;&lt;type&gt;                 &lt;BOOL/&gt;               &lt;/type&gt; &lt;/variable&gt;&quot;)" office:value-type="string" office:string-value="&lt;variable name=&quot;sensorRotRightScT6&quot; address=&quot;%IX0.0.1.63&quot;&gt;&lt;type&gt;                 &lt;BOOL/&gt;               &lt;/type&gt; &lt;/variable&gt;" calcext:value-type="string">
            <text:p>&lt;variable name="sensorRotRightScT6" address="%IX0.0.1.63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68" calcext:value-type="float">
            <text:p>68</text:p>
          </table:table-cell>
          <table:table-cell table:formula="of:=COM.MICROSOFT.CONCAT(&quot;sensorRotRight&quot;;[.B245])" office:value-type="string" office:string-value="sensorRotRightMT2" calcext:value-type="string">
            <text:p>sensorRotRightMT2</text:p>
          </table:table-cell>
          <table:table-cell table:formula="of:=COM.MICROSOFT.CONCAT(&quot;%IX0.0.1.&quot;;[.G245])" office:value-type="string" office:string-value="%IX0.0.1.68" calcext:value-type="string">
            <text:p>%IX0.0.1.68</text:p>
          </table:table-cell>
          <table:table-cell table:formula="of:=COM.MICROSOFT.CONCAT(&quot;&lt;variable name=&quot;&quot;&quot;;[.H245];&quot;&quot;&quot;&quot;;&quot; address=&quot;&quot;&quot;;[.I245];&quot;&quot;&quot;&quot;;&quot;&gt;&lt;type&gt;                 &lt;BOOL/&gt;               &lt;/type&gt; &lt;/variable&gt;&quot;)" office:value-type="string" office:string-value="&lt;variable name=&quot;sensorRotRightMT2&quot; address=&quot;%IX0.0.1.68&quot;&gt;&lt;type&gt;                 &lt;BOOL/&gt;               &lt;/type&gt; &lt;/variable&gt;" calcext:value-type="string">
            <text:p>&lt;variable name="sensorRotRightMT2" address="%IX0.0.1.68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75" calcext:value-type="float">
            <text:p>75</text:p>
          </table:table-cell>
          <table:table-cell table:formula="of:=COM.MICROSOFT.CONCAT(&quot;sensorRotRight&quot;;[.B246])" office:value-type="string" office:string-value="sensorRotRightMT6" calcext:value-type="string">
            <text:p>sensorRotRightMT6</text:p>
          </table:table-cell>
          <table:table-cell table:formula="of:=COM.MICROSOFT.CONCAT(&quot;%IX0.0.1.&quot;;[.G246])" office:value-type="string" office:string-value="%IX0.0.1.75" calcext:value-type="string">
            <text:p>%IX0.0.1.75</text:p>
          </table:table-cell>
          <table:table-cell table:formula="of:=COM.MICROSOFT.CONCAT(&quot;&lt;variable name=&quot;&quot;&quot;;[.H246];&quot;&quot;&quot;&quot;;&quot; address=&quot;&quot;&quot;;[.I246];&quot;&quot;&quot;&quot;;&quot;&gt;&lt;type&gt;                 &lt;BOOL/&gt;               &lt;/type&gt; &lt;/variable&gt;&quot;)" office:value-type="string" office:string-value="&lt;variable name=&quot;sensorRotRightMT6&quot; address=&quot;%IX0.0.1.75&quot;&gt;&lt;type&gt;                 &lt;BOOL/&gt;               &lt;/type&gt; &lt;/variable&gt;" calcext:value-type="string">
            <text:p>&lt;variable name="sensorRotRightMT6" address="%IX0.0.1.75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92" calcext:value-type="float">
            <text:p>92</text:p>
          </table:table-cell>
          <table:table-cell table:formula="of:=COM.MICROSOFT.CONCAT(&quot;sensorRotRight&quot;;[.B247])" office:value-type="string" office:string-value="sensorRotRightCT2" calcext:value-type="string">
            <text:p>sensorRotRightCT2</text:p>
          </table:table-cell>
          <table:table-cell table:formula="of:=COM.MICROSOFT.CONCAT(&quot;%IX0.0.1.&quot;;[.G247])" office:value-type="string" office:string-value="%IX0.0.1.92" calcext:value-type="string">
            <text:p>%IX0.0.1.92</text:p>
          </table:table-cell>
          <table:table-cell table:formula="of:=COM.MICROSOFT.CONCAT(&quot;&lt;variable name=&quot;&quot;&quot;;[.H247];&quot;&quot;&quot;&quot;;&quot; address=&quot;&quot;&quot;;[.I247];&quot;&quot;&quot;&quot;;&quot;&gt;&lt;type&gt;                 &lt;BOOL/&gt;               &lt;/type&gt; &lt;/variable&gt;&quot;)" office:value-type="string" office:string-value="&lt;variable name=&quot;sensorRotRightCT2&quot; address=&quot;%IX0.0.1.92&quot;&gt;&lt;type&gt;                 &lt;BOOL/&gt;               &lt;/type&gt; &lt;/variable&gt;" calcext:value-type="string">
            <text:p>&lt;variable name="sensorRotRightCT2" address="%IX0.0.1.92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106" calcext:value-type="float">
            <text:p>106</text:p>
          </table:table-cell>
          <table:table-cell table:formula="of:=COM.MICROSOFT.CONCAT(&quot;sensorRotRight&quot;;[.B248])" office:value-type="string" office:string-value="sensorRotRightCT8" calcext:value-type="string">
            <text:p>sensorRotRightCT8</text:p>
          </table:table-cell>
          <table:table-cell table:formula="of:=COM.MICROSOFT.CONCAT(&quot;%IX0.0.1.&quot;;[.G248])" office:value-type="string" office:string-value="%IX0.0.1.106" calcext:value-type="string">
            <text:p>%IX0.0.1.106</text:p>
          </table:table-cell>
          <table:table-cell table:formula="of:=COM.MICROSOFT.CONCAT(&quot;&lt;variable name=&quot;&quot;&quot;;[.H248];&quot;&quot;&quot;&quot;;&quot; address=&quot;&quot;&quot;;[.I248];&quot;&quot;&quot;&quot;;&quot;&gt;&lt;type&gt;                 &lt;BOOL/&gt;               &lt;/type&gt; &lt;/variable&gt;&quot;)" office:value-type="string" office:string-value="&lt;variable name=&quot;sensorRotRightCT8&quot; address=&quot;%IX0.0.1.106&quot;&gt;&lt;type&gt;                 &lt;BOOL/&gt;               &lt;/type&gt; &lt;/variable&gt;" calcext:value-type="string">
            <text:p>&lt;variable name="sensorRotRightCT8" address="%IX0.0.1.106"&gt;&lt;type&gt; <text:s text:c="16"/>&lt;BOOL/&gt; <text:s text:c="14"/>&lt;/type&gt; &lt;/variable&gt;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RotLeftSaT3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Rotate - Sensor</text:p>
          </table:table-cell>
          <table:table-cell table:style-name="ce1" office:value-type="float" office:value="4" calcext:value-type="float">
            <text:p>4</text:p>
          </table:table-cell>
          <table:table-cell table:formula="of:=COM.MICROSOFT.CONCAT(&quot;sensorRotLeft&quot;;[.B249])" office:value-type="string" office:string-value="sensorRotLeftSaT2" calcext:value-type="string">
            <text:p>sensorRotLeftSaT2</text:p>
          </table:table-cell>
          <table:table-cell table:formula="of:=COM.MICROSOFT.CONCAT(&quot;%IX0.0.1.&quot;;[.G249])" office:value-type="string" office:string-value="%IX0.0.1.4" calcext:value-type="string">
            <text:p>%IX0.0.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20" calcext:value-type="float">
            <text:p>20</text:p>
          </table:table-cell>
          <table:table-cell table:formula="of:=COM.MICROSOFT.CONCAT(&quot;sensorRotLeft&quot;;[.B250])" office:value-type="string" office:string-value="sensorRotLeftSaT6" calcext:value-type="string">
            <text:p>sensorRotLeftSaT6</text:p>
          </table:table-cell>
          <table:table-cell table:formula="of:=COM.MICROSOFT.CONCAT(&quot;%IX0.0.1.&quot;;[.G250])" office:value-type="string" office:string-value="%IX0.0.1.20" calcext:value-type="string">
            <text:p>%IX0.0.1.20</text:p>
          </table:table-cell>
          <table:table-cell table:formula="of:=COM.MICROSOFT.CONCAT(&quot;&lt;variable name=&quot;&quot;&quot;;[.H250];&quot;&quot;&quot;&quot;;&quot; address=&quot;&quot;&quot;;[.I250];&quot;&quot;&quot;&quot;;&quot;&gt;&lt;type&gt;                 &lt;BOOL/&gt;               &lt;/type&gt; &lt;/variable&gt;&quot;)" office:value-type="string" office:string-value="&lt;variable name=&quot;sensorRotLeftSaT6&quot; address=&quot;%IX0.0.1.20&quot;&gt;&lt;type&gt;                 &lt;BOOL/&gt;               &lt;/type&gt; &lt;/variable&gt;" calcext:value-type="string">
            <text:p>&lt;variable name="sensorRotLeftSaT6" address="%IX0.0.1.20"&gt;&lt;type&gt; <text:s text:c="16"/>&lt;BOOL/&gt; <text:s text:c="14"/>&lt;/type&gt; &lt;/variable&gt;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RotLeftSbT2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Rotate - Sensor</text:p>
          </table:table-cell>
          <table:table-cell table:style-name="ce1" office:value-type="float" office:value="25" calcext:value-type="float">
            <text:p>25</text:p>
          </table:table-cell>
          <table:table-cell table:formula="of:=COM.MICROSOFT.CONCAT(&quot;sensorRotLeft&quot;;[.B251])" office:value-type="string" office:string-value="sensorRotLeftSbT2" calcext:value-type="string">
            <text:p>sensorRotLeftSbT2</text:p>
          </table:table-cell>
          <table:table-cell table:formula="of:=COM.MICROSOFT.CONCAT(&quot;%IX0.0.1.&quot;;[.G251])" office:value-type="string" office:string-value="%IX0.0.1.25" calcext:value-type="string">
            <text:p>%IX0.0.1.25</text:p>
          </table:table-cell>
          <table:table-cell table:formula="of:=COM.MICROSOFT.CONCAT(&quot;&lt;variable name=&quot;&quot;&quot;;[.H251];&quot;&quot;&quot;&quot;;&quot; address=&quot;&quot;&quot;;[.I251];&quot;&quot;&quot;&quot;;&quot;&gt;&lt;type&gt;                 &lt;BOOL/&gt;               &lt;/type&gt; &lt;/variable&gt;&quot;)" office:value-type="string" office:string-value="&lt;variable name=&quot;sensorRotLeftSbT2&quot; address=&quot;%IX0.0.1.25&quot;&gt;&lt;type&gt;                 &lt;BOOL/&gt;               &lt;/type&gt; &lt;/variable&gt;" calcext:value-type="string">
            <text:p>&lt;variable name="sensorRotLeftSbT2" address="%IX0.0.1.25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41" calcext:value-type="float">
            <text:p>41</text:p>
          </table:table-cell>
          <table:table-cell table:formula="of:=COM.MICROSOFT.CONCAT(&quot;sensorRotLeft&quot;;[.B252])" office:value-type="string" office:string-value="sensorRotLeftSbT6" calcext:value-type="string">
            <text:p>sensorRotLeftSbT6</text:p>
          </table:table-cell>
          <table:table-cell table:formula="of:=COM.MICROSOFT.CONCAT(&quot;%IX0.0.1.&quot;;[.G252])" office:value-type="string" office:string-value="%IX0.0.1.41" calcext:value-type="string">
            <text:p>%IX0.0.1.41</text:p>
          </table:table-cell>
          <table:table-cell table:formula="of:=COM.MICROSOFT.CONCAT(&quot;&lt;variable name=&quot;&quot;&quot;;[.H252];&quot;&quot;&quot;&quot;;&quot; address=&quot;&quot;&quot;;[.I252];&quot;&quot;&quot;&quot;;&quot;&gt;&lt;type&gt;                 &lt;BOOL/&gt;               &lt;/type&gt; &lt;/variable&gt;&quot;)" office:value-type="string" office:string-value="&lt;variable name=&quot;sensorRotLeftSbT6&quot; address=&quot;%IX0.0.1.41&quot;&gt;&lt;type&gt;                 &lt;BOOL/&gt;               &lt;/type&gt; &lt;/variable&gt;" calcext:value-type="string">
            <text:p>&lt;variable name="sensorRotLeftSbT6" address="%IX0.0.1.4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46" calcext:value-type="float">
            <text:p>46</text:p>
          </table:table-cell>
          <table:table-cell table:formula="of:=COM.MICROSOFT.CONCAT(&quot;sensorRotLeft&quot;;[.B253])" office:value-type="string" office:string-value="sensorRotLeftScT2" calcext:value-type="string">
            <text:p>sensorRotLeftScT2</text:p>
          </table:table-cell>
          <table:table-cell table:formula="of:=COM.MICROSOFT.CONCAT(&quot;%IX0.0.1.&quot;;[.G253])" office:value-type="string" office:string-value="%IX0.0.1.46" calcext:value-type="string">
            <text:p>%IX0.0.1.46</text:p>
          </table:table-cell>
          <table:table-cell table:formula="of:=COM.MICROSOFT.CONCAT(&quot;&lt;variable name=&quot;&quot;&quot;;[.H253];&quot;&quot;&quot;&quot;;&quot; address=&quot;&quot;&quot;;[.I253];&quot;&quot;&quot;&quot;;&quot;&gt;&lt;type&gt;                 &lt;BOOL/&gt;               &lt;/type&gt; &lt;/variable&gt;&quot;)" office:value-type="string" office:string-value="&lt;variable name=&quot;sensorRotLeftScT2&quot; address=&quot;%IX0.0.1.46&quot;&gt;&lt;type&gt;                 &lt;BOOL/&gt;               &lt;/type&gt; &lt;/variable&gt;" calcext:value-type="string">
            <text:p>&lt;variable name="sensorRotLeftScT2" address="%IX0.0.1.46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62" calcext:value-type="float">
            <text:p>62</text:p>
          </table:table-cell>
          <table:table-cell table:formula="of:=COM.MICROSOFT.CONCAT(&quot;sensorRotLeft&quot;;[.B254])" office:value-type="string" office:string-value="sensorRotLeftScT6" calcext:value-type="string">
            <text:p>sensorRotLeftScT6</text:p>
          </table:table-cell>
          <table:table-cell table:formula="of:=COM.MICROSOFT.CONCAT(&quot;%IX0.0.1.&quot;;[.G254])" office:value-type="string" office:string-value="%IX0.0.1.62" calcext:value-type="string">
            <text:p>%IX0.0.1.62</text:p>
          </table:table-cell>
          <table:table-cell table:formula="of:=COM.MICROSOFT.CONCAT(&quot;&lt;variable name=&quot;&quot;&quot;;[.H254];&quot;&quot;&quot;&quot;;&quot; address=&quot;&quot;&quot;;[.I254];&quot;&quot;&quot;&quot;;&quot;&gt;&lt;type&gt;                 &lt;BOOL/&gt;               &lt;/type&gt; &lt;/variable&gt;&quot;)" office:value-type="string" office:string-value="&lt;variable name=&quot;sensorRotLeftScT6&quot; address=&quot;%IX0.0.1.62&quot;&gt;&lt;type&gt;                 &lt;BOOL/&gt;               &lt;/type&gt; &lt;/variable&gt;" calcext:value-type="string">
            <text:p>&lt;variable name="sensorRotLeftScT6" address="%IX0.0.1.62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67" calcext:value-type="float">
            <text:p>67</text:p>
          </table:table-cell>
          <table:table-cell table:formula="of:=COM.MICROSOFT.CONCAT(&quot;sensorRotLeft&quot;;[.B255])" office:value-type="string" office:string-value="sensorRotLeftMT2" calcext:value-type="string">
            <text:p>sensorRotLeftMT2</text:p>
          </table:table-cell>
          <table:table-cell table:formula="of:=COM.MICROSOFT.CONCAT(&quot;%IX0.0.1.&quot;;[.G255])" office:value-type="string" office:string-value="%IX0.0.1.67" calcext:value-type="string">
            <text:p>%IX0.0.1.67</text:p>
          </table:table-cell>
          <table:table-cell table:formula="of:=COM.MICROSOFT.CONCAT(&quot;&lt;variable name=&quot;&quot;&quot;;[.H255];&quot;&quot;&quot;&quot;;&quot; address=&quot;&quot;&quot;;[.I255];&quot;&quot;&quot;&quot;;&quot;&gt;&lt;type&gt;                 &lt;BOOL/&gt;               &lt;/type&gt; &lt;/variable&gt;&quot;)" office:value-type="string" office:string-value="&lt;variable name=&quot;sensorRotLeftMT2&quot; address=&quot;%IX0.0.1.67&quot;&gt;&lt;type&gt;                 &lt;BOOL/&gt;               &lt;/type&gt; &lt;/variable&gt;" calcext:value-type="string">
            <text:p>&lt;variable name="sensorRotLeftMT2" address="%IX0.0.1.67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74" calcext:value-type="float">
            <text:p>74</text:p>
          </table:table-cell>
          <table:table-cell table:formula="of:=COM.MICROSOFT.CONCAT(&quot;sensorRotLeft&quot;;[.B256])" office:value-type="string" office:string-value="sensorRotLeftMT6" calcext:value-type="string">
            <text:p>sensorRotLeftMT6</text:p>
          </table:table-cell>
          <table:table-cell table:formula="of:=COM.MICROSOFT.CONCAT(&quot;%IX0.0.1.&quot;;[.G256])" office:value-type="string" office:string-value="%IX0.0.1.74" calcext:value-type="string">
            <text:p>%IX0.0.1.74</text:p>
          </table:table-cell>
          <table:table-cell table:formula="of:=COM.MICROSOFT.CONCAT(&quot;&lt;variable name=&quot;&quot;&quot;;[.H256];&quot;&quot;&quot;&quot;;&quot; address=&quot;&quot;&quot;;[.I256];&quot;&quot;&quot;&quot;;&quot;&gt;&lt;type&gt;                 &lt;BOOL/&gt;               &lt;/type&gt; &lt;/variable&gt;&quot;)" office:value-type="string" office:string-value="&lt;variable name=&quot;sensorRotLeftMT6&quot; address=&quot;%IX0.0.1.74&quot;&gt;&lt;type&gt;                 &lt;BOOL/&gt;               &lt;/type&gt; &lt;/variable&gt;" calcext:value-type="string">
            <text:p>&lt;variable name="sensorRotLeftMT6" address="%IX0.0.1.74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91" calcext:value-type="float">
            <text:p>91</text:p>
          </table:table-cell>
          <table:table-cell table:formula="of:=COM.MICROSOFT.CONCAT(&quot;sensorRotLeft&quot;;[.B257])" office:value-type="string" office:string-value="sensorRotLeftCT2" calcext:value-type="string">
            <text:p>sensorRotLeftCT2</text:p>
          </table:table-cell>
          <table:table-cell table:formula="of:=COM.MICROSOFT.CONCAT(&quot;%IX0.0.1.&quot;;[.G257])" office:value-type="string" office:string-value="%IX0.0.1.91" calcext:value-type="string">
            <text:p>%IX0.0.1.91</text:p>
          </table:table-cell>
          <table:table-cell table:formula="of:=COM.MICROSOFT.CONCAT(&quot;&lt;variable name=&quot;&quot;&quot;;[.H257];&quot;&quot;&quot;&quot;;&quot; address=&quot;&quot;&quot;;[.I257];&quot;&quot;&quot;&quot;;&quot;&gt;&lt;type&gt;                 &lt;BOOL/&gt;               &lt;/type&gt; &lt;/variable&gt;&quot;)" office:value-type="string" office:string-value="&lt;variable name=&quot;sensorRotLeftCT2&quot; address=&quot;%IX0.0.1.91&quot;&gt;&lt;type&gt;                 &lt;BOOL/&gt;               &lt;/type&gt; &lt;/variable&gt;" calcext:value-type="string">
            <text:p>&lt;variable name="sensorRotLeftCT2" address="%IX0.0.1.9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105" calcext:value-type="float">
            <text:p>105</text:p>
          </table:table-cell>
          <table:table-cell table:formula="of:=COM.MICROSOFT.CONCAT(&quot;sensorRotLeft&quot;;[.B258])" office:value-type="string" office:string-value="sensorRotLeftCT8" calcext:value-type="string">
            <text:p>sensorRotLeftCT8</text:p>
          </table:table-cell>
          <table:table-cell table:formula="of:=COM.MICROSOFT.CONCAT(&quot;%IX0.0.1.&quot;;[.G258])" office:value-type="string" office:string-value="%IX0.0.1.105" calcext:value-type="string">
            <text:p>%IX0.0.1.105</text:p>
          </table:table-cell>
          <table:table-cell table:formula="of:=COM.MICROSOFT.CONCAT(&quot;&lt;variable name=&quot;&quot;&quot;;[.H258];&quot;&quot;&quot;&quot;;&quot; address=&quot;&quot;&quot;;[.I258];&quot;&quot;&quot;&quot;;&quot;&gt;&lt;type&gt;                 &lt;BOOL/&gt;               &lt;/type&gt; &lt;/variable&gt;&quot;)" office:value-type="string" office:string-value="&lt;variable name=&quot;sensorRotLeftCT8&quot; address=&quot;%IX0.0.1.105&quot;&gt;&lt;type&gt;                 &lt;BOOL/&gt;               &lt;/type&gt; &lt;/variable&gt;" calcext:value-type="string">
            <text:p>&lt;variable name="sensorRotLeftCT8" address="%IX0.0.1.105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+ Sensor</text:p>
          </table:table-cell>
          <table:table-cell office:value-type="float" office:value="95" calcext:value-type="float">
            <text:p>95</text:p>
          </table:table-cell>
          <table:table-cell table:formula="of:=COM.MICROSOFT.CONCAT(&quot;sensorPushBack&quot;;[.B259])" office:value-type="string" office:string-value="sensorPushBackCT4" calcext:value-type="string">
            <text:p>sensorPushBackCT4</text:p>
          </table:table-cell>
          <table:table-cell table:formula="of:=COM.MICROSOFT.CONCAT(&quot;%IX0.0.0.&quot;;[.G259])" office:value-type="string" office:string-value="%IX0.0.0.95" calcext:value-type="string">
            <text:p>%IX0.0.0.95</text:p>
          </table:table-cell>
          <table:table-cell table:formula="of:=COM.MICROSOFT.CONCAT(&quot;&lt;variable name=&quot;&quot;&quot;;[.H259];&quot;&quot;&quot;&quot;;&quot; address=&quot;&quot;&quot;;[.I259];&quot;&quot;&quot;&quot;;&quot;&gt;&lt;type&gt;                 &lt;BOOL/&gt;               &lt;/type&gt; &lt;/variable&gt;&quot;)" office:value-type="string" office:string-value="&lt;variable name=&quot;sensorPushBackCT4&quot; address=&quot;%IX0.0.0.95&quot;&gt;&lt;type&gt;                 &lt;BOOL/&gt;               &lt;/type&gt; &lt;/variable&gt;" calcext:value-type="string">
            <text:p>&lt;variable name="sensorPushBackCT4" address="%IX0.0.0.95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+ Sensor</text:p>
          </table:table-cell>
          <table:table-cell office:value-type="float" office:value="98" calcext:value-type="float">
            <text:p>98</text:p>
          </table:table-cell>
          <table:table-cell table:formula="of:=COM.MICROSOFT.CONCAT(&quot;sensorPushBack&quot;;[.B260])" office:value-type="string" office:string-value="sensorPushBackCT5" calcext:value-type="string">
            <text:p>sensorPushBackCT5</text:p>
          </table:table-cell>
          <table:table-cell table:formula="of:=COM.MICROSOFT.CONCAT(&quot;%IX0.0.0.&quot;;[.G260])" office:value-type="string" office:string-value="%IX0.0.0.98" calcext:value-type="string">
            <text:p>%IX0.0.0.98</text:p>
          </table:table-cell>
          <table:table-cell table:formula="of:=COM.MICROSOFT.CONCAT(&quot;&lt;variable name=&quot;&quot;&quot;;[.H260];&quot;&quot;&quot;&quot;;&quot; address=&quot;&quot;&quot;;[.I260];&quot;&quot;&quot;&quot;;&quot;&gt;&lt;type&gt;                 &lt;BOOL/&gt;               &lt;/type&gt; &lt;/variable&gt;&quot;)" office:value-type="string" office:string-value="&lt;variable name=&quot;sensorPushBackCT5&quot; address=&quot;%IX0.0.0.98&quot;&gt;&lt;type&gt;                 &lt;BOOL/&gt;               &lt;/type&gt; &lt;/variable&gt;" calcext:value-type="string">
            <text:p>&lt;variable name="sensorPushBackCT5" address="%IX0.0.0.98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+ Sensor</text:p>
          </table:table-cell>
          <table:table-cell office:value-type="float" office:value="101" calcext:value-type="float">
            <text:p>101</text:p>
          </table:table-cell>
          <table:table-cell table:formula="of:=COM.MICROSOFT.CONCAT(&quot;sensorPushBack&quot;;[.B261])" office:value-type="string" office:string-value="sensorPushBackCT6" calcext:value-type="string">
            <text:p>sensorPushBackCT6</text:p>
          </table:table-cell>
          <table:table-cell table:formula="of:=COM.MICROSOFT.CONCAT(&quot;%IX0.0.0.&quot;;[.G261])" office:value-type="string" office:string-value="%IX0.0.0.101" calcext:value-type="string">
            <text:p>%IX0.0.0.101</text:p>
          </table:table-cell>
          <table:table-cell table:formula="of:=COM.MICROSOFT.CONCAT(&quot;&lt;variable name=&quot;&quot;&quot;;[.H261];&quot;&quot;&quot;&quot;;&quot; address=&quot;&quot;&quot;;[.I261];&quot;&quot;&quot;&quot;;&quot;&gt;&lt;type&gt;                 &lt;BOOL/&gt;               &lt;/type&gt; &lt;/variable&gt;&quot;)" office:value-type="string" office:string-value="&lt;variable name=&quot;sensorPushBackCT6&quot; address=&quot;%IX0.0.0.101&quot;&gt;&lt;type&gt;                 &lt;BOOL/&gt;               &lt;/type&gt; &lt;/variable&gt;" calcext:value-type="string">
            <text:p>&lt;variable name="sensorPushBackCT6" address="%IX0.0.0.10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- Sensor</text:p>
          </table:table-cell>
          <table:table-cell office:value-type="float" office:value="96" calcext:value-type="float">
            <text:p>96</text:p>
          </table:table-cell>
          <table:table-cell table:formula="of:=COM.MICROSOFT.CONCAT(&quot;sensorPushForward&quot;;[.B262])" office:value-type="string" office:string-value="sensorPushForwardCT4" calcext:value-type="string">
            <text:p>sensorPushForwardCT4</text:p>
          </table:table-cell>
          <table:table-cell table:formula="of:=COM.MICROSOFT.CONCAT(&quot;%IX0.0.0.&quot;;[.G262])" office:value-type="string" office:string-value="%IX0.0.0.96" calcext:value-type="string">
            <text:p>%IX0.0.0.96</text:p>
          </table:table-cell>
          <table:table-cell table:formula="of:=COM.MICROSOFT.CONCAT(&quot;&lt;variable name=&quot;&quot;&quot;;[.H262];&quot;&quot;&quot;&quot;;&quot; address=&quot;&quot;&quot;;[.I262];&quot;&quot;&quot;&quot;;&quot;&gt;&lt;type&gt;                 &lt;BOOL/&gt;               &lt;/type&gt; &lt;/variable&gt;&quot;)" office:value-type="string" office:string-value="&lt;variable name=&quot;sensorPushForwardCT4&quot; address=&quot;%IX0.0.0.96&quot;&gt;&lt;type&gt;                 &lt;BOOL/&gt;               &lt;/type&gt; &lt;/variable&gt;" calcext:value-type="string">
            <text:p>&lt;variable name="sensorPushForwardCT4" address="%IX0.0.0.96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- Sensor</text:p>
          </table:table-cell>
          <table:table-cell office:value-type="float" office:value="99" calcext:value-type="float">
            <text:p>99</text:p>
          </table:table-cell>
          <table:table-cell table:formula="of:=COM.MICROSOFT.CONCAT(&quot;sensorPushForward&quot;;[.B263])" office:value-type="string" office:string-value="sensorPushForwardCT5" calcext:value-type="string">
            <text:p>sensorPushForwardCT5</text:p>
          </table:table-cell>
          <table:table-cell table:formula="of:=COM.MICROSOFT.CONCAT(&quot;%IX0.0.0.&quot;;[.G263])" office:value-type="string" office:string-value="%IX0.0.0.99" calcext:value-type="string">
            <text:p>%IX0.0.0.99</text:p>
          </table:table-cell>
          <table:table-cell table:formula="of:=COM.MICROSOFT.CONCAT(&quot;&lt;variable name=&quot;&quot;&quot;;[.H263];&quot;&quot;&quot;&quot;;&quot; address=&quot;&quot;&quot;;[.I263];&quot;&quot;&quot;&quot;;&quot;&gt;&lt;type&gt;                 &lt;BOOL/&gt;               &lt;/type&gt; &lt;/variable&gt;&quot;)" office:value-type="string" office:string-value="&lt;variable name=&quot;sensorPushForwardCT5&quot; address=&quot;%IX0.0.0.99&quot;&gt;&lt;type&gt;                 &lt;BOOL/&gt;               &lt;/type&gt; &lt;/variable&gt;" calcext:value-type="string">
            <text:p>&lt;variable name="sensorPushForwardCT5" address="%IX0.0.0.99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- Sensor</text:p>
          </table:table-cell>
          <table:table-cell office:value-type="float" office:value="102" calcext:value-type="float">
            <text:p>102</text:p>
          </table:table-cell>
          <table:table-cell table:formula="of:=COM.MICROSOFT.CONCAT(&quot;sensorPushForward&quot;;[.B264])" office:value-type="string" office:string-value="sensorPushForwardCT6" calcext:value-type="string">
            <text:p>sensorPushForwardCT6</text:p>
          </table:table-cell>
          <table:table-cell table:formula="of:=COM.MICROSOFT.CONCAT(&quot;%IX0.0.0.&quot;;[.G264])" office:value-type="string" office:string-value="%IX0.0.0.102" calcext:value-type="string">
            <text:p>%IX0.0.0.102</text:p>
          </table:table-cell>
          <table:table-cell table:formula="of:=COM.MICROSOFT.CONCAT(&quot;&lt;variable name=&quot;&quot;&quot;;[.H264];&quot;&quot;&quot;&quot;;&quot; address=&quot;&quot;&quot;;[.I264];&quot;&quot;&quot;&quot;;&quot;&gt;&lt;type&gt;                 &lt;BOOL/&gt;               &lt;/type&gt; &lt;/variable&gt;&quot;)" office:value-type="string" office:string-value="&lt;variable name=&quot;sensorPushForwardCT6&quot; address=&quot;%IX0.0.0.102&quot;&gt;&lt;type&gt;                 &lt;BOOL/&gt;               &lt;/type&gt; &lt;/variable&gt;" calcext:value-type="string">
            <text:p>&lt;variable name="sensorPushForwardCT6" address="%IX0.0.0.102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iece Sensor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7" table:default-cell-style-name="Default"/>
        <table:table-column table:style-name="co7" table:default-cell-style-name="ce5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ignalCoils</text:p>
          </table:table-cell>
          <table:table-cell office:value-type="string" calcext:value-type="string">
            <text:p>0.1.0.X</text:p>
          </table:table-cell>
          <table:table-cell/>
          <table:table-cell office:value-type="string" calcext:value-type="string">
            <text:p>Comentário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warehouseBusy</text:p>
          </table:table-cell>
          <table:table-cell office:value-type="string" calcext:value-type="string">
            <text:p>sinaliza se o armazém está ocupado a descarregar uma peça. Se estiver ativo, não se pode enviar nova ordem, seja qual fo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unUnload</text:p>
          </table:table-cell>
          <table:table-cell office:value-type="string" calcext:value-type="string">
            <text:p>Inicia nova ordem de Unload. Ativar depois de especificar o registo que diz a peça a descarregar e a zona de descarga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ignalInts</text:p>
          </table:table-cell>
          <table:table-cell office:value-type="string" calcext:value-type="string">
            <text:p>0.2.0.X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itialPiece</text:p>
          </table:table-cell>
          <table:table-cell office:value-type="string" calcext:value-type="string">
            <text:p>Peça a retirar do armazém. P1 = 1; P2 = 2 …. P8 = 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itialPieceTop</text:p>
          </table:table-cell>
          <table:table-cell office:value-type="string" calcext:value-type="string">
            <text:p>Segunda Peça a retirar do armazém. Utilizado na garra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nloadArea</text:p>
          </table:table-cell>
          <table:table-cell office:value-type="string" calcext:value-type="string">
            <text:p>Zona de descarga. PM1 = 1; PM2 = 2; PM3 = 3</text:p>
          </table:table-cell>
        </table:table-row>
        <table:table-row table:style-name="ro1">
          <table:table-cell/>
          <table:table-cell table:style-name="ce6"/>
          <table:table-cell table:number-columns-repeated="2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io.A1:io.J265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5">00-00-0000</text:date>, <text:time style:data-style-name="N2" text:time-value="16:04:03.5186114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5T16:32:56.861861135</dc:date>
    <meta:editing-duration>P3DT19H49M15S</meta:editing-duration>
    <meta:editing-cycles>23</meta:editing-cycles>
    <meta:generator>LibreOffice/5.4.6.2$Linux_X86_64 LibreOffice_project/40m0$Build-2</meta:generator>
    <meta:document-statistic meta:table-count="2" meta:cell-count="2359" meta:object-count="0"/>
  </office:meta>
</office:document-meta>
</file>